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091cm" svg:height="9.609cm" svg:x="13.679cm" svg:y="39.159cm">
            <draw:object draw:notify-on-update-of-ranges="Sheet1.E1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.25000000227" calcext:value-type="float">
            <text:p>1.2500000023</text:p>
          </table:table-cell>
          <table:table-cell/>
          <table:table-cell office:value-type="float" office:value="1.24999950024" calcext:value-type="float">
            <text:p>1.2499995002</text:p>
          </table:table-cell>
          <table:table-cell/>
          <table:table-cell table:formula="of:=[.A1]-[.C1]" office:value-type="float" office:value="0.000000502030000015807" calcext:value-type="float">
            <text:p>0.000000502</text:p>
          </table:table-cell>
        </table:table-row>
        <table:table-row table:style-name="ro1">
          <table:table-cell office:value-type="float" office:value="1.25000000454" calcext:value-type="float">
            <text:p>1.2500000045</text:p>
          </table:table-cell>
          <table:table-cell/>
          <table:table-cell office:value-type="float" office:value="1.24999809682" calcext:value-type="float">
            <text:p>1.2499980968</text:p>
          </table:table-cell>
          <table:table-cell/>
          <table:table-cell table:formula="of:=[.A2]-[.C2]" office:value-type="float" office:value="0.00000190771999997175" calcext:value-type="float">
            <text:p>1.90771999997175E-006</text:p>
          </table:table-cell>
        </table:table-row>
        <table:table-row table:style-name="ro1">
          <table:table-cell office:value-type="float" office:value="1.2500000068" calcext:value-type="float">
            <text:p>1.2500000068</text:p>
          </table:table-cell>
          <table:table-cell/>
          <table:table-cell office:value-type="float" office:value="1.24999606698" calcext:value-type="float">
            <text:p>1.249996067</text:p>
          </table:table-cell>
          <table:table-cell/>
          <table:table-cell table:formula="of:=[.A3]-[.C3]" office:value-type="float" office:value="0.00000393982000002069" calcext:value-type="float">
            <text:p>3.93982000002069E-006</text:p>
          </table:table-cell>
        </table:table-row>
        <table:table-row table:style-name="ro1">
          <table:table-cell office:value-type="float" office:value="1.25000000907" calcext:value-type="float">
            <text:p>1.2500000091</text:p>
          </table:table-cell>
          <table:table-cell/>
          <table:table-cell office:value-type="float" office:value="1.24999381166" calcext:value-type="float">
            <text:p>1.2499938117</text:p>
          </table:table-cell>
          <table:table-cell/>
          <table:table-cell table:formula="of:=[.A4]-[.C4]" office:value-type="float" office:value="0.00000619740999985297" calcext:value-type="float">
            <text:p>6.19740999985297E-006</text:p>
          </table:table-cell>
        </table:table-row>
        <table:table-row table:style-name="ro1">
          <table:table-cell office:value-type="float" office:value="1.25000001134" calcext:value-type="float">
            <text:p>1.2500000113</text:p>
          </table:table-cell>
          <table:table-cell/>
          <table:table-cell office:value-type="float" office:value="1.24999177634" calcext:value-type="float">
            <text:p>1.2499917763</text:p>
          </table:table-cell>
          <table:table-cell/>
          <table:table-cell table:formula="of:=[.A5]-[.C5]" office:value-type="float" office:value="0.00000823500000013411" calcext:value-type="float">
            <text:p>0.000008235</text:p>
          </table:table-cell>
        </table:table-row>
        <table:table-row table:style-name="ro1">
          <table:table-cell office:value-type="float" office:value="1.25000001361" calcext:value-type="float">
            <text:p>1.2500000136</text:p>
          </table:table-cell>
          <table:table-cell/>
          <table:table-cell office:value-type="float" office:value="1.2499903631" calcext:value-type="float">
            <text:p>1.2499903631</text:p>
          </table:table-cell>
          <table:table-cell/>
          <table:table-cell table:formula="of:=[.A6]-[.C6]" office:value-type="float" office:value="0.00000965051000001438" calcext:value-type="float">
            <text:p>9.65051000001438E-006</text:p>
          </table:table-cell>
        </table:table-row>
        <table:table-row table:style-name="ro1">
          <table:table-cell office:value-type="float" office:value="1.25000001587" calcext:value-type="float">
            <text:p>1.2500000159</text:p>
          </table:table-cell>
          <table:table-cell/>
          <table:table-cell office:value-type="float" office:value="1.24998985123" calcext:value-type="float">
            <text:p>1.2499898512</text:p>
          </table:table-cell>
          <table:table-cell/>
          <table:table-cell table:formula="of:=[.A7]-[.C7]" office:value-type="float" office:value="0.0000101646399999211" calcext:value-type="float">
            <text:p>1.01646399999211E-005</text:p>
          </table:table-cell>
        </table:table-row>
        <table:table-row table:style-name="ro1">
          <table:table-cell office:value-type="float" office:value="1.25000001814" calcext:value-type="float">
            <text:p>1.2500000181</text:p>
          </table:table-cell>
          <table:table-cell/>
          <table:table-cell office:value-type="float" office:value="1.24999034201" calcext:value-type="float">
            <text:p>1.249990342</text:p>
          </table:table-cell>
          <table:table-cell/>
          <table:table-cell table:formula="of:=[.A8]-[.C8]" office:value-type="float" office:value="0.00000967612999991374" calcext:value-type="float">
            <text:p>9.67612999991374E-006</text:p>
          </table:table-cell>
        </table:table-row>
        <table:table-row table:style-name="ro1">
          <table:table-cell office:value-type="float" office:value="1.25000002041" calcext:value-type="float">
            <text:p>1.2500000204</text:p>
          </table:table-cell>
          <table:table-cell/>
          <table:table-cell office:value-type="float" office:value="1.24999173872" calcext:value-type="float">
            <text:p>1.2499917387</text:p>
          </table:table-cell>
          <table:table-cell/>
          <table:table-cell table:formula="of:=[.A9]-[.C9]" office:value-type="float" office:value="0.00000828169000000045" calcext:value-type="float">
            <text:p>8.28169000000045E-006</text:p>
          </table:table-cell>
        </table:table-row>
        <table:table-row table:style-name="ro1">
          <table:table-cell office:value-type="float" office:value="1.25000002268" calcext:value-type="float">
            <text:p>1.2500000227</text:p>
          </table:table-cell>
          <table:table-cell/>
          <table:table-cell office:value-type="float" office:value="1.24999376575" calcext:value-type="float">
            <text:p>1.2499937658</text:p>
          </table:table-cell>
          <table:table-cell/>
          <table:table-cell table:formula="of:=[.A10]-[.C10]" office:value-type="float" office:value="0.00000625693000011474" calcext:value-type="float">
            <text:p>6.25693000011474E-006</text:p>
          </table:table-cell>
        </table:table-row>
        <table:table-row table:style-name="ro1">
          <table:table-cell office:value-type="float" office:value="1.25000002494" calcext:value-type="float">
            <text:p>1.2500000249</text:p>
          </table:table-cell>
          <table:table-cell/>
          <table:table-cell office:value-type="float" office:value="1.24999602304" calcext:value-type="float">
            <text:p>1.249996023</text:p>
          </table:table-cell>
          <table:table-cell/>
          <table:table-cell table:formula="of:=[.A11]-[.C11]" office:value-type="float" office:value="0.00000400190000005019" calcext:value-type="float">
            <text:p>4.00190000005019E-006</text:p>
          </table:table-cell>
        </table:table-row>
        <table:table-row table:style-name="ro1">
          <table:table-cell office:value-type="float" office:value="1.25000002721" calcext:value-type="float">
            <text:p>1.2500000272</text:p>
          </table:table-cell>
          <table:table-cell/>
          <table:table-cell office:value-type="float" office:value="1.24999806512" calcext:value-type="float">
            <text:p>1.2499980651</text:p>
          </table:table-cell>
          <table:table-cell/>
          <table:table-cell table:formula="of:=[.A12]-[.C12]" office:value-type="float" office:value="0.00000196209000002945" calcext:value-type="float">
            <text:p>1.96209000002945E-006</text:p>
          </table:table-cell>
        </table:table-row>
        <table:table-row table:style-name="ro1">
          <table:table-cell office:value-type="float" office:value="1.25000002948" calcext:value-type="float">
            <text:p>1.2500000295</text:p>
          </table:table-cell>
          <table:table-cell/>
          <table:table-cell office:value-type="float" office:value="1.24999948904" calcext:value-type="float">
            <text:p>1.249999489</text:p>
          </table:table-cell>
          <table:table-cell/>
          <table:table-cell table:formula="of:=[.A13]-[.C13]" office:value-type="float" office:value="0.000000540440000085241" calcext:value-type="float">
            <text:p>5.40440000085241E-007</text:p>
          </table:table-cell>
        </table:table-row>
        <table:table-row table:style-name="ro1">
          <table:table-cell office:value-type="float" office:value="1.25000003175" calcext:value-type="float">
            <text:p>1.2500000318</text:p>
          </table:table-cell>
          <table:table-cell/>
          <table:table-cell office:value-type="float" office:value="1.25000001392" calcext:value-type="float">
            <text:p>1.2500000139</text:p>
          </table:table-cell>
          <table:table-cell/>
          <table:table-cell table:formula="of:=[.A14]-[.C14]" office:value-type="float" office:value="0.0000000178299999209486" calcext:value-type="float">
            <text:p>1.78299999209486E-008</text:p>
          </table:table-cell>
        </table:table-row>
        <table:table-row table:style-name="ro1">
          <table:table-cell office:value-type="float" office:value="1.25000003401" calcext:value-type="float">
            <text:p>1.250000034</text:p>
          </table:table-cell>
          <table:table-cell/>
          <table:table-cell office:value-type="float" office:value="1.24999953635" calcext:value-type="float">
            <text:p>1.2499995364</text:p>
          </table:table-cell>
          <table:table-cell/>
          <table:table-cell table:formula="of:=[.A15]-[.C15]" office:value-type="float" office:value="0.000000497659999876277" calcext:value-type="float">
            <text:p>4.97659999876277E-007</text:p>
          </table:table-cell>
        </table:table-row>
        <table:table-row table:style-name="ro1">
          <table:table-cell office:value-type="float" office:value="1.25000003628" calcext:value-type="float">
            <text:p>1.2500000363</text:p>
          </table:table-cell>
          <table:table-cell/>
          <table:table-cell office:value-type="float" office:value="1.2499981508" calcext:value-type="float">
            <text:p>1.2499981508</text:p>
          </table:table-cell>
          <table:table-cell/>
          <table:table-cell table:formula="of:=[.A16]-[.C16]" office:value-type="float" office:value="0.00000188547999990796" calcext:value-type="float">
            <text:p>1.88547999990796E-006</text:p>
          </table:table-cell>
        </table:table-row>
        <table:table-row table:style-name="ro1">
          <table:table-cell office:value-type="float" office:value="1.25000003855" calcext:value-type="float">
            <text:p>1.2500000386</text:p>
          </table:table-cell>
          <table:table-cell/>
          <table:table-cell office:value-type="float" office:value="1.24999613098" calcext:value-type="float">
            <text:p>1.249996131</text:p>
          </table:table-cell>
          <table:table-cell/>
          <table:table-cell table:formula="of:=[.A17]-[.C17]" office:value-type="float" office:value="0.00000390757000001685" calcext:value-type="float">
            <text:p>3.90757000001685E-006</text:p>
          </table:table-cell>
        </table:table-row>
        <table:table-row table:style-name="ro1">
          <table:table-cell office:value-type="float" office:value="1.25000004082" calcext:value-type="float">
            <text:p>1.2500000408</text:p>
          </table:table-cell>
          <table:table-cell/>
          <table:table-cell office:value-type="float" office:value="1.24999387584" calcext:value-type="float">
            <text:p>1.2499938758</text:p>
          </table:table-cell>
          <table:table-cell/>
          <table:table-cell table:formula="of:=[.A18]-[.C18]" office:value-type="float" office:value="0.00000616498000005628" calcext:value-type="float">
            <text:p>0.000006165</text:p>
          </table:table-cell>
        </table:table-row>
        <table:table-row table:style-name="ro1">
          <table:table-cell office:value-type="float" office:value="1.25000004308" calcext:value-type="float">
            <text:p>1.2500000431</text:p>
          </table:table-cell>
          <table:table-cell/>
          <table:table-cell office:value-type="float" office:value="1.24999183082" calcext:value-type="float">
            <text:p>1.2499918308</text:p>
          </table:table-cell>
          <table:table-cell/>
          <table:table-cell table:formula="of:=[.A19]-[.C19]" office:value-type="float" office:value="0.00000821226000002895" calcext:value-type="float">
            <text:p>8.21226000002895E-006</text:p>
          </table:table-cell>
        </table:table-row>
        <table:table-row table:style-name="ro1">
          <table:table-cell office:value-type="float" office:value="1.25000004535" calcext:value-type="float">
            <text:p>1.2500000454</text:p>
          </table:table-cell>
          <table:table-cell/>
          <table:table-cell office:value-type="float" office:value="1.24999039994" calcext:value-type="float">
            <text:p>1.2499903999</text:p>
          </table:table-cell>
          <table:table-cell/>
          <table:table-cell table:formula="of:=[.A20]-[.C20]" office:value-type="float" office:value="0.00000964541000003649" calcext:value-type="float">
            <text:p>9.64541000003649E-006</text:p>
          </table:table-cell>
        </table:table-row>
        <table:table-row table:style-name="ro1">
          <table:table-cell office:value-type="float" office:value="1.25000004762" calcext:value-type="float">
            <text:p>1.2500000476</text:p>
          </table:table-cell>
          <table:table-cell/>
          <table:table-cell office:value-type="float" office:value="1.24998986595" calcext:value-type="float">
            <text:p>1.249989866</text:p>
          </table:table-cell>
          <table:table-cell/>
          <table:table-cell table:formula="of:=[.A21]-[.C21]" office:value-type="float" office:value="0.0000101816699999979" calcext:value-type="float">
            <text:p>1.01816699999979E-005</text:p>
          </table:table-cell>
        </table:table-row>
        <table:table-row table:style-name="ro1">
          <table:table-cell office:value-type="float" office:value="1.25000004989" calcext:value-type="float">
            <text:p>1.2500000499</text:p>
          </table:table-cell>
          <table:table-cell/>
          <table:table-cell office:value-type="float" office:value="1.24999033451" calcext:value-type="float">
            <text:p>1.2499903345</text:p>
          </table:table-cell>
          <table:table-cell/>
          <table:table-cell table:formula="of:=[.A22]-[.C22]" office:value-type="float" office:value="0.00000971537999983063" calcext:value-type="float">
            <text:p>9.71537999983063E-006</text:p>
          </table:table-cell>
        </table:table-row>
        <table:table-row table:style-name="ro1">
          <table:table-cell office:value-type="float" office:value="1.25000005215" calcext:value-type="float">
            <text:p>1.2500000522</text:p>
          </table:table-cell>
          <table:table-cell/>
          <table:table-cell office:value-type="float" office:value="1.24999171328" calcext:value-type="float">
            <text:p>1.2499917133</text:p>
          </table:table-cell>
          <table:table-cell/>
          <table:table-cell table:formula="of:=[.A23]-[.C23]" office:value-type="float" office:value="0.00000833886999984657" calcext:value-type="float">
            <text:p>8.33886999984657E-006</text:p>
          </table:table-cell>
        </table:table-row>
        <table:table-row table:style-name="ro1">
          <table:table-cell office:value-type="float" office:value="1.25000005442" calcext:value-type="float">
            <text:p>1.2500000544</text:p>
          </table:table-cell>
          <table:table-cell/>
          <table:table-cell office:value-type="float" office:value="1.24999373019" calcext:value-type="float">
            <text:p>1.2499937302</text:p>
          </table:table-cell>
          <table:table-cell/>
          <table:table-cell table:formula="of:=[.A24]-[.C24]" office:value-type="float" office:value="0.00000632423000013205" calcext:value-type="float">
            <text:p>6.32423000013205E-006</text:p>
          </table:table-cell>
        </table:table-row>
        <table:table-row table:style-name="ro1">
          <table:table-cell office:value-type="float" office:value="1.25000005669" calcext:value-type="float">
            <text:p>1.2500000567</text:p>
          </table:table-cell>
          <table:table-cell/>
          <table:table-cell office:value-type="float" office:value="1.24999598719" calcext:value-type="float">
            <text:p>1.2499959872</text:p>
          </table:table-cell>
          <table:table-cell/>
          <table:table-cell table:formula="of:=[.A25]-[.C25]" office:value-type="float" office:value="0.00000406950000009232" calcext:value-type="float">
            <text:p>4.06950000009232E-006</text:p>
          </table:table-cell>
        </table:table-row>
        <table:table-row table:style-name="ro1">
          <table:table-cell office:value-type="float" office:value="1.25000005896" calcext:value-type="float">
            <text:p>1.250000059</text:p>
          </table:table-cell>
          <table:table-cell/>
          <table:table-cell office:value-type="float" office:value="1.24999803885" calcext:value-type="float">
            <text:p>1.2499980389</text:p>
          </table:table-cell>
          <table:table-cell/>
          <table:table-cell table:formula="of:=[.A26]-[.C26]" office:value-type="float" office:value="0.00000202010999994506" calcext:value-type="float">
            <text:p>2.02010999994506E-006</text:p>
          </table:table-cell>
        </table:table-row>
        <table:table-row table:style-name="ro1">
          <table:table-cell office:value-type="float" office:value="1.25000006122" calcext:value-type="float">
            <text:p>1.2500000612</text:p>
          </table:table-cell>
          <table:table-cell/>
          <table:table-cell office:value-type="float" office:value="1.24999948035" calcext:value-type="float">
            <text:p>1.2499994804</text:p>
          </table:table-cell>
          <table:table-cell/>
          <table:table-cell table:formula="of:=[.A27]-[.C27]" office:value-type="float" office:value="0.00000058086999987772" calcext:value-type="float">
            <text:p>5.8086999987772E-007</text:p>
          </table:table-cell>
        </table:table-row>
        <table:table-row table:style-name="ro1">
          <table:table-cell office:value-type="float" office:value="1.25000006349" calcext:value-type="float">
            <text:p>1.2500000635</text:p>
          </table:table-cell>
          <table:table-cell/>
          <table:table-cell office:value-type="float" office:value="1.25000002732" calcext:value-type="float">
            <text:p>1.2500000273</text:p>
          </table:table-cell>
          <table:table-cell/>
          <table:table-cell table:formula="of:=[.A28]-[.C28]" office:value-type="float" office:value="0.0000000361699998840947" calcext:value-type="float">
            <text:p>3.61699998840947E-008</text:p>
          </table:table-cell>
        </table:table-row>
        <table:table-row table:style-name="ro1">
          <table:table-cell office:value-type="float" office:value="1.25000006576" calcext:value-type="float">
            <text:p>1.2500000658</text:p>
          </table:table-cell>
          <table:table-cell/>
          <table:table-cell office:value-type="float" office:value="1.24999957199" calcext:value-type="float">
            <text:p>1.249999572</text:p>
          </table:table-cell>
          <table:table-cell/>
          <table:table-cell table:formula="of:=[.A29]-[.C29]" office:value-type="float" office:value="0.00000049377000022055" calcext:value-type="float">
            <text:p>4.9377000022055E-007</text:p>
          </table:table-cell>
        </table:table-row>
        <table:table-row table:style-name="ro1">
          <table:table-cell office:value-type="float" office:value="1.25000006803" calcext:value-type="float">
            <text:p>1.250000068</text:p>
          </table:table-cell>
          <table:table-cell/>
          <table:table-cell office:value-type="float" office:value="1.24999820445" calcext:value-type="float">
            <text:p>1.2499982045</text:p>
          </table:table-cell>
          <table:table-cell/>
          <table:table-cell table:formula="of:=[.A30]-[.C30]" office:value-type="float" office:value="0.0000018635799998723" calcext:value-type="float">
            <text:p>1.8635799998723E-006</text:p>
          </table:table-cell>
        </table:table-row>
        <table:table-row table:style-name="ro1">
          <table:table-cell office:value-type="float" office:value="1.25000007029" calcext:value-type="float">
            <text:p>1.2500000703</text:p>
          </table:table-cell>
          <table:table-cell/>
          <table:table-cell office:value-type="float" office:value="1.24999619485" calcext:value-type="float">
            <text:p>1.2499961949</text:p>
          </table:table-cell>
          <table:table-cell/>
          <table:table-cell table:formula="of:=[.A31]-[.C31]" office:value-type="float" office:value="0.00000387544000002293" calcext:value-type="float">
            <text:p>3.87544000002293E-006</text:p>
          </table:table-cell>
        </table:table-row>
        <table:table-row table:style-name="ro1">
          <table:table-cell office:value-type="float" office:value="1.25000007256" calcext:value-type="float">
            <text:p>1.2500000726</text:p>
          </table:table-cell>
          <table:table-cell/>
          <table:table-cell office:value-type="float" office:value="1.24999394012" calcext:value-type="float">
            <text:p>1.2499939401</text:p>
          </table:table-cell>
          <table:table-cell/>
          <table:table-cell table:formula="of:=[.A32]-[.C32]" office:value-type="float" office:value="0.00000613244000002844" calcext:value-type="float">
            <text:p>6.13244000002844E-006</text:p>
          </table:table-cell>
        </table:table-row>
        <table:table-row table:style-name="ro1">
          <table:table-cell office:value-type="float" office:value="1.25000007483" calcext:value-type="float">
            <text:p>1.2500000748</text:p>
          </table:table-cell>
          <table:table-cell/>
          <table:table-cell office:value-type="float" office:value="1.24999188562" calcext:value-type="float">
            <text:p>1.2499918856</text:p>
          </table:table-cell>
          <table:table-cell/>
          <table:table-cell table:formula="of:=[.A33]-[.C33]" office:value-type="float" office:value="0.00000818920999989814" calcext:value-type="float">
            <text:p>8.18920999989814E-006</text:p>
          </table:table-cell>
        </table:table-row>
        <table:table-row table:style-name="ro1">
          <table:table-cell office:value-type="float" office:value="1.2500000771" calcext:value-type="float">
            <text:p>1.2500000771</text:p>
          </table:table-cell>
          <table:table-cell/>
          <table:table-cell office:value-type="float" office:value="1.24999043724" calcext:value-type="float">
            <text:p>1.2499904372</text:p>
          </table:table-cell>
          <table:table-cell/>
          <table:table-cell table:formula="of:=[.A34]-[.C34]" office:value-type="float" office:value="0.00000963986000002137" calcext:value-type="float">
            <text:p>9.63986000002137E-006</text:p>
          </table:table-cell>
        </table:table-row>
        <table:table-row table:style-name="ro1">
          <table:table-cell office:value-type="float" office:value="1.25000007936" calcext:value-type="float">
            <text:p>1.2500000794</text:p>
          </table:table-cell>
          <table:table-cell/>
          <table:table-cell office:value-type="float" office:value="1.24998988118" calcext:value-type="float">
            <text:p>1.2499898812</text:p>
          </table:table-cell>
          <table:table-cell/>
          <table:table-cell table:formula="of:=[.A35]-[.C35]" office:value-type="float" office:value="0.0000101981800000317" calcext:value-type="float">
            <text:p>1.01981800000317E-005</text:p>
          </table:table-cell>
        </table:table-row>
        <table:table-row table:style-name="ro1">
          <table:table-cell office:value-type="float" office:value="1.25000008163" calcext:value-type="float">
            <text:p>1.2500000816</text:p>
          </table:table-cell>
          <table:table-cell/>
          <table:table-cell office:value-type="float" office:value="1.24999032747" calcext:value-type="float">
            <text:p>1.2499903275</text:p>
          </table:table-cell>
          <table:table-cell/>
          <table:table-cell table:formula="of:=[.A36]-[.C36]" office:value-type="float" office:value="0.00000975416000015272" calcext:value-type="float">
            <text:p>9.75416000015272E-006</text:p>
          </table:table-cell>
        </table:table-row>
        <table:table-row table:style-name="ro1">
          <table:table-cell office:value-type="float" office:value="1.2500000839" calcext:value-type="float">
            <text:p>1.2500000839</text:p>
          </table:table-cell>
          <table:table-cell/>
          <table:table-cell office:value-type="float" office:value="1.24999168816" calcext:value-type="float">
            <text:p>1.2499916882</text:p>
          </table:table-cell>
          <table:table-cell/>
          <table:table-cell table:formula="of:=[.A37]-[.C37]" office:value-type="float" office:value="0.00000839574000011112" calcext:value-type="float">
            <text:p>8.39574000011112E-006</text:p>
          </table:table-cell>
        </table:table-row>
        <table:table-row table:style-name="ro1">
          <table:table-cell office:value-type="float" office:value="1.25000008617" calcext:value-type="float">
            <text:p>1.2500000862</text:p>
          </table:table-cell>
          <table:table-cell/>
          <table:table-cell office:value-type="float" office:value="1.24999369475" calcext:value-type="float">
            <text:p>1.2499936948</text:p>
          </table:table-cell>
          <table:table-cell/>
          <table:table-cell table:formula="of:=[.A38]-[.C38]" office:value-type="float" office:value="0.00000639141999991821" calcext:value-type="float">
            <text:p>6.39141999991821E-006</text:p>
          </table:table-cell>
        </table:table-row>
        <table:table-row table:style-name="ro1">
          <table:table-cell office:value-type="float" office:value="1.25000008843" calcext:value-type="float">
            <text:p>1.2500000884</text:p>
          </table:table-cell>
          <table:table-cell/>
          <table:table-cell office:value-type="float" office:value="1.24999595123" calcext:value-type="float">
            <text:p>1.2499959512</text:p>
          </table:table-cell>
          <table:table-cell/>
          <table:table-cell table:formula="of:=[.A39]-[.C39]" office:value-type="float" office:value="0.00000413719999992068" calcext:value-type="float">
            <text:p>4.13719999992068E-006</text:p>
          </table:table-cell>
        </table:table-row>
        <table:table-row table:style-name="ro1">
          <table:table-cell office:value-type="float" office:value="1.2500000907" calcext:value-type="float">
            <text:p>1.2500000907</text:p>
          </table:table-cell>
          <table:table-cell/>
          <table:table-cell office:value-type="float" office:value="1.24999801228" calcext:value-type="float">
            <text:p>1.2499980123</text:p>
          </table:table-cell>
          <table:table-cell/>
          <table:table-cell table:formula="of:=[.A40]-[.C40]" office:value-type="float" office:value="0.00000207841999988467" calcext:value-type="float">
            <text:p>2.07841999988467E-006</text:p>
          </table:table-cell>
        </table:table-row>
        <table:table-row table:style-name="ro1">
          <table:table-cell office:value-type="float" office:value="1.25000009297" calcext:value-type="float">
            <text:p>1.250000093</text:p>
          </table:table-cell>
          <table:table-cell/>
          <table:table-cell office:value-type="float" office:value="1.2499994712" calcext:value-type="float">
            <text:p>1.2499994712</text:p>
          </table:table-cell>
          <table:table-cell/>
          <table:table-cell table:formula="of:=[.A41]-[.C41]" office:value-type="float" office:value="0.000000621769999931132" calcext:value-type="float">
            <text:p>6.21769999931132E-007</text:p>
          </table:table-cell>
        </table:table-row>
        <table:table-row table:style-name="ro1">
          <table:table-cell office:value-type="float" office:value="1.25000009524" calcext:value-type="float">
            <text:p>1.2500000952</text:p>
          </table:table-cell>
          <table:table-cell/>
          <table:table-cell office:value-type="float" office:value="1.2500000402" calcext:value-type="float">
            <text:p>1.2500000402</text:p>
          </table:table-cell>
          <table:table-cell/>
          <table:table-cell table:formula="of:=[.A42]-[.C42]" office:value-type="float" office:value="0.0000000550399998910933" calcext:value-type="float">
            <text:p>0.000000055</text:p>
          </table:table-cell>
        </table:table-row>
        <table:table-row table:style-name="ro1">
          <table:table-cell office:value-type="float" office:value="1.2500000975" calcext:value-type="float">
            <text:p>1.2500000975</text:p>
          </table:table-cell>
          <table:table-cell/>
          <table:table-cell office:value-type="float" office:value="1.24999960717" calcext:value-type="float">
            <text:p>1.2499996072</text:p>
          </table:table-cell>
          <table:table-cell/>
          <table:table-cell table:formula="of:=[.A43]-[.C43]" office:value-type="float" office:value="0.000000490330000157968" calcext:value-type="float">
            <text:p>4.90330000157968E-007</text:p>
          </table:table-cell>
        </table:table-row>
        <table:table-row table:style-name="ro1">
          <table:table-cell office:value-type="float" office:value="1.25000009977" calcext:value-type="float">
            <text:p>1.2500000998</text:p>
          </table:table-cell>
          <table:table-cell/>
          <table:table-cell office:value-type="float" office:value="1.24999825778" calcext:value-type="float">
            <text:p>1.2499982578</text:p>
          </table:table-cell>
          <table:table-cell/>
          <table:table-cell table:formula="of:=[.A44]-[.C44]" office:value-type="float" office:value="0.00000184199000008434" calcext:value-type="float">
            <text:p>0.000001842</text:p>
          </table:table-cell>
        </table:table-row>
        <table:table-row table:style-name="ro1">
          <table:table-cell office:value-type="float" office:value="1.25000010204" calcext:value-type="float">
            <text:p>1.250000102</text:p>
          </table:table-cell>
          <table:table-cell/>
          <table:table-cell office:value-type="float" office:value="1.2499962586" calcext:value-type="float">
            <text:p>1.2499962586</text:p>
          </table:table-cell>
          <table:table-cell/>
          <table:table-cell table:formula="of:=[.A45]-[.C45]" office:value-type="float" office:value="0.00000384344000003978" calcext:value-type="float">
            <text:p>3.84344000003978E-006</text:p>
          </table:table-cell>
        </table:table-row>
        <table:table-row table:style-name="ro1">
          <table:table-cell office:value-type="float" office:value="1.25000010431" calcext:value-type="float">
            <text:p>1.2500001043</text:p>
          </table:table-cell>
          <table:table-cell/>
          <table:table-cell office:value-type="float" office:value="1.24999400451" calcext:value-type="float">
            <text:p>1.2499940045</text:p>
          </table:table-cell>
          <table:table-cell/>
          <table:table-cell table:formula="of:=[.A46]-[.C46]" office:value-type="float" office:value="0.00000609979999999233" calcext:value-type="float">
            <text:p>6.09979999999233E-006</text:p>
          </table:table-cell>
        </table:table-row>
        <table:table-row table:style-name="ro1">
          <table:table-cell office:value-type="float" office:value="1.25000010657" calcext:value-type="float">
            <text:p>1.2500001066</text:p>
          </table:table-cell>
          <table:table-cell/>
          <table:table-cell office:value-type="float" office:value="1.24999194074" calcext:value-type="float">
            <text:p>1.2499919407</text:p>
          </table:table-cell>
          <table:table-cell/>
          <table:table-cell table:formula="of:=[.A47]-[.C47]" office:value-type="float" office:value="0.00000816582999996207" calcext:value-type="float">
            <text:p>8.16582999996207E-006</text:p>
          </table:table-cell>
        </table:table-row>
        <table:table-row table:style-name="ro1">
          <table:table-cell office:value-type="float" office:value="1.25000010884" calcext:value-type="float">
            <text:p>1.2500001088</text:p>
          </table:table-cell>
          <table:table-cell/>
          <table:table-cell office:value-type="float" office:value="1.249990475" calcext:value-type="float">
            <text:p>1.249990475</text:p>
          </table:table-cell>
          <table:table-cell/>
          <table:table-cell table:formula="of:=[.A48]-[.C48]" office:value-type="float" office:value="0.00000963383999996736" calcext:value-type="float">
            <text:p>9.63383999996736E-006</text:p>
          </table:table-cell>
        </table:table-row>
        <table:table-row table:style-name="ro1">
          <table:table-cell office:value-type="float" office:value="1.25000011111" calcext:value-type="float">
            <text:p>1.2500001111</text:p>
          </table:table-cell>
          <table:table-cell/>
          <table:table-cell office:value-type="float" office:value="1.24998989693" calcext:value-type="float">
            <text:p>1.2499898969</text:p>
          </table:table-cell>
          <table:table-cell/>
          <table:table-cell table:formula="of:=[.A49]-[.C49]" office:value-type="float" office:value="0.0000102141799998012" calcext:value-type="float">
            <text:p>1.02141799998012E-005</text:p>
          </table:table-cell>
        </table:table-row>
        <table:table-row table:style-name="ro1">
          <table:table-cell office:value-type="float" office:value="1.25000011338" calcext:value-type="float">
            <text:p>1.2500001134</text:p>
          </table:table-cell>
          <table:table-cell/>
          <table:table-cell office:value-type="float" office:value="1.2499903209" calcext:value-type="float">
            <text:p>1.2499903209</text:p>
          </table:table-cell>
          <table:table-cell/>
          <table:table-cell table:formula="of:=[.A50]-[.C50]" office:value-type="float" office:value="0.00000979247999999267" calcext:value-type="float">
            <text:p>9.79247999999267E-006</text:p>
          </table:table-cell>
        </table:table-row>
        <table:table-row table:style-name="ro1">
          <table:table-cell office:value-type="float" office:value="1.25000011564" calcext:value-type="float">
            <text:p>1.2500001156</text:p>
          </table:table-cell>
          <table:table-cell/>
          <table:table-cell office:value-type="float" office:value="1.24999166337" calcext:value-type="float">
            <text:p>1.2499916634</text:p>
          </table:table-cell>
          <table:table-cell/>
          <table:table-cell table:formula="of:=[.A51]-[.C51]" office:value-type="float" office:value="0.0000084522700001255" calcext:value-type="float">
            <text:p>8.4522700001255E-006</text:p>
          </table:table-cell>
        </table:table-row>
        <table:table-row table:style-name="ro1">
          <table:table-cell office:value-type="float" office:value="1.25000011791" calcext:value-type="float">
            <text:p>1.2500001179</text:p>
          </table:table-cell>
          <table:table-cell/>
          <table:table-cell office:value-type="float" office:value="1.24999365944" calcext:value-type="float">
            <text:p>1.2499936594</text:p>
          </table:table-cell>
          <table:table-cell/>
          <table:table-cell table:formula="of:=[.A52]-[.C52]" office:value-type="float" office:value="0.00000645846999991484" calcext:value-type="float">
            <text:p>6.45846999991484E-006</text:p>
          </table:table-cell>
        </table:table-row>
        <table:table-row table:style-name="ro1">
          <table:table-cell office:value-type="float" office:value="1.25000012018" calcext:value-type="float">
            <text:p>1.2500001202</text:p>
          </table:table-cell>
          <table:table-cell/>
          <table:table-cell office:value-type="float" office:value="1.24999591517" calcext:value-type="float">
            <text:p>1.2499959152</text:p>
          </table:table-cell>
          <table:table-cell/>
          <table:table-cell table:formula="of:=[.A53]-[.C53]" office:value-type="float" office:value="0.00000420500999998019" calcext:value-type="float">
            <text:p>0.000004205</text:p>
          </table:table-cell>
        </table:table-row>
        <table:table-row table:style-name="ro1">
          <table:table-cell office:value-type="float" office:value="1.25000012245" calcext:value-type="float">
            <text:p>1.2500001225</text:p>
          </table:table-cell>
          <table:table-cell/>
          <table:table-cell office:value-type="float" office:value="1.24999798539" calcext:value-type="float">
            <text:p>1.2499979854</text:p>
          </table:table-cell>
          <table:table-cell/>
          <table:table-cell table:formula="of:=[.A54]-[.C54]" office:value-type="float" office:value="0.00000213705999985159" calcext:value-type="float">
            <text:p>2.13705999985159E-006</text:p>
          </table:table-cell>
        </table:table-row>
        <table:table-row table:style-name="ro1">
          <table:table-cell office:value-type="float" office:value="1.25000012471" calcext:value-type="float">
            <text:p>1.2500001247</text:p>
          </table:table-cell>
          <table:table-cell/>
          <table:table-cell office:value-type="float" office:value="1.24999946159" calcext:value-type="float">
            <text:p>1.2499994616</text:p>
          </table:table-cell>
          <table:table-cell/>
          <table:table-cell table:formula="of:=[.A55]-[.C55]" office:value-type="float" office:value="0.000000663120000243822" calcext:value-type="float">
            <text:p>6.63120000243822E-007</text:p>
          </table:table-cell>
        </table:table-row>
        <table:table-row table:style-name="ro1">
          <table:table-cell office:value-type="float" office:value="1.25000012698" calcext:value-type="float">
            <text:p>1.250000127</text:p>
          </table:table-cell>
          <table:table-cell/>
          <table:table-cell office:value-type="float" office:value="1.25000005257" calcext:value-type="float">
            <text:p>1.2500000526</text:p>
          </table:table-cell>
          <table:table-cell/>
          <table:table-cell table:formula="of:=[.A56]-[.C56]" office:value-type="float" office:value="0.0000000744099999394621" calcext:value-type="float">
            <text:p>7.44099999394621E-008</text:p>
          </table:table-cell>
        </table:table-row>
        <table:table-row table:style-name="ro1">
          <table:table-cell office:value-type="float" office:value="1.25000012925" calcext:value-type="float">
            <text:p>1.2500001293</text:p>
          </table:table-cell>
          <table:table-cell/>
          <table:table-cell office:value-type="float" office:value="1.24999964188" calcext:value-type="float">
            <text:p>1.2499996419</text:p>
          </table:table-cell>
          <table:table-cell/>
          <table:table-cell table:formula="of:=[.A57]-[.C57]" office:value-type="float" office:value="0.000000487370000135101" calcext:value-type="float">
            <text:p>4.87370000135101E-007</text:p>
          </table:table-cell>
        </table:table-row>
        <table:table-row table:style-name="ro1">
          <table:table-cell office:value-type="float" office:value="1.25000013152" calcext:value-type="float">
            <text:p>1.2500001315</text:p>
          </table:table-cell>
          <table:table-cell/>
          <table:table-cell office:value-type="float" office:value="1.24999831078" calcext:value-type="float">
            <text:p>1.2499983108</text:p>
          </table:table-cell>
          <table:table-cell/>
          <table:table-cell table:formula="of:=[.A58]-[.C58]" office:value-type="float" office:value="0.00000182074000010246" calcext:value-type="float">
            <text:p>1.82074000010246E-006</text:p>
          </table:table-cell>
        </table:table-row>
        <table:table-row table:style-name="ro1">
          <table:table-cell office:value-type="float" office:value="1.25000013378" calcext:value-type="float">
            <text:p>1.2500001338</text:p>
          </table:table-cell>
          <table:table-cell/>
          <table:table-cell office:value-type="float" office:value="1.24999632222" calcext:value-type="float">
            <text:p>1.2499963222</text:p>
          </table:table-cell>
          <table:table-cell/>
          <table:table-cell table:formula="of:=[.A59]-[.C59]" office:value-type="float" office:value="0.00000381156000006655" calcext:value-type="float">
            <text:p>3.81156000006655E-006</text:p>
          </table:table-cell>
        </table:table-row>
        <table:table-row table:style-name="ro1">
          <table:table-cell office:value-type="float" office:value="1.25000013605" calcext:value-type="float">
            <text:p>1.2500001361</text:p>
          </table:table-cell>
          <table:table-cell/>
          <table:table-cell office:value-type="float" office:value="1.249994069" calcext:value-type="float">
            <text:p>1.249994069</text:p>
          </table:table-cell>
          <table:table-cell/>
          <table:table-cell table:formula="of:=[.A60]-[.C60]" office:value-type="float" office:value="0.00000606704999994712" calcext:value-type="float">
            <text:p>0.000006067</text:p>
          </table:table-cell>
        </table:table-row>
        <table:table-row table:style-name="ro1">
          <table:table-cell office:value-type="float" office:value="1.25000013832" calcext:value-type="float">
            <text:p>1.2500001383</text:p>
          </table:table-cell>
          <table:table-cell/>
          <table:table-cell office:value-type="float" office:value="1.24999199616" calcext:value-type="float">
            <text:p>1.2499919962</text:p>
          </table:table-cell>
          <table:table-cell/>
          <table:table-cell table:formula="of:=[.A61]-[.C61]" office:value-type="float" office:value="0.00000814216000000201" calcext:value-type="float">
            <text:p>8.14216000000201E-006</text:p>
          </table:table-cell>
        </table:table-row>
        <table:table-row table:style-name="ro1">
          <table:table-cell office:value-type="float" office:value="1.25000014059" calcext:value-type="float">
            <text:p>1.2500001406</text:p>
          </table:table-cell>
          <table:table-cell/>
          <table:table-cell office:value-type="float" office:value="1.24999051322" calcext:value-type="float">
            <text:p>1.2499905132</text:p>
          </table:table-cell>
          <table:table-cell/>
          <table:table-cell table:formula="of:=[.A62]-[.C62]" office:value-type="float" office:value="0.00000962737000009817" calcext:value-type="float">
            <text:p>9.62737000009817E-006</text:p>
          </table:table-cell>
        </table:table-row>
        <table:table-row table:style-name="ro1">
          <table:table-cell office:value-type="float" office:value="1.25000014285" calcext:value-type="float">
            <text:p>1.2500001429</text:p>
          </table:table-cell>
          <table:table-cell/>
          <table:table-cell office:value-type="float" office:value="1.2499899132" calcext:value-type="float">
            <text:p>1.2499899132</text:p>
          </table:table-cell>
          <table:table-cell/>
          <table:table-cell table:formula="of:=[.A63]-[.C63]" office:value-type="float" office:value="0.000010229649999971" calcext:value-type="float">
            <text:p>1.0229649999971E-005</text:p>
          </table:table-cell>
        </table:table-row>
        <table:table-row table:style-name="ro1">
          <table:table-cell office:value-type="float" office:value="1.25000014512" calcext:value-type="float">
            <text:p>1.2500001451</text:p>
          </table:table-cell>
          <table:table-cell/>
          <table:table-cell office:value-type="float" office:value="1.2499903148" calcext:value-type="float">
            <text:p>1.2499903148</text:p>
          </table:table-cell>
          <table:table-cell/>
          <table:table-cell table:formula="of:=[.A64]-[.C64]" office:value-type="float" office:value="0.00000983032000001494" calcext:value-type="float">
            <text:p>9.83032000001494E-006</text:p>
          </table:table-cell>
        </table:table-row>
        <table:table-row table:style-name="ro1">
          <table:table-cell office:value-type="float" office:value="1.25000014739" calcext:value-type="float">
            <text:p>1.2500001474</text:p>
          </table:table-cell>
          <table:table-cell/>
          <table:table-cell office:value-type="float" office:value="1.24999163892" calcext:value-type="float">
            <text:p>1.2499916389</text:p>
          </table:table-cell>
          <table:table-cell/>
          <table:table-cell table:formula="of:=[.A65]-[.C65]" office:value-type="float" office:value="0.00000850846999989052" calcext:value-type="float">
            <text:p>8.50846999989052E-006</text:p>
          </table:table-cell>
        </table:table-row>
        <table:table-row table:style-name="ro1">
          <table:table-cell office:value-type="float" office:value="1.25000014966" calcext:value-type="float">
            <text:p>1.2500001497</text:p>
          </table:table-cell>
          <table:table-cell/>
          <table:table-cell office:value-type="float" office:value="1.24999362426" calcext:value-type="float">
            <text:p>1.2499936243</text:p>
          </table:table-cell>
          <table:table-cell/>
          <table:table-cell table:formula="of:=[.A66]-[.C66]" office:value-type="float" office:value="0.00000652539999990154" calcext:value-type="float">
            <text:p>6.52539999990154E-006</text:p>
          </table:table-cell>
        </table:table-row>
        <table:table-row table:style-name="ro1">
          <table:table-cell office:value-type="float" office:value="1.25000015192" calcext:value-type="float">
            <text:p>1.2500001519</text:p>
          </table:table-cell>
          <table:table-cell/>
          <table:table-cell office:value-type="float" office:value="1.24999587901" calcext:value-type="float">
            <text:p>1.249995879</text:p>
          </table:table-cell>
          <table:table-cell/>
          <table:table-cell table:formula="of:=[.A67]-[.C67]" office:value-type="float" office:value="0.0000042729099998251" calcext:value-type="float">
            <text:p>4.2729099998251E-006</text:p>
          </table:table-cell>
        </table:table-row>
        <table:table-row table:style-name="ro1">
          <table:table-cell office:value-type="float" office:value="1.25000015419" calcext:value-type="float">
            <text:p>1.2500001542</text:p>
          </table:table-cell>
          <table:table-cell/>
          <table:table-cell office:value-type="float" office:value="1.24999795819" calcext:value-type="float">
            <text:p>1.2499979582</text:p>
          </table:table-cell>
          <table:table-cell/>
          <table:table-cell table:formula="of:=[.A68]-[.C68]" office:value-type="float" office:value="0.00000219599999984332" calcext:value-type="float">
            <text:p>0.000002196</text:p>
          </table:table-cell>
        </table:table-row>
        <table:table-row table:style-name="ro1">
          <table:table-cell office:value-type="float" office:value="1.25000015646" calcext:value-type="float">
            <text:p>1.2500001565</text:p>
          </table:table-cell>
          <table:table-cell/>
          <table:table-cell office:value-type="float" office:value="1.24999945153" calcext:value-type="float">
            <text:p>1.2499994515</text:p>
          </table:table-cell>
          <table:table-cell/>
          <table:table-cell table:formula="of:=[.A69]-[.C69]" office:value-type="float" office:value="0.000000704930000150483" calcext:value-type="float">
            <text:p>7.04930000150483E-007</text:p>
          </table:table-cell>
        </table:table-row>
        <table:table-row table:style-name="ro1">
          <table:table-cell office:value-type="float" office:value="1.25000015873" calcext:value-type="float">
            <text:p>1.2500001587</text:p>
          </table:table-cell>
          <table:table-cell/>
          <table:table-cell office:value-type="float" office:value="1.25000006443" calcext:value-type="float">
            <text:p>1.2500000644</text:p>
          </table:table-cell>
          <table:table-cell/>
          <table:table-cell table:formula="of:=[.A70]-[.C70]" office:value-type="float" office:value="0.0000000943000000308558" calcext:value-type="float">
            <text:p>9.43000000308558E-008</text:p>
          </table:table-cell>
        </table:table-row>
        <table:table-row table:style-name="ro1">
          <table:table-cell office:value-type="float" office:value="1.25000016099" calcext:value-type="float">
            <text:p>1.250000161</text:p>
          </table:table-cell>
          <table:table-cell/>
          <table:table-cell office:value-type="float" office:value="1.24999967612" calcext:value-type="float">
            <text:p>1.2499996761</text:p>
          </table:table-cell>
          <table:table-cell/>
          <table:table-cell table:formula="of:=[.A71]-[.C71]" office:value-type="float" office:value="0.00000048486999992825" calcext:value-type="float">
            <text:p>4.8486999992825E-007</text:p>
          </table:table-cell>
        </table:table-row>
        <table:table-row table:style-name="ro1">
          <table:table-cell office:value-type="float" office:value="1.25000016326" calcext:value-type="float">
            <text:p>1.2500001633</text:p>
          </table:table-cell>
          <table:table-cell/>
          <table:table-cell office:value-type="float" office:value="1.24999836343" calcext:value-type="float">
            <text:p>1.2499983634</text:p>
          </table:table-cell>
          <table:table-cell/>
          <table:table-cell table:formula="of:=[.A72]-[.C72]" office:value-type="float" office:value="0.00000179982999992667" calcext:value-type="float">
            <text:p>1.79982999992667E-006</text:p>
          </table:table-cell>
        </table:table-row>
        <table:table-row table:style-name="ro1">
          <table:table-cell office:value-type="float" office:value="1.25000016553" calcext:value-type="float">
            <text:p>1.2500001655</text:p>
          </table:table-cell>
          <table:table-cell/>
          <table:table-cell office:value-type="float" office:value="1.24999638571" calcext:value-type="float">
            <text:p>1.2499963857</text:p>
          </table:table-cell>
          <table:table-cell/>
          <table:table-cell table:formula="of:=[.A73]-[.C73]" office:value-type="float" office:value="0.00000377981999988286" calcext:value-type="float">
            <text:p>3.77981999988286E-006</text:p>
          </table:table-cell>
        </table:table-row>
        <table:table-row table:style-name="ro1">
          <table:table-cell office:value-type="float" office:value="1.2500001678" calcext:value-type="float">
            <text:p>1.2500001678</text:p>
          </table:table-cell>
          <table:table-cell/>
          <table:table-cell office:value-type="float" office:value="1.24999413358" calcext:value-type="float">
            <text:p>1.2499941336</text:p>
          </table:table-cell>
          <table:table-cell/>
          <table:table-cell table:formula="of:=[.A74]-[.C74]" office:value-type="float" office:value="0.00000603422000011733" calcext:value-type="float">
            <text:p>6.03422000011733E-006</text:p>
          </table:table-cell>
        </table:table-row>
        <table:table-row table:style-name="ro1">
          <table:table-cell office:value-type="float" office:value="1.25000017006" calcext:value-type="float">
            <text:p>1.2500001701</text:p>
          </table:table-cell>
          <table:table-cell/>
          <table:table-cell office:value-type="float" office:value="1.24999205189" calcext:value-type="float">
            <text:p>1.2499920519</text:p>
          </table:table-cell>
          <table:table-cell/>
          <table:table-cell table:formula="of:=[.A75]-[.C75]" office:value-type="float" office:value="0.00000811816999979342" calcext:value-type="float">
            <text:p>8.11816999979342E-006</text:p>
          </table:table-cell>
        </table:table-row>
        <table:table-row table:style-name="ro1">
          <table:table-cell office:value-type="float" office:value="1.25000017233" calcext:value-type="float">
            <text:p>1.2500001723</text:p>
          </table:table-cell>
          <table:table-cell/>
          <table:table-cell office:value-type="float" office:value="1.24999055189" calcext:value-type="float">
            <text:p>1.2499905519</text:p>
          </table:table-cell>
          <table:table-cell/>
          <table:table-cell table:formula="of:=[.A76]-[.C76]" office:value-type="float" office:value="0.00000962043999996887" calcext:value-type="float">
            <text:p>9.62043999996887E-006</text:p>
          </table:table-cell>
        </table:table-row>
        <table:table-row table:style-name="ro1">
          <table:table-cell office:value-type="float" office:value="1.2500001746" calcext:value-type="float">
            <text:p>1.2500001746</text:p>
          </table:table-cell>
          <table:table-cell/>
          <table:table-cell office:value-type="float" office:value="1.24998992998" calcext:value-type="float">
            <text:p>1.24998993</text:p>
          </table:table-cell>
          <table:table-cell/>
          <table:table-cell table:formula="of:=[.A77]-[.C77]" office:value-type="float" office:value="0.0000102446200000994" calcext:value-type="float">
            <text:p>1.02446200000994E-005</text:p>
          </table:table-cell>
        </table:table-row>
        <table:table-row table:style-name="ro1">
          <table:table-cell office:value-type="float" office:value="1.25000017687" calcext:value-type="float">
            <text:p>1.2500001769</text:p>
          </table:table-cell>
          <table:table-cell/>
          <table:table-cell office:value-type="float" office:value="1.24999030918" calcext:value-type="float">
            <text:p>1.2499903092</text:p>
          </table:table-cell>
          <table:table-cell/>
          <table:table-cell table:formula="of:=[.A78]-[.C78]" office:value-type="float" office:value="0.00000986768999999832" calcext:value-type="float">
            <text:p>9.86768999999832E-006</text:p>
          </table:table-cell>
        </table:table-row>
        <table:table-row table:style-name="ro1">
          <table:table-cell office:value-type="float" office:value="1.25000017913" calcext:value-type="float">
            <text:p>1.2500001791</text:p>
          </table:table-cell>
          <table:table-cell/>
          <table:table-cell office:value-type="float" office:value="1.2499916148" calcext:value-type="float">
            <text:p>1.2499916148</text:p>
          </table:table-cell>
          <table:table-cell/>
          <table:table-cell table:formula="of:=[.A79]-[.C79]" office:value-type="float" office:value="0.00000856432999984946" calcext:value-type="float">
            <text:p>8.56432999984946E-006</text:p>
          </table:table-cell>
        </table:table-row>
        <table:table-row table:style-name="ro1">
          <table:table-cell office:value-type="float" office:value="1.2500001814" calcext:value-type="float">
            <text:p>1.2500001814</text:p>
          </table:table-cell>
          <table:table-cell/>
          <table:table-cell office:value-type="float" office:value="1.24999358922" calcext:value-type="float">
            <text:p>1.2499935892</text:p>
          </table:table-cell>
          <table:table-cell/>
          <table:table-cell table:formula="of:=[.A80]-[.C80]" office:value-type="float" office:value="0.00000659217999987582" calcext:value-type="float">
            <text:p>6.59217999987582E-006</text:p>
          </table:table-cell>
        </table:table-row>
        <table:table-row table:style-name="ro1">
          <table:table-cell office:value-type="float" office:value="1.25000018367" calcext:value-type="float">
            <text:p>1.2500001837</text:p>
          </table:table-cell>
          <table:table-cell/>
          <table:table-cell office:value-type="float" office:value="1.24999584276" calcext:value-type="float">
            <text:p>1.2499958428</text:p>
          </table:table-cell>
          <table:table-cell/>
          <table:table-cell table:formula="of:=[.A81]-[.C81]" office:value-type="float" office:value="0.00000434091000012238" calcext:value-type="float">
            <text:p>4.34091000012238E-006</text:p>
          </table:table-cell>
        </table:table-row>
        <table:table-row table:style-name="ro1">
          <table:table-cell office:value-type="float" office:value="1.25000018594" calcext:value-type="float">
            <text:p>1.2500001859</text:p>
          </table:table-cell>
          <table:table-cell/>
          <table:table-cell office:value-type="float" office:value="1.24999793069" calcext:value-type="float">
            <text:p>1.2499979307</text:p>
          </table:table-cell>
          <table:table-cell/>
          <table:table-cell table:formula="of:=[.A82]-[.C82]" office:value-type="float" office:value="0.00000225525000008275" calcext:value-type="float">
            <text:p>2.25525000008275E-006</text:p>
          </table:table-cell>
        </table:table-row>
        <table:table-row table:style-name="ro1">
          <table:table-cell office:value-type="float" office:value="1.2500001882" calcext:value-type="float">
            <text:p>1.2500001882</text:p>
          </table:table-cell>
          <table:table-cell/>
          <table:table-cell office:value-type="float" office:value="1.24999944101" calcext:value-type="float">
            <text:p>1.249999441</text:p>
          </table:table-cell>
          <table:table-cell/>
          <table:table-cell table:formula="of:=[.A83]-[.C83]" office:value-type="float" office:value="0.000000747190000094378" calcext:value-type="float">
            <text:p>7.47190000094378E-007</text:p>
          </table:table-cell>
        </table:table-row>
        <table:table-row table:style-name="ro1">
          <table:table-cell office:value-type="float" office:value="1.25000019047" calcext:value-type="float">
            <text:p>1.2500001905</text:p>
          </table:table-cell>
          <table:table-cell/>
          <table:table-cell office:value-type="float" office:value="1.25000007577" calcext:value-type="float">
            <text:p>1.2500000758</text:p>
          </table:table-cell>
          <table:table-cell/>
          <table:table-cell table:formula="of:=[.A84]-[.C84]" office:value-type="float" office:value="0.000000114699999942403" calcext:value-type="float">
            <text:p>1.14699999942403E-007</text:p>
          </table:table-cell>
        </table:table-row>
        <table:table-row table:style-name="ro1">
          <table:table-cell office:value-type="float" office:value="1.25000019274" calcext:value-type="float">
            <text:p>1.2500001927</text:p>
          </table:table-cell>
          <table:table-cell/>
          <table:table-cell office:value-type="float" office:value="1.24999970988" calcext:value-type="float">
            <text:p>1.2499997099</text:p>
          </table:table-cell>
          <table:table-cell/>
          <table:table-cell table:formula="of:=[.A85]-[.C85]" office:value-type="float" office:value="0.000000482859999983987" calcext:value-type="float">
            <text:p>4.82859999983987E-007</text:p>
          </table:table-cell>
        </table:table-row>
        <table:table-row table:style-name="ro1">
          <table:table-cell office:value-type="float" office:value="1.25000019501" calcext:value-type="float">
            <text:p>1.250000195</text:p>
          </table:table-cell>
          <table:table-cell/>
          <table:table-cell office:value-type="float" office:value="1.24999841575" calcext:value-type="float">
            <text:p>1.2499984158</text:p>
          </table:table-cell>
          <table:table-cell/>
          <table:table-cell table:formula="of:=[.A86]-[.C86]" office:value-type="float" office:value="0.00000177926000000106" calcext:value-type="float">
            <text:p>1.77926000000106E-006</text:p>
          </table:table-cell>
        </table:table-row>
        <table:table-row table:style-name="ro1">
          <table:table-cell office:value-type="float" office:value="1.25000019727" calcext:value-type="float">
            <text:p>1.2500001973</text:p>
          </table:table-cell>
          <table:table-cell/>
          <table:table-cell office:value-type="float" office:value="1.24999644906" calcext:value-type="float">
            <text:p>1.2499964491</text:p>
          </table:table-cell>
          <table:table-cell/>
          <table:table-cell table:formula="of:=[.A87]-[.C87]" office:value-type="float" office:value="0.00000374820999993197" calcext:value-type="float">
            <text:p>3.74820999993197E-006</text:p>
          </table:table-cell>
        </table:table-row>
        <table:table-row table:style-name="ro1">
          <table:table-cell office:value-type="float" office:value="1.25000019954" calcext:value-type="float">
            <text:p>1.2500001995</text:p>
          </table:table-cell>
          <table:table-cell/>
          <table:table-cell office:value-type="float" office:value="1.24999419826" calcext:value-type="float">
            <text:p>1.2499941983</text:p>
          </table:table-cell>
          <table:table-cell/>
          <table:table-cell table:formula="of:=[.A88]-[.C88]" office:value-type="float" office:value="0.0000060012800000564" calcext:value-type="float">
            <text:p>6.0012800000564E-006</text:p>
          </table:table-cell>
        </table:table-row>
        <table:table-row table:style-name="ro1">
          <table:table-cell office:value-type="float" office:value="1.25000020181" calcext:value-type="float">
            <text:p>1.2500002018</text:p>
          </table:table-cell>
          <table:table-cell/>
          <table:table-cell office:value-type="float" office:value="1.24999210793" calcext:value-type="float">
            <text:p>1.2499921079</text:p>
          </table:table-cell>
          <table:table-cell/>
          <table:table-cell table:formula="of:=[.A89]-[.C89]" office:value-type="float" office:value="0.00000809388000000411" calcext:value-type="float">
            <text:p>8.09388000000411E-006</text:p>
          </table:table-cell>
        </table:table-row>
        <table:table-row table:style-name="ro1">
          <table:table-cell office:value-type="float" office:value="1.25000020408" calcext:value-type="float">
            <text:p>1.2500002041</text:p>
          </table:table-cell>
          <table:table-cell/>
          <table:table-cell office:value-type="float" office:value="1.24999059102" calcext:value-type="float">
            <text:p>1.249990591</text:p>
          </table:table-cell>
          <table:table-cell/>
          <table:table-cell table:formula="of:=[.A90]-[.C90]" office:value-type="float" office:value="0.00000961306000002438" calcext:value-type="float">
            <text:p>9.61306000002438E-006</text:p>
          </table:table-cell>
        </table:table-row>
        <table:table-row table:style-name="ro1">
          <table:table-cell office:value-type="float" office:value="1.25000020634" calcext:value-type="float">
            <text:p>1.2500002063</text:p>
          </table:table-cell>
          <table:table-cell/>
          <table:table-cell office:value-type="float" office:value="1.24998994728" calcext:value-type="float">
            <text:p>1.2499899473</text:p>
          </table:table-cell>
          <table:table-cell/>
          <table:table-cell table:formula="of:=[.A91]-[.C91]" office:value-type="float" office:value="0.0000102590599999619" calcext:value-type="float">
            <text:p>1.02590599999619E-005</text:p>
          </table:table-cell>
        </table:table-row>
        <table:table-row table:style-name="ro1">
          <table:table-cell office:value-type="float" office:value="1.25000020861" calcext:value-type="float">
            <text:p>1.2500002086</text:p>
          </table:table-cell>
          <table:table-cell/>
          <table:table-cell office:value-type="float" office:value="1.24999030403" calcext:value-type="float">
            <text:p>1.249990304</text:p>
          </table:table-cell>
          <table:table-cell/>
          <table:table-cell table:formula="of:=[.A92]-[.C92]" office:value-type="float" office:value="0.00000990457999994199" calcext:value-type="float">
            <text:p>9.90457999994199E-006</text:p>
          </table:table-cell>
        </table:table-row>
        <table:table-row table:style-name="ro1">
          <table:table-cell office:value-type="float" office:value="1.25000021088" calcext:value-type="float">
            <text:p>1.2500002109</text:p>
          </table:table-cell>
          <table:table-cell/>
          <table:table-cell office:value-type="float" office:value="1.24999159102" calcext:value-type="float">
            <text:p>1.249991591</text:p>
          </table:table-cell>
          <table:table-cell/>
          <table:table-cell table:formula="of:=[.A93]-[.C93]" office:value-type="float" office:value="0.00000861986000000314" calcext:value-type="float">
            <text:p>8.61986000000314E-006</text:p>
          </table:table-cell>
        </table:table-row>
        <table:table-row table:style-name="ro1">
          <table:table-cell office:value-type="float" office:value="1.25000021315" calcext:value-type="float">
            <text:p>1.2500002132</text:p>
          </table:table-cell>
          <table:table-cell/>
          <table:table-cell office:value-type="float" office:value="1.24999355431" calcext:value-type="float">
            <text:p>1.2499935543</text:p>
          </table:table-cell>
          <table:table-cell/>
          <table:table-cell table:formula="of:=[.A94]-[.C94]" office:value-type="float" office:value="0.00000665883999984018" calcext:value-type="float">
            <text:p>6.65883999984018E-006</text:p>
          </table:table-cell>
        </table:table-row>
        <table:table-row table:style-name="ro1">
          <table:table-cell office:value-type="float" office:value="1.25000021541" calcext:value-type="float">
            <text:p>1.2500002154</text:p>
          </table:table-cell>
          <table:table-cell/>
          <table:table-cell office:value-type="float" office:value="1.24999580642" calcext:value-type="float">
            <text:p>1.2499958064</text:p>
          </table:table-cell>
          <table:table-cell/>
          <table:table-cell table:formula="of:=[.A95]-[.C95]" office:value-type="float" office:value="0.00000440898999998218" calcext:value-type="float">
            <text:p>0.000004409</text:p>
          </table:table-cell>
        </table:table-row>
        <table:table-row table:style-name="ro1">
          <table:table-cell office:value-type="float" office:value="1.25000021768" calcext:value-type="float">
            <text:p>1.2500002177</text:p>
          </table:table-cell>
          <table:table-cell/>
          <table:table-cell office:value-type="float" office:value="1.24999790289" calcext:value-type="float">
            <text:p>1.2499979029</text:p>
          </table:table-cell>
          <table:table-cell/>
          <table:table-cell table:formula="of:=[.A96]-[.C96]" office:value-type="float" office:value="0.00000231479000012413" calcext:value-type="float">
            <text:p>2.31479000012413E-006</text:p>
          </table:table-cell>
        </table:table-row>
        <table:table-row table:style-name="ro1">
          <table:table-cell office:value-type="float" office:value="1.25000021995" calcext:value-type="float">
            <text:p>1.25000022</text:p>
          </table:table-cell>
          <table:table-cell/>
          <table:table-cell office:value-type="float" office:value="1.24999943004" calcext:value-type="float">
            <text:p>1.24999943</text:p>
          </table:table-cell>
          <table:table-cell/>
          <table:table-cell table:formula="of:=[.A97]-[.C97]" office:value-type="float" office:value="0.000000789910000076333" calcext:value-type="float">
            <text:p>7.89910000076333E-007</text:p>
          </table:table-cell>
        </table:table-row>
        <table:table-row table:style-name="ro1">
          <table:table-cell office:value-type="float" office:value="1.25000022222" calcext:value-type="float">
            <text:p>1.2500002222</text:p>
          </table:table-cell>
          <table:table-cell/>
          <table:table-cell office:value-type="float" office:value="1.25000008659" calcext:value-type="float">
            <text:p>1.2500000866</text:p>
          </table:table-cell>
          <table:table-cell/>
          <table:table-cell table:formula="of:=[.A98]-[.C98]" office:value-type="float" office:value="0.000000135629999897802" calcext:value-type="float">
            <text:p>1.35629999897802E-007</text:p>
          </table:table-cell>
        </table:table-row>
        <table:table-row table:style-name="ro1">
          <table:table-cell office:value-type="float" office:value="1.25000022448" calcext:value-type="float">
            <text:p>1.2500002245</text:p>
          </table:table-cell>
          <table:table-cell/>
          <table:table-cell office:value-type="float" office:value="1.24999974316" calcext:value-type="float">
            <text:p>1.2499997432</text:p>
          </table:table-cell>
          <table:table-cell/>
          <table:table-cell table:formula="of:=[.A99]-[.C99]" office:value-type="float" office:value="0.000000481319999856567" calcext:value-type="float">
            <text:p>4.81319999856567E-007</text:p>
          </table:table-cell>
        </table:table-row>
        <table:table-row table:style-name="ro1">
          <table:table-cell office:value-type="float" office:value="1.25000022675" calcext:value-type="float">
            <text:p>1.2500002268</text:p>
          </table:table-cell>
          <table:table-cell/>
          <table:table-cell office:value-type="float" office:value="1.24999846773" calcext:value-type="float">
            <text:p>1.2499984677</text:p>
          </table:table-cell>
          <table:table-cell/>
          <table:table-cell table:formula="of:=[.A100]-[.C100]" office:value-type="float" office:value="0.00000175902000010275" calcext:value-type="float">
            <text:p>0.000001759</text:p>
          </table:table-cell>
        </table:table-row>
        <table:table-row table:style-name="ro1">
          <table:table-cell office:value-type="float" office:value="1.25000022902" calcext:value-type="float">
            <text:p>1.250000229</text:p>
          </table:table-cell>
          <table:table-cell/>
          <table:table-cell office:value-type="float" office:value="1.24999651227" calcext:value-type="float">
            <text:p>1.2499965123</text:p>
          </table:table-cell>
          <table:table-cell/>
          <table:table-cell table:formula="of:=[.A101]-[.C101]" office:value-type="float" office:value="0.00000371674999977145" calcext:value-type="float">
            <text:p>3.71674999977145E-006</text:p>
          </table:table-cell>
        </table:table-row>
        <table:table-row table:style-name="ro1">
          <table:table-cell office:value-type="float" office:value="1.25000023129" calcext:value-type="float">
            <text:p>1.2500002313</text:p>
          </table:table-cell>
          <table:table-cell/>
          <table:table-cell office:value-type="float" office:value="1.24999426302" calcext:value-type="float">
            <text:p>1.249994263</text:p>
          </table:table-cell>
          <table:table-cell/>
          <table:table-cell table:formula="of:=[.A102]-[.C102]" office:value-type="float" office:value="0.00000596826999998967" calcext:value-type="float">
            <text:p>5.96826999998967E-006</text:p>
          </table:table-cell>
        </table:table-row>
        <table:table-row table:style-name="ro1">
          <table:table-cell office:value-type="float" office:value="1.25000023355" calcext:value-type="float">
            <text:p>1.2500002336</text:p>
          </table:table-cell>
          <table:table-cell/>
          <table:table-cell office:value-type="float" office:value="1.24999216426" calcext:value-type="float">
            <text:p>1.2499921643</text:p>
          </table:table-cell>
          <table:table-cell/>
          <table:table-cell table:formula="of:=[.A103]-[.C103]" office:value-type="float" office:value="0.00000806928999996792" calcext:value-type="float">
            <text:p>8.06928999996792E-006</text:p>
          </table:table-cell>
        </table:table-row>
        <table:table-row table:style-name="ro1">
          <table:table-cell office:value-type="float" office:value="1.25000023582" calcext:value-type="float">
            <text:p>1.2500002358</text:p>
          </table:table-cell>
          <table:table-cell/>
          <table:table-cell office:value-type="float" office:value="1.24999063059" calcext:value-type="float">
            <text:p>1.2499906306</text:p>
          </table:table-cell>
          <table:table-cell/>
          <table:table-cell table:formula="of:=[.A104]-[.C104]" office:value-type="float" office:value="0.00000960523000004265" calcext:value-type="float">
            <text:p>9.60523000004265E-006</text:p>
          </table:table-cell>
        </table:table-row>
        <table:table-row table:style-name="ro1">
          <table:table-cell office:value-type="float" office:value="1.25000023809" calcext:value-type="float">
            <text:p>1.2500002381</text:p>
          </table:table-cell>
          <table:table-cell/>
          <table:table-cell office:value-type="float" office:value="1.24998996509" calcext:value-type="float">
            <text:p>1.2499899651</text:p>
          </table:table-cell>
          <table:table-cell/>
          <table:table-cell table:formula="of:=[.A105]-[.C105]" office:value-type="float" office:value="0.0000102730000000051" calcext:value-type="float">
            <text:p>0.000010273</text:p>
          </table:table-cell>
        </table:table-row>
        <table:table-row table:style-name="ro1">
          <table:table-cell office:value-type="float" office:value="1.25000024036" calcext:value-type="float">
            <text:p>1.2500002404</text:p>
          </table:table-cell>
          <table:table-cell/>
          <table:table-cell office:value-type="float" office:value="1.24999029936" calcext:value-type="float">
            <text:p>1.2499902994</text:p>
          </table:table-cell>
          <table:table-cell/>
          <table:table-cell table:formula="of:=[.A106]-[.C106]" office:value-type="float" office:value="0.00000994099999984677" calcext:value-type="float">
            <text:p>0.000009941</text:p>
          </table:table-cell>
        </table:table-row>
        <table:table-row table:style-name="ro1">
          <table:table-cell office:value-type="float" office:value="1.25000024262" calcext:value-type="float">
            <text:p>1.2500002426</text:p>
          </table:table-cell>
          <table:table-cell/>
          <table:table-cell office:value-type="float" office:value="1.2499915676" calcext:value-type="float">
            <text:p>1.2499915676</text:p>
          </table:table-cell>
          <table:table-cell/>
          <table:table-cell table:formula="of:=[.A107]-[.C107]" office:value-type="float" office:value="0.00000867502000012621" calcext:value-type="float">
            <text:p>0.000008675</text:p>
          </table:table-cell>
        </table:table-row>
        <table:table-row table:style-name="ro1">
          <table:table-cell office:value-type="float" office:value="1.25000024489" calcext:value-type="float">
            <text:p>1.2500002449</text:p>
          </table:table-cell>
          <table:table-cell/>
          <table:table-cell office:value-type="float" office:value="1.24999351955" calcext:value-type="float">
            <text:p>1.2499935196</text:p>
          </table:table-cell>
          <table:table-cell/>
          <table:table-cell table:formula="of:=[.A108]-[.C108]" office:value-type="float" office:value="0.00000672534000001335" calcext:value-type="float">
            <text:p>6.72534000001335E-006</text:p>
          </table:table-cell>
        </table:table-row>
        <table:table-row table:style-name="ro1">
          <table:table-cell office:value-type="float" office:value="1.25000024716" calcext:value-type="float">
            <text:p>1.2500002472</text:p>
          </table:table-cell>
          <table:table-cell/>
          <table:table-cell office:value-type="float" office:value="1.24999577" calcext:value-type="float">
            <text:p>1.24999577</text:p>
          </table:table-cell>
          <table:table-cell/>
          <table:table-cell table:formula="of:=[.A109]-[.C109]" office:value-type="float" office:value="0.00000447716000007148" calcext:value-type="float">
            <text:p>4.47716000007148E-006</text:p>
          </table:table-cell>
        </table:table-row>
        <table:table-row table:style-name="ro1">
          <table:table-cell office:value-type="float" office:value="1.25000024943" calcext:value-type="float">
            <text:p>1.2500002494</text:p>
          </table:table-cell>
          <table:table-cell/>
          <table:table-cell office:value-type="float" office:value="1.2499978748" calcext:value-type="float">
            <text:p>1.2499978748</text:p>
          </table:table-cell>
          <table:table-cell/>
          <table:table-cell table:formula="of:=[.A110]-[.C110]" office:value-type="float" office:value="0.00000237462999996829" calcext:value-type="float">
            <text:p>2.37462999996829E-006</text:p>
          </table:table-cell>
        </table:table-row>
        <table:table-row table:style-name="ro1">
          <table:table-cell office:value-type="float" office:value="1.25000025169" calcext:value-type="float">
            <text:p>1.2500002517</text:p>
          </table:table-cell>
          <table:table-cell/>
          <table:table-cell office:value-type="float" office:value="1.24999941862" calcext:value-type="float">
            <text:p>1.2499994186</text:p>
          </table:table-cell>
          <table:table-cell/>
          <table:table-cell table:formula="of:=[.A111]-[.C111]" office:value-type="float" office:value="0.000000833069999872649" calcext:value-type="float">
            <text:p>8.33069999872649E-007</text:p>
          </table:table-cell>
        </table:table-row>
        <table:table-row table:style-name="ro1">
          <table:table-cell office:value-type="float" office:value="1.25000025396" calcext:value-type="float">
            <text:p>1.250000254</text:p>
          </table:table-cell>
          <table:table-cell/>
          <table:table-cell office:value-type="float" office:value="1.2500000969" calcext:value-type="float">
            <text:p>1.2500000969</text:p>
          </table:table-cell>
          <table:table-cell/>
          <table:table-cell table:formula="of:=[.A112]-[.C112]" office:value-type="float" office:value="0.000000157059999894571" calcext:value-type="float">
            <text:p>1.57059999894571E-007</text:p>
          </table:table-cell>
        </table:table-row>
        <table:table-row table:style-name="ro1">
          <table:table-cell office:value-type="float" office:value="1.25000025623" calcext:value-type="float">
            <text:p>1.2500002562</text:p>
          </table:table-cell>
          <table:table-cell/>
          <table:table-cell office:value-type="float" office:value="1.24999977596" calcext:value-type="float">
            <text:p>1.249999776</text:p>
          </table:table-cell>
          <table:table-cell/>
          <table:table-cell table:formula="of:=[.A113]-[.C113]" office:value-type="float" office:value="0.000000480269999991734" calcext:value-type="float">
            <text:p>4.80269999991734E-007</text:p>
          </table:table-cell>
        </table:table-row>
        <table:table-row table:style-name="ro1">
          <table:table-cell office:value-type="float" office:value="1.2500002585" calcext:value-type="float">
            <text:p>1.2500002585</text:p>
          </table:table-cell>
          <table:table-cell/>
          <table:table-cell office:value-type="float" office:value="1.24999851935" calcext:value-type="float">
            <text:p>1.2499985194</text:p>
          </table:table-cell>
          <table:table-cell/>
          <table:table-cell table:formula="of:=[.A114]-[.C114]" office:value-type="float" office:value="0.00000173915000001301" calcext:value-type="float">
            <text:p>1.73915000001301E-006</text:p>
          </table:table-cell>
        </table:table-row>
        <table:table-row table:style-name="ro1">
          <table:table-cell office:value-type="float" office:value="1.25000026076" calcext:value-type="float">
            <text:p>1.2500002608</text:p>
          </table:table-cell>
          <table:table-cell/>
          <table:table-cell office:value-type="float" office:value="1.24999657532" calcext:value-type="float">
            <text:p>1.2499965753</text:p>
          </table:table-cell>
          <table:table-cell/>
          <table:table-cell table:formula="of:=[.A115]-[.C115]" office:value-type="float" office:value="0.00000368544000006743" calcext:value-type="float">
            <text:p>3.68544000006743E-006</text:p>
          </table:table-cell>
        </table:table-row>
        <table:table-row table:style-name="ro1">
          <table:table-cell office:value-type="float" office:value="1.25000026303" calcext:value-type="float">
            <text:p>1.250000263</text:p>
          </table:table-cell>
          <table:table-cell/>
          <table:table-cell office:value-type="float" office:value="1.24999432786" calcext:value-type="float">
            <text:p>1.2499943279</text:p>
          </table:table-cell>
          <table:table-cell/>
          <table:table-cell table:formula="of:=[.A116]-[.C116]" office:value-type="float" office:value="0.0000059351699999155" calcext:value-type="float">
            <text:p>5.9351699999155E-006</text:p>
          </table:table-cell>
        </table:table-row>
        <table:table-row table:style-name="ro1">
          <table:table-cell office:value-type="float" office:value="1.2500002653" calcext:value-type="float">
            <text:p>1.2500002653</text:p>
          </table:table-cell>
          <table:table-cell/>
          <table:table-cell office:value-type="float" office:value="1.24999222088" calcext:value-type="float">
            <text:p>1.2499922209</text:p>
          </table:table-cell>
          <table:table-cell/>
          <table:table-cell table:formula="of:=[.A117]-[.C117]" office:value-type="float" office:value="0.00000804441999990857" calcext:value-type="float">
            <text:p>8.04441999990857E-006</text:p>
          </table:table-cell>
        </table:table-row>
        <table:table-row table:style-name="ro1">
          <table:table-cell office:value-type="float" office:value="1.25000026757" calcext:value-type="float">
            <text:p>1.2500002676</text:p>
          </table:table-cell>
          <table:table-cell/>
          <table:table-cell office:value-type="float" office:value="1.24999067062" calcext:value-type="float">
            <text:p>1.2499906706</text:p>
          </table:table-cell>
          <table:table-cell/>
          <table:table-cell table:formula="of:=[.A118]-[.C118]" office:value-type="float" office:value="0.0000095969500000237" calcext:value-type="float">
            <text:p>0.000009597</text:p>
          </table:table-cell>
        </table:table-row>
        <table:table-row table:style-name="ro1">
          <table:table-cell office:value-type="float" office:value="1.25000026983" calcext:value-type="float">
            <text:p>1.2500002698</text:p>
          </table:table-cell>
          <table:table-cell/>
          <table:table-cell office:value-type="float" office:value="1.24998998341" calcext:value-type="float">
            <text:p>1.2499899834</text:p>
          </table:table-cell>
          <table:table-cell/>
          <table:table-cell table:formula="of:=[.A119]-[.C119]" office:value-type="float" office:value="0.0000102864200002273" calcext:value-type="float">
            <text:p>1.02864200002273E-005</text:p>
          </table:table-cell>
        </table:table-row>
        <table:table-row table:style-name="ro1">
          <table:table-cell office:value-type="float" office:value="1.2500002721" calcext:value-type="float">
            <text:p>1.2500002721</text:p>
          </table:table-cell>
          <table:table-cell/>
          <table:table-cell office:value-type="float" office:value="1.24999029517" calcext:value-type="float">
            <text:p>1.2499902952</text:p>
          </table:table-cell>
          <table:table-cell/>
          <table:table-cell table:formula="of:=[.A120]-[.C120]" office:value-type="float" office:value="0.00000997693000015509" calcext:value-type="float">
            <text:p>9.97693000015509E-006</text:p>
          </table:table-cell>
        </table:table-row>
        <table:table-row table:style-name="ro1">
          <table:table-cell office:value-type="float" office:value="1.25000027437" calcext:value-type="float">
            <text:p>1.2500002744</text:p>
          </table:table-cell>
          <table:table-cell/>
          <table:table-cell office:value-type="float" office:value="1.24999154452" calcext:value-type="float">
            <text:p>1.2499915445</text:p>
          </table:table-cell>
          <table:table-cell/>
          <table:table-cell table:formula="of:=[.A121]-[.C121]" office:value-type="float" office:value="0.00000872984999999993" calcext:value-type="float">
            <text:p>8.72984999999993E-006</text:p>
          </table:table-cell>
        </table:table-row>
        <table:table-row table:style-name="ro1">
          <table:table-cell office:value-type="float" office:value="1.25000027664" calcext:value-type="float">
            <text:p>1.2500002766</text:p>
          </table:table-cell>
          <table:table-cell/>
          <table:table-cell office:value-type="float" office:value="1.24999348495" calcext:value-type="float">
            <text:p>1.249993485</text:p>
          </table:table-cell>
          <table:table-cell/>
          <table:table-cell table:formula="of:=[.A122]-[.C122]" office:value-type="float" office:value="0.00000679168999995206" calcext:value-type="float">
            <text:p>6.79168999995206E-006</text:p>
          </table:table-cell>
        </table:table-row>
        <table:table-row table:style-name="ro1">
          <table:table-cell office:value-type="float" office:value="1.2500002789" calcext:value-type="float">
            <text:p>1.2500002789</text:p>
          </table:table-cell>
          <table:table-cell/>
          <table:table-cell office:value-type="float" office:value="1.2499957335" calcext:value-type="float">
            <text:p>1.2499957335</text:p>
          </table:table-cell>
          <table:table-cell/>
          <table:table-cell table:formula="of:=[.A123]-[.C123]" office:value-type="float" office:value="0.00000454539999994452" calcext:value-type="float">
            <text:p>4.54539999994452E-006</text:p>
          </table:table-cell>
        </table:table-row>
        <table:table-row table:style-name="ro1">
          <table:table-cell office:value-type="float" office:value="1.25000028117" calcext:value-type="float">
            <text:p>1.2500002812</text:p>
          </table:table-cell>
          <table:table-cell/>
          <table:table-cell office:value-type="float" office:value="1.24999784641" calcext:value-type="float">
            <text:p>1.2499978464</text:p>
          </table:table-cell>
          <table:table-cell/>
          <table:table-cell table:formula="of:=[.A124]-[.C124]" office:value-type="float" office:value="0.00000243476000005849" calcext:value-type="float">
            <text:p>2.43476000005849E-006</text:p>
          </table:table-cell>
        </table:table-row>
        <table:table-row table:style-name="ro1">
          <table:table-cell office:value-type="float" office:value="1.25000028344" calcext:value-type="float">
            <text:p>1.2500002834</text:p>
          </table:table-cell>
          <table:table-cell/>
          <table:table-cell office:value-type="float" office:value="1.24999940675" calcext:value-type="float">
            <text:p>1.2499994068</text:p>
          </table:table-cell>
          <table:table-cell/>
          <table:table-cell table:formula="of:=[.A125]-[.C125]" office:value-type="float" office:value="0.00000087668999992907" calcext:value-type="float">
            <text:p>8.7668999992907E-007</text:p>
          </table:table-cell>
        </table:table-row>
        <table:table-row table:style-name="ro1">
          <table:table-cell office:value-type="float" office:value="1.25000028571" calcext:value-type="float">
            <text:p>1.2500002857</text:p>
          </table:table-cell>
          <table:table-cell/>
          <table:table-cell office:value-type="float" office:value="1.2500001067" calcext:value-type="float">
            <text:p>1.2500001067</text:p>
          </table:table-cell>
          <table:table-cell/>
          <table:table-cell table:formula="of:=[.A126]-[.C126]" office:value-type="float" office:value="0.00000017901000015641" calcext:value-type="float">
            <text:p>0.000000179</text:p>
          </table:table-cell>
        </table:table-row>
        <table:table-row table:style-name="ro1">
          <table:table-cell office:value-type="float" office:value="1.25000028797" calcext:value-type="float">
            <text:p>1.250000288</text:p>
          </table:table-cell>
          <table:table-cell/>
          <table:table-cell office:value-type="float" office:value="1.24999980829" calcext:value-type="float">
            <text:p>1.2499998083</text:p>
          </table:table-cell>
          <table:table-cell/>
          <table:table-cell table:formula="of:=[.A127]-[.C127]" office:value-type="float" office:value="0.000000479680000164962" calcext:value-type="float">
            <text:p>4.79680000164962E-007</text:p>
          </table:table-cell>
        </table:table-row>
        <table:table-row table:style-name="ro1">
          <table:table-cell office:value-type="float" office:value="1.25000029024" calcext:value-type="float">
            <text:p>1.2500002902</text:p>
          </table:table-cell>
          <table:table-cell/>
          <table:table-cell office:value-type="float" office:value="1.24999857063" calcext:value-type="float">
            <text:p>1.2499985706</text:p>
          </table:table-cell>
          <table:table-cell/>
          <table:table-cell table:formula="of:=[.A128]-[.C128]" office:value-type="float" office:value="0.00000171961000017262" calcext:value-type="float">
            <text:p>1.71961000017262E-006</text:p>
          </table:table-cell>
        </table:table-row>
        <table:table-row table:style-name="ro1">
          <table:table-cell office:value-type="float" office:value="1.25000029251" calcext:value-type="float">
            <text:p>1.2500002925</text:p>
          </table:table-cell>
          <table:table-cell/>
          <table:table-cell office:value-type="float" office:value="1.24999663823" calcext:value-type="float">
            <text:p>1.2499966382</text:p>
          </table:table-cell>
          <table:table-cell/>
          <table:table-cell table:formula="of:=[.A129]-[.C129]" office:value-type="float" office:value="0.00000365427999993173" calcext:value-type="float">
            <text:p>3.65427999993173E-006</text:p>
          </table:table-cell>
        </table:table-row>
        <table:table-row table:style-name="ro1">
          <table:table-cell office:value-type="float" office:value="1.25000029478" calcext:value-type="float">
            <text:p>1.2500002948</text:p>
          </table:table-cell>
          <table:table-cell/>
          <table:table-cell office:value-type="float" office:value="1.24999439277" calcext:value-type="float">
            <text:p>1.2499943928</text:p>
          </table:table-cell>
          <table:table-cell/>
          <table:table-cell table:formula="of:=[.A130]-[.C130]" office:value-type="float" office:value="0.00000590201000005841" calcext:value-type="float">
            <text:p>0.000005902</text:p>
          </table:table-cell>
        </table:table-row>
        <table:table-row table:style-name="ro1">
          <table:table-cell office:value-type="float" office:value="1.25000029704" calcext:value-type="float">
            <text:p>1.250000297</text:p>
          </table:table-cell>
          <table:table-cell/>
          <table:table-cell office:value-type="float" office:value="1.24999227779" calcext:value-type="float">
            <text:p>1.2499922778</text:p>
          </table:table-cell>
          <table:table-cell/>
          <table:table-cell table:formula="of:=[.A131]-[.C131]" office:value-type="float" office:value="0.0000080192499998244" calcext:value-type="float">
            <text:p>8.0192499998244E-006</text:p>
          </table:table-cell>
        </table:table-row>
        <table:table-row table:style-name="ro1">
          <table:table-cell office:value-type="float" office:value="1.25000029931" calcext:value-type="float">
            <text:p>1.2500002993</text:p>
          </table:table-cell>
          <table:table-cell/>
          <table:table-cell office:value-type="float" office:value="1.24999071109" calcext:value-type="float">
            <text:p>1.2499907111</text:p>
          </table:table-cell>
          <table:table-cell/>
          <table:table-cell table:formula="of:=[.A132]-[.C132]" office:value-type="float" office:value="0.00000958821999996751" calcext:value-type="float">
            <text:p>9.58821999996751E-006</text:p>
          </table:table-cell>
        </table:table-row>
        <table:table-row table:style-name="ro1">
          <table:table-cell office:value-type="float" office:value="1.25000030158" calcext:value-type="float">
            <text:p>1.2500003016</text:p>
          </table:table-cell>
          <table:table-cell/>
          <table:table-cell office:value-type="float" office:value="1.24999000225" calcext:value-type="float">
            <text:p>1.2499900023</text:p>
          </table:table-cell>
          <table:table-cell/>
          <table:table-cell table:formula="of:=[.A133]-[.C133]" office:value-type="float" office:value="0.0000102993300001852" calcext:value-type="float">
            <text:p>1.02993300001852E-005</text:p>
          </table:table-cell>
        </table:table-row>
        <table:table-row table:style-name="ro1">
          <table:table-cell office:value-type="float" office:value="1.25000030385" calcext:value-type="float">
            <text:p>1.2500003039</text:p>
          </table:table-cell>
          <table:table-cell/>
          <table:table-cell office:value-type="float" office:value="1.24999029146" calcext:value-type="float">
            <text:p>1.2499902915</text:p>
          </table:table-cell>
          <table:table-cell/>
          <table:table-cell table:formula="of:=[.A134]-[.C134]" office:value-type="float" office:value="0.0000100123899999804" calcext:value-type="float">
            <text:p>1.00123899999804E-005</text:p>
          </table:table-cell>
        </table:table-row>
        <table:table-row table:style-name="ro1">
          <table:table-cell office:value-type="float" office:value="1.25000030611" calcext:value-type="float">
            <text:p>1.2500003061</text:p>
          </table:table-cell>
          <table:table-cell/>
          <table:table-cell office:value-type="float" office:value="1.2499915218" calcext:value-type="float">
            <text:p>1.2499915218</text:p>
          </table:table-cell>
          <table:table-cell/>
          <table:table-cell table:formula="of:=[.A135]-[.C135]" office:value-type="float" office:value="0.00000878431000006508" calcext:value-type="float">
            <text:p>8.78431000006508E-006</text:p>
          </table:table-cell>
        </table:table-row>
        <table:table-row table:style-name="ro1">
          <table:table-cell office:value-type="float" office:value="1.25000030838" calcext:value-type="float">
            <text:p>1.2500003084</text:p>
          </table:table-cell>
          <table:table-cell/>
          <table:table-cell office:value-type="float" office:value="1.2499934505" calcext:value-type="float">
            <text:p>1.2499934505</text:p>
          </table:table-cell>
          <table:table-cell/>
          <table:table-cell table:formula="of:=[.A136]-[.C136]" office:value-type="float" office:value="0.00000685787999987753" calcext:value-type="float">
            <text:p>6.85787999987753E-006</text:p>
          </table:table-cell>
        </table:table-row>
        <table:table-row table:style-name="ro1">
          <table:table-cell office:value-type="float" office:value="1.25000031065" calcext:value-type="float">
            <text:p>1.2500003107</text:p>
          </table:table-cell>
          <table:table-cell/>
          <table:table-cell office:value-type="float" office:value="1.24999569693" calcext:value-type="float">
            <text:p>1.2499956969</text:p>
          </table:table-cell>
          <table:table-cell/>
          <table:table-cell table:formula="of:=[.A137]-[.C137]" office:value-type="float" office:value="0.00000461372000004623" calcext:value-type="float">
            <text:p>4.61372000004623E-006</text:p>
          </table:table-cell>
        </table:table-row>
        <table:table-row table:style-name="ro1">
          <table:table-cell office:value-type="float" office:value="1.25000031292" calcext:value-type="float">
            <text:p>1.2500003129</text:p>
          </table:table-cell>
          <table:table-cell/>
          <table:table-cell office:value-type="float" office:value="1.24999781774" calcext:value-type="float">
            <text:p>1.2499978177</text:p>
          </table:table-cell>
          <table:table-cell/>
          <table:table-cell table:formula="of:=[.A138]-[.C138]" office:value-type="float" office:value="0.00000249517999995064" calcext:value-type="float">
            <text:p>2.49517999995064E-006</text:p>
          </table:table-cell>
        </table:table-row>
        <table:table-row table:style-name="ro1">
          <table:table-cell office:value-type="float" office:value="1.25000031519" calcext:value-type="float">
            <text:p>1.2500003152</text:p>
          </table:table-cell>
          <table:table-cell/>
          <table:table-cell office:value-type="float" office:value="1.24999939444" calcext:value-type="float">
            <text:p>1.2499993944</text:p>
          </table:table-cell>
          <table:table-cell/>
          <table:table-cell table:formula="of:=[.A139]-[.C139]" office:value-type="float" office:value="0.000000920749999799853" calcext:value-type="float">
            <text:p>9.20749999799853E-007</text:p>
          </table:table-cell>
        </table:table-row>
        <table:table-row table:style-name="ro1">
          <table:table-cell office:value-type="float" office:value="1.25000031745" calcext:value-type="float">
            <text:p>1.2500003175</text:p>
          </table:table-cell>
          <table:table-cell/>
          <table:table-cell office:value-type="float" office:value="1.25000011598" calcext:value-type="float">
            <text:p>1.250000116</text:p>
          </table:table-cell>
          <table:table-cell/>
          <table:table-cell table:formula="of:=[.A140]-[.C140]" office:value-type="float" office:value="0.000000201470000016357" calcext:value-type="float">
            <text:p>2.01470000016357E-007</text:p>
          </table:table-cell>
        </table:table-row>
        <table:table-row table:style-name="ro1">
          <table:table-cell office:value-type="float" office:value="1.25000031972" calcext:value-type="float">
            <text:p>1.2500003197</text:p>
          </table:table-cell>
          <table:table-cell/>
          <table:table-cell office:value-type="float" office:value="1.24999984013" calcext:value-type="float">
            <text:p>1.2499998401</text:p>
          </table:table-cell>
          <table:table-cell/>
          <table:table-cell table:formula="of:=[.A141]-[.C141]" office:value-type="float" office:value="0.00000047958999993547" calcext:value-type="float">
            <text:p>4.7958999993547E-007</text:p>
          </table:table-cell>
        </table:table-row>
        <table:table-row table:style-name="ro1">
          <table:table-cell office:value-type="float" office:value="1.25000032199" calcext:value-type="float">
            <text:p>1.250000322</text:p>
          </table:table-cell>
          <table:table-cell/>
          <table:table-cell office:value-type="float" office:value="1.24999862155" calcext:value-type="float">
            <text:p>1.2499986216</text:p>
          </table:table-cell>
          <table:table-cell/>
          <table:table-cell table:formula="of:=[.A142]-[.C142]" office:value-type="float" office:value="0.00000170043999991876" calcext:value-type="float">
            <text:p>1.70043999991876E-006</text:p>
          </table:table-cell>
        </table:table-row>
        <table:table-row table:style-name="ro1">
          <table:table-cell office:value-type="float" office:value="1.25000032426" calcext:value-type="float">
            <text:p>1.2500003243</text:p>
          </table:table-cell>
          <table:table-cell/>
          <table:table-cell office:value-type="float" office:value="1.24999670097" calcext:value-type="float">
            <text:p>1.249996701</text:p>
          </table:table-cell>
          <table:table-cell/>
          <table:table-cell table:formula="of:=[.A143]-[.C143]" office:value-type="float" office:value="0.00000362329000003214" calcext:value-type="float">
            <text:p>3.62329000003214E-006</text:p>
          </table:table-cell>
        </table:table-row>
        <table:table-row table:style-name="ro1">
          <table:table-cell office:value-type="float" office:value="1.25000032652" calcext:value-type="float">
            <text:p>1.2500003265</text:p>
          </table:table-cell>
          <table:table-cell/>
          <table:table-cell office:value-type="float" office:value="1.24999445776" calcext:value-type="float">
            <text:p>1.2499944578</text:p>
          </table:table-cell>
          <table:table-cell/>
          <table:table-cell table:formula="of:=[.A144]-[.C144]" office:value-type="float" office:value="0.00000586875999997183" calcext:value-type="float">
            <text:p>5.86875999997183E-006</text:p>
          </table:table-cell>
        </table:table-row>
        <table:table-row table:style-name="ro1">
          <table:table-cell office:value-type="float" office:value="1.25000032879" calcext:value-type="float">
            <text:p>1.2500003288</text:p>
          </table:table-cell>
          <table:table-cell/>
          <table:table-cell office:value-type="float" office:value="1.24999233499" calcext:value-type="float">
            <text:p>1.249992335</text:p>
          </table:table-cell>
          <table:table-cell/>
          <table:table-cell table:formula="of:=[.A145]-[.C145]" office:value-type="float" office:value="0.00000799380000016114" calcext:value-type="float">
            <text:p>7.99380000016114E-006</text:p>
          </table:table-cell>
        </table:table-row>
        <table:table-row table:style-name="ro1">
          <table:table-cell office:value-type="float" office:value="1.25000033106" calcext:value-type="float">
            <text:p>1.2500003311</text:p>
          </table:table-cell>
          <table:table-cell/>
          <table:table-cell office:value-type="float" office:value="1.24999075201" calcext:value-type="float">
            <text:p>1.249990752</text:p>
          </table:table-cell>
          <table:table-cell/>
          <table:table-cell table:formula="of:=[.A146]-[.C146]" office:value-type="float" office:value="0.00000957904999987491" calcext:value-type="float">
            <text:p>0.000009579</text:p>
          </table:table-cell>
        </table:table-row>
        <table:table-row table:style-name="ro1">
          <table:table-cell office:value-type="float" office:value="1.25000033333" calcext:value-type="float">
            <text:p>1.2500003333</text:p>
          </table:table-cell>
          <table:table-cell/>
          <table:table-cell office:value-type="float" office:value="1.24999002161" calcext:value-type="float">
            <text:p>1.2499900216</text:p>
          </table:table-cell>
          <table:table-cell/>
          <table:table-cell table:formula="of:=[.A147]-[.C147]" office:value-type="float" office:value="0.0000103117200001002" calcext:value-type="float">
            <text:p>1.03117200001002E-005</text:p>
          </table:table-cell>
        </table:table-row>
        <table:table-row table:style-name="ro1">
          <table:table-cell office:value-type="float" office:value="1.25000033559" calcext:value-type="float">
            <text:p>1.2500003356</text:p>
          </table:table-cell>
          <table:table-cell/>
          <table:table-cell office:value-type="float" office:value="1.24999028823" calcext:value-type="float">
            <text:p>1.2499902882</text:p>
          </table:table-cell>
          <table:table-cell/>
          <table:table-cell table:formula="of:=[.A148]-[.C148]" office:value-type="float" office:value="0.0000100473599999873" calcext:value-type="float">
            <text:p>1.00473599999873E-005</text:p>
          </table:table-cell>
        </table:table-row>
        <table:table-row table:style-name="ro1">
          <table:table-cell office:value-type="float" office:value="1.25000033786" calcext:value-type="float">
            <text:p>1.2500003379</text:p>
          </table:table-cell>
          <table:table-cell/>
          <table:table-cell office:value-type="float" office:value="1.24999149943" calcext:value-type="float">
            <text:p>1.2499914994</text:p>
          </table:table-cell>
          <table:table-cell/>
          <table:table-cell table:formula="of:=[.A149]-[.C149]" office:value-type="float" office:value="0.00000883842999988005" calcext:value-type="float">
            <text:p>8.83842999988005E-006</text:p>
          </table:table-cell>
        </table:table-row>
        <table:table-row table:style-name="ro1">
          <table:table-cell office:value-type="float" office:value="1.25000034013" calcext:value-type="float">
            <text:p>1.2500003401</text:p>
          </table:table-cell>
          <table:table-cell/>
          <table:table-cell office:value-type="float" office:value="1.24999341621" calcext:value-type="float">
            <text:p>1.2499934162</text:p>
          </table:table-cell>
          <table:table-cell/>
          <table:table-cell table:formula="of:=[.A150]-[.C150]" office:value-type="float" office:value="0.00000692392000001263" calcext:value-type="float">
            <text:p>6.92392000001263E-006</text:p>
          </table:table-cell>
        </table:table-row>
        <table:table-row table:style-name="ro1">
          <table:table-cell office:value-type="float" office:value="1.2500003424" calcext:value-type="float">
            <text:p>1.2500003424</text:p>
          </table:table-cell>
          <table:table-cell/>
          <table:table-cell office:value-type="float" office:value="1.24999566029" calcext:value-type="float">
            <text:p>1.2499956603</text:p>
          </table:table-cell>
          <table:table-cell/>
          <table:table-cell table:formula="of:=[.A151]-[.C151]" office:value-type="float" office:value="0.00000468210999993168" calcext:value-type="float">
            <text:p>4.68210999993168E-006</text:p>
          </table:table-cell>
        </table:table-row>
        <table:table-row table:style-name="ro1">
          <table:table-cell office:value-type="float" office:value="1.25000034466" calcext:value-type="float">
            <text:p>1.2500003447</text:p>
          </table:table-cell>
          <table:table-cell/>
          <table:table-cell office:value-type="float" office:value="1.24999778878" calcext:value-type="float">
            <text:p>1.2499977888</text:p>
          </table:table-cell>
          <table:table-cell/>
          <table:table-cell table:formula="of:=[.A152]-[.C152]" office:value-type="float" office:value="0.000002555880000088" calcext:value-type="float">
            <text:p>2.555880000088E-006</text:p>
          </table:table-cell>
        </table:table-row>
        <table:table-row table:style-name="ro1">
          <table:table-cell office:value-type="float" office:value="1.25000034693" calcext:value-type="float">
            <text:p>1.2500003469</text:p>
          </table:table-cell>
          <table:table-cell/>
          <table:table-cell office:value-type="float" office:value="1.24999938168" calcext:value-type="float">
            <text:p>1.2499993817</text:p>
          </table:table-cell>
          <table:table-cell/>
          <table:table-cell table:formula="of:=[.A153]-[.C153]" office:value-type="float" office:value="0.00000096525000015113" calcext:value-type="float">
            <text:p>9.6525000015113E-007</text:p>
          </table:table-cell>
        </table:table-row>
        <table:table-row table:style-name="ro1">
          <table:table-cell office:value-type="float" office:value="1.2500003492" calcext:value-type="float">
            <text:p>1.2500003492</text:p>
          </table:table-cell>
          <table:table-cell/>
          <table:table-cell office:value-type="float" office:value="1.25000012474" calcext:value-type="float">
            <text:p>1.2500001247</text:p>
          </table:table-cell>
          <table:table-cell/>
          <table:table-cell table:formula="of:=[.A154]-[.C154]" office:value-type="float" office:value="0.000000224459999920157" calcext:value-type="float">
            <text:p>2.24459999920157E-007</text:p>
          </table:table-cell>
        </table:table-row>
        <table:table-row table:style-name="ro1">
          <table:table-cell office:value-type="float" office:value="1.25000035147" calcext:value-type="float">
            <text:p>1.2500003515</text:p>
          </table:table-cell>
          <table:table-cell/>
          <table:table-cell office:value-type="float" office:value="1.24999987149" calcext:value-type="float">
            <text:p>1.2499998715</text:p>
          </table:table-cell>
          <table:table-cell/>
          <table:table-cell table:formula="of:=[.A155]-[.C155]" office:value-type="float" office:value="0.000000479979999967739" calcext:value-type="float">
            <text:p>0.00000048</text:p>
          </table:table-cell>
        </table:table-row>
        <table:table-row table:style-name="ro1">
          <table:table-cell office:value-type="float" office:value="1.25000035373" calcext:value-type="float">
            <text:p>1.2500003537</text:p>
          </table:table-cell>
          <table:table-cell/>
          <table:table-cell office:value-type="float" office:value="1.24999867211" calcext:value-type="float">
            <text:p>1.2499986721</text:p>
          </table:table-cell>
          <table:table-cell/>
          <table:table-cell table:formula="of:=[.A156]-[.C156]" office:value-type="float" office:value="0.0000016816199999159" calcext:value-type="float">
            <text:p>1.6816199999159E-006</text:p>
          </table:table-cell>
        </table:table-row>
        <table:table-row table:style-name="ro1">
          <table:table-cell office:value-type="float" office:value="1.250000356" calcext:value-type="float">
            <text:p>1.250000356</text:p>
          </table:table-cell>
          <table:table-cell/>
          <table:table-cell office:value-type="float" office:value="1.24999676355" calcext:value-type="float">
            <text:p>1.2499967636</text:p>
          </table:table-cell>
          <table:table-cell/>
          <table:table-cell table:formula="of:=[.A157]-[.C157]" office:value-type="float" office:value="0.00000359245000014496" calcext:value-type="float">
            <text:p>3.59245000014496E-006</text:p>
          </table:table-cell>
        </table:table-row>
        <table:table-row table:style-name="ro1">
          <table:table-cell office:value-type="float" office:value="1.25000035827" calcext:value-type="float">
            <text:p>1.2500003583</text:p>
          </table:table-cell>
          <table:table-cell/>
          <table:table-cell office:value-type="float" office:value="1.24999452281" calcext:value-type="float">
            <text:p>1.2499945228</text:p>
          </table:table-cell>
          <table:table-cell/>
          <table:table-cell table:formula="of:=[.A158]-[.C158]" office:value-type="float" office:value="0.00000583545999988111" calcext:value-type="float">
            <text:p>5.83545999988111E-006</text:p>
          </table:table-cell>
        </table:table-row>
        <table:table-row table:style-name="ro1">
          <table:table-cell office:value-type="float" office:value="1.25000036054" calcext:value-type="float">
            <text:p>1.2500003605</text:p>
          </table:table-cell>
          <table:table-cell/>
          <table:table-cell office:value-type="float" office:value="1.24999239246" calcext:value-type="float">
            <text:p>1.2499923925</text:p>
          </table:table-cell>
          <table:table-cell/>
          <table:table-cell table:formula="of:=[.A159]-[.C159]" office:value-type="float" office:value="0.00000796808000003146" calcext:value-type="float">
            <text:p>7.96808000003146E-006</text:p>
          </table:table-cell>
        </table:table-row>
        <table:table-row table:style-name="ro1">
          <table:table-cell office:value-type="float" office:value="1.2500003628" calcext:value-type="float">
            <text:p>1.2500003628</text:p>
          </table:table-cell>
          <table:table-cell/>
          <table:table-cell office:value-type="float" office:value="1.24999079336" calcext:value-type="float">
            <text:p>1.2499907934</text:p>
          </table:table-cell>
          <table:table-cell/>
          <table:table-cell table:formula="of:=[.A160]-[.C160]" office:value-type="float" office:value="0.00000956943999996796" calcext:value-type="float">
            <text:p>9.56943999996796E-006</text:p>
          </table:table-cell>
        </table:table-row>
        <table:table-row table:style-name="ro1">
          <table:table-cell office:value-type="float" office:value="1.25000036507" calcext:value-type="float">
            <text:p>1.2500003651</text:p>
          </table:table-cell>
          <table:table-cell/>
          <table:table-cell office:value-type="float" office:value="1.24999004148" calcext:value-type="float">
            <text:p>1.2499900415</text:p>
          </table:table-cell>
          <table:table-cell/>
          <table:table-cell table:formula="of:=[.A161]-[.C161]" office:value-type="float" office:value="0.0000103235899999721" calcext:value-type="float">
            <text:p>1.03235899999721E-005</text:p>
          </table:table-cell>
        </table:table-row>
        <table:table-row table:style-name="ro1">
          <table:table-cell office:value-type="float" office:value="1.25000036734" calcext:value-type="float">
            <text:p>1.2500003673</text:p>
          </table:table-cell>
          <table:table-cell/>
          <table:table-cell office:value-type="float" office:value="1.24999028549" calcext:value-type="float">
            <text:p>1.2499902855</text:p>
          </table:table-cell>
          <table:table-cell/>
          <table:table-cell table:formula="of:=[.A162]-[.C162]" office:value-type="float" office:value="0.0000100818499999544" calcext:value-type="float">
            <text:p>1.00818499999544E-005</text:p>
          </table:table-cell>
        </table:table-row>
        <table:table-row table:style-name="ro1">
          <table:table-cell office:value-type="float" office:value="1.25000036961" calcext:value-type="float">
            <text:p>1.2500003696</text:p>
          </table:table-cell>
          <table:table-cell/>
          <table:table-cell office:value-type="float" office:value="1.24999147742" calcext:value-type="float">
            <text:p>1.2499914774</text:p>
          </table:table-cell>
          <table:table-cell/>
          <table:table-cell table:formula="of:=[.A163]-[.C163]" office:value-type="float" office:value="0.00000889218999988728" calcext:value-type="float">
            <text:p>8.89218999988728E-006</text:p>
          </table:table-cell>
        </table:table-row>
        <table:table-row table:style-name="ro1">
          <table:table-cell office:value-type="float" office:value="1.25000037187" calcext:value-type="float">
            <text:p>1.2500003719</text:p>
          </table:table-cell>
          <table:table-cell/>
          <table:table-cell office:value-type="float" office:value="1.24999338209" calcext:value-type="float">
            <text:p>1.2499933821</text:p>
          </table:table-cell>
          <table:table-cell/>
          <table:table-cell table:formula="of:=[.A164]-[.C164]" office:value-type="float" office:value="0.00000698977999991079" calcext:value-type="float">
            <text:p>6.98977999991079E-006</text:p>
          </table:table-cell>
        </table:table-row>
        <table:table-row table:style-name="ro1">
          <table:table-cell office:value-type="float" office:value="1.25000037414" calcext:value-type="float">
            <text:p>1.2500003741</text:p>
          </table:table-cell>
          <table:table-cell/>
          <table:table-cell office:value-type="float" office:value="1.24999562358" calcext:value-type="float">
            <text:p>1.2499956236</text:p>
          </table:table-cell>
          <table:table-cell/>
          <table:table-cell table:formula="of:=[.A165]-[.C165]" office:value-type="float" office:value="0.0000047505599998221" calcext:value-type="float">
            <text:p>4.7505599998221E-006</text:p>
          </table:table-cell>
        </table:table-row>
        <table:table-row table:style-name="ro1">
          <table:table-cell office:value-type="float" office:value="1.25000037641" calcext:value-type="float">
            <text:p>1.2500003764</text:p>
          </table:table-cell>
          <table:table-cell/>
          <table:table-cell office:value-type="float" office:value="1.24999775955" calcext:value-type="float">
            <text:p>1.2499977596</text:p>
          </table:table-cell>
          <table:table-cell/>
          <table:table-cell table:formula="of:=[.A166]-[.C166]" office:value-type="float" office:value="0.00000261686000002648" calcext:value-type="float">
            <text:p>2.61686000002648E-006</text:p>
          </table:table-cell>
        </table:table-row>
        <table:table-row table:style-name="ro1">
          <table:table-cell office:value-type="float" office:value="1.25000037868" calcext:value-type="float">
            <text:p>1.2500003787</text:p>
          </table:table-cell>
          <table:table-cell/>
          <table:table-cell office:value-type="float" office:value="1.24999936849" calcext:value-type="float">
            <text:p>1.2499993685</text:p>
          </table:table-cell>
          <table:table-cell/>
          <table:table-cell table:formula="of:=[.A167]-[.C167]" office:value-type="float" office:value="0.00000101019000009472" calcext:value-type="float">
            <text:p>1.01019000009472E-006</text:p>
          </table:table-cell>
        </table:table-row>
        <table:table-row table:style-name="ro1">
          <table:table-cell office:value-type="float" office:value="1.25000038094" calcext:value-type="float">
            <text:p>1.2500003809</text:p>
          </table:table-cell>
          <table:table-cell/>
          <table:table-cell office:value-type="float" office:value="1.250000133" calcext:value-type="float">
            <text:p>1.250000133</text:p>
          </table:table-cell>
          <table:table-cell/>
          <table:table-cell table:formula="of:=[.A168]-[.C168]" office:value-type="float" office:value="0.000000247940000086544" calcext:value-type="float">
            <text:p>2.47940000086544E-007</text:p>
          </table:table-cell>
        </table:table-row>
        <table:table-row table:style-name="ro1">
          <table:table-cell office:value-type="float" office:value="1.25000038321" calcext:value-type="float">
            <text:p>1.2500003832</text:p>
          </table:table-cell>
          <table:table-cell/>
          <table:table-cell office:value-type="float" office:value="1.24999990236" calcext:value-type="float">
            <text:p>1.2499999024</text:p>
          </table:table-cell>
          <table:table-cell/>
          <table:table-cell table:formula="of:=[.A169]-[.C169]" office:value-type="float" office:value="0.000000480850000039723" calcext:value-type="float">
            <text:p>4.80850000039723E-007</text:p>
          </table:table-cell>
        </table:table-row>
        <table:table-row table:style-name="ro1">
          <table:table-cell office:value-type="float" office:value="1.25000038548" calcext:value-type="float">
            <text:p>1.2500003855</text:p>
          </table:table-cell>
          <table:table-cell/>
          <table:table-cell office:value-type="float" office:value="1.2499987223" calcext:value-type="float">
            <text:p>1.2499987223</text:p>
          </table:table-cell>
          <table:table-cell/>
          <table:table-cell table:formula="of:=[.A170]-[.C170]" office:value-type="float" office:value="0.00000166317999994448" calcext:value-type="float">
            <text:p>1.66317999994448E-006</text:p>
          </table:table-cell>
        </table:table-row>
        <table:table-row table:style-name="ro1">
          <table:table-cell office:value-type="float" office:value="1.25000038775" calcext:value-type="float">
            <text:p>1.2500003878</text:p>
          </table:table-cell>
          <table:table-cell/>
          <table:table-cell office:value-type="float" office:value="1.24999682597" calcext:value-type="float">
            <text:p>1.249996826</text:p>
          </table:table-cell>
          <table:table-cell/>
          <table:table-cell table:formula="of:=[.A171]-[.C171]" office:value-type="float" office:value="0.00000356178000004981" calcext:value-type="float">
            <text:p>3.56178000004981E-006</text:p>
          </table:table-cell>
        </table:table-row>
        <table:table-row table:style-name="ro1">
          <table:table-cell office:value-type="float" office:value="1.25000039001" calcext:value-type="float">
            <text:p>1.25000039</text:p>
          </table:table-cell>
          <table:table-cell/>
          <table:table-cell office:value-type="float" office:value="1.24999458792" calcext:value-type="float">
            <text:p>1.2499945879</text:p>
          </table:table-cell>
          <table:table-cell/>
          <table:table-cell table:formula="of:=[.A172]-[.C172]" office:value-type="float" office:value="0.0000058020899997846" calcext:value-type="float">
            <text:p>5.8020899997846E-006</text:p>
          </table:table-cell>
        </table:table-row>
        <table:table-row table:style-name="ro1">
          <table:table-cell office:value-type="float" office:value="1.25000039228" calcext:value-type="float">
            <text:p>1.2500003923</text:p>
          </table:table-cell>
          <table:table-cell/>
          <table:table-cell office:value-type="float" office:value="1.24999245021" calcext:value-type="float">
            <text:p>1.2499924502</text:p>
          </table:table-cell>
          <table:table-cell/>
          <table:table-cell table:formula="of:=[.A173]-[.C173]" office:value-type="float" office:value="0.00000794207000009983" calcext:value-type="float">
            <text:p>7.94207000009983E-006</text:p>
          </table:table-cell>
        </table:table-row>
        <table:table-row table:style-name="ro1">
          <table:table-cell office:value-type="float" office:value="1.25000039455" calcext:value-type="float">
            <text:p>1.2500003946</text:p>
          </table:table-cell>
          <table:table-cell/>
          <table:table-cell office:value-type="float" office:value="1.24999083515" calcext:value-type="float">
            <text:p>1.2499908352</text:p>
          </table:table-cell>
          <table:table-cell/>
          <table:table-cell table:formula="of:=[.A174]-[.C174]" office:value-type="float" office:value="0.00000955940000002542" calcext:value-type="float">
            <text:p>9.55940000002542E-006</text:p>
          </table:table-cell>
        </table:table-row>
        <table:table-row table:style-name="ro1">
          <table:table-cell office:value-type="float" office:value="1.25000039682" calcext:value-type="float">
            <text:p>1.2500003968</text:p>
          </table:table-cell>
          <table:table-cell/>
          <table:table-cell office:value-type="float" office:value="1.24999006186" calcext:value-type="float">
            <text:p>1.2499900619</text:p>
          </table:table-cell>
          <table:table-cell/>
          <table:table-cell table:formula="of:=[.A175]-[.C175]" office:value-type="float" office:value="0.0000103349600000247" calcext:value-type="float">
            <text:p>0.000010335</text:p>
          </table:table-cell>
        </table:table-row>
        <table:table-row table:style-name="ro1">
          <table:table-cell office:value-type="float" office:value="1.25000039908" calcext:value-type="float">
            <text:p>1.2500003991</text:p>
          </table:table-cell>
          <table:table-cell/>
          <table:table-cell office:value-type="float" office:value="1.24999028324" calcext:value-type="float">
            <text:p>1.2499902832</text:p>
          </table:table-cell>
          <table:table-cell/>
          <table:table-cell table:formula="of:=[.A176]-[.C176]" office:value-type="float" office:value="0.0000101158399998802" calcext:value-type="float">
            <text:p>1.01158399998802E-005</text:p>
          </table:table-cell>
        </table:table-row>
        <table:table-row table:style-name="ro1">
          <table:table-cell office:value-type="float" office:value="1.25000040135" calcext:value-type="float">
            <text:p>1.2500004014</text:p>
          </table:table-cell>
          <table:table-cell/>
          <table:table-cell office:value-type="float" office:value="1.24999145578" calcext:value-type="float">
            <text:p>1.2499914558</text:p>
          </table:table-cell>
          <table:table-cell/>
          <table:table-cell table:formula="of:=[.A177]-[.C177]" office:value-type="float" office:value="0.00000894556999986307" calcext:value-type="float">
            <text:p>8.94556999986307E-006</text:p>
          </table:table-cell>
        </table:table-row>
        <table:table-row table:style-name="ro1">
          <table:table-cell office:value-type="float" office:value="1.25000040362" calcext:value-type="float">
            <text:p>1.2500004036</text:p>
          </table:table-cell>
          <table:table-cell/>
          <table:table-cell office:value-type="float" office:value="1.24999334813" calcext:value-type="float">
            <text:p>1.2499933481</text:p>
          </table:table-cell>
          <table:table-cell/>
          <table:table-cell table:formula="of:=[.A178]-[.C178]" office:value-type="float" office:value="0.00000705549000001859" calcext:value-type="float">
            <text:p>7.05549000001859E-006</text:p>
          </table:table-cell>
        </table:table-row>
        <table:table-row table:style-name="ro1">
          <table:table-cell office:value-type="float" office:value="1.25000040589" calcext:value-type="float">
            <text:p>1.2500004059</text:p>
          </table:table-cell>
          <table:table-cell/>
          <table:table-cell office:value-type="float" office:value="1.24999558682" calcext:value-type="float">
            <text:p>1.2499955868</text:p>
          </table:table-cell>
          <table:table-cell/>
          <table:table-cell table:formula="of:=[.A179]-[.C179]" office:value-type="float" office:value="0.00000481907000016157" calcext:value-type="float">
            <text:p>4.81907000016157E-006</text:p>
          </table:table-cell>
        </table:table-row>
        <table:table-row table:style-name="ro1">
          <table:table-cell office:value-type="float" office:value="1.25000040815" calcext:value-type="float">
            <text:p>1.2500004082</text:p>
          </table:table-cell>
          <table:table-cell/>
          <table:table-cell office:value-type="float" office:value="1.24999773004" calcext:value-type="float">
            <text:p>1.24999773</text:p>
          </table:table-cell>
          <table:table-cell/>
          <table:table-cell table:formula="of:=[.A180]-[.C180]" office:value-type="float" office:value="0.0000026781099999873" calcext:value-type="float">
            <text:p>2.6781099999873E-006</text:p>
          </table:table-cell>
        </table:table-row>
        <table:table-row table:style-name="ro1">
          <table:table-cell office:value-type="float" office:value="1.25000041042" calcext:value-type="float">
            <text:p>1.2500004104</text:p>
          </table:table-cell>
          <table:table-cell/>
          <table:table-cell office:value-type="float" office:value="1.24999935486" calcext:value-type="float">
            <text:p>1.2499993549</text:p>
          </table:table-cell>
          <table:table-cell/>
          <table:table-cell table:formula="of:=[.A181]-[.C181]" office:value-type="float" office:value="0.0000010555600000739" calcext:value-type="float">
            <text:p>1.0555600000739E-006</text:p>
          </table:table-cell>
        </table:table-row>
        <table:table-row table:style-name="ro1">
          <table:table-cell office:value-type="float" office:value="1.25000041269" calcext:value-type="float">
            <text:p>1.2500004127</text:p>
          </table:table-cell>
          <table:table-cell/>
          <table:table-cell office:value-type="float" office:value="1.25000014074" calcext:value-type="float">
            <text:p>1.2500001407</text:p>
          </table:table-cell>
          <table:table-cell/>
          <table:table-cell table:formula="of:=[.A182]-[.C182]" office:value-type="float" office:value="0.000000271949999852694" calcext:value-type="float">
            <text:p>2.71949999852694E-007</text:p>
          </table:table-cell>
        </table:table-row>
        <table:table-row table:style-name="ro1">
          <table:table-cell office:value-type="float" office:value="1.25000041496" calcext:value-type="float">
            <text:p>1.250000415</text:p>
          </table:table-cell>
          <table:table-cell/>
          <table:table-cell office:value-type="float" office:value="1.24999993274" calcext:value-type="float">
            <text:p>1.2499999327</text:p>
          </table:table-cell>
          <table:table-cell/>
          <table:table-cell table:formula="of:=[.A183]-[.C183]" office:value-type="float" office:value="0.000000482219999931033" calcext:value-type="float">
            <text:p>4.82219999931033E-007</text:p>
          </table:table-cell>
        </table:table-row>
        <table:table-row table:style-name="ro1">
          <table:table-cell office:value-type="float" office:value="1.25000041722" calcext:value-type="float">
            <text:p>1.2500004172</text:p>
          </table:table-cell>
          <table:table-cell/>
          <table:table-cell office:value-type="float" office:value="1.24999877213" calcext:value-type="float">
            <text:p>1.2499987721</text:p>
          </table:table-cell>
          <table:table-cell/>
          <table:table-cell table:formula="of:=[.A184]-[.C184]" office:value-type="float" office:value="0.00000164508999977997" calcext:value-type="float">
            <text:p>1.64508999977997E-006</text:p>
          </table:table-cell>
        </table:table-row>
        <table:table-row table:style-name="ro1">
          <table:table-cell office:value-type="float" office:value="1.25000041949" calcext:value-type="float">
            <text:p>1.2500004195</text:p>
          </table:table-cell>
          <table:table-cell/>
          <table:table-cell office:value-type="float" office:value="1.24999688821" calcext:value-type="float">
            <text:p>1.2499968882</text:p>
          </table:table-cell>
          <table:table-cell/>
          <table:table-cell table:formula="of:=[.A185]-[.C185]" office:value-type="float" office:value="0.00000353127999996872" calcext:value-type="float">
            <text:p>3.53127999996872E-006</text:p>
          </table:table-cell>
        </table:table-row>
        <table:table-row table:style-name="ro1">
          <table:table-cell office:value-type="float" office:value="1.25000042176" calcext:value-type="float">
            <text:p>1.2500004218</text:p>
          </table:table-cell>
          <table:table-cell/>
          <table:table-cell office:value-type="float" office:value="1.24999465308" calcext:value-type="float">
            <text:p>1.2499946531</text:p>
          </table:table-cell>
          <table:table-cell/>
          <table:table-cell table:formula="of:=[.A186]-[.C186]" office:value-type="float" office:value="0.00000576868000012887" calcext:value-type="float">
            <text:p>5.76868000012887E-006</text:p>
          </table:table-cell>
        </table:table-row>
        <table:table-row table:style-name="ro1">
          <table:table-cell office:value-type="float" office:value="1.25000042403" calcext:value-type="float">
            <text:p>1.250000424</text:p>
          </table:table-cell>
          <table:table-cell/>
          <table:table-cell office:value-type="float" office:value="1.24999250824" calcext:value-type="float">
            <text:p>1.2499925082</text:p>
          </table:table-cell>
          <table:table-cell/>
          <table:table-cell table:formula="of:=[.A187]-[.C187]" office:value-type="float" office:value="0.00000791578999992382" calcext:value-type="float">
            <text:p>7.91578999992382E-006</text:p>
          </table:table-cell>
        </table:table-row>
        <table:table-row table:style-name="ro1">
          <table:table-cell office:value-type="float" office:value="1.25000042629" calcext:value-type="float">
            <text:p>1.2500004263</text:p>
          </table:table-cell>
          <table:table-cell/>
          <table:table-cell office:value-type="float" office:value="1.24999087738" calcext:value-type="float">
            <text:p>1.2499908774</text:p>
          </table:table-cell>
          <table:table-cell/>
          <table:table-cell table:formula="of:=[.A188]-[.C188]" office:value-type="float" office:value="0.00000954891000004565" calcext:value-type="float">
            <text:p>9.54891000004565E-006</text:p>
          </table:table-cell>
        </table:table-row>
        <table:table-row table:style-name="ro1">
          <table:table-cell office:value-type="float" office:value="1.25000042856" calcext:value-type="float">
            <text:p>1.2500004286</text:p>
          </table:table-cell>
          <table:table-cell/>
          <table:table-cell office:value-type="float" office:value="1.24999008275" calcext:value-type="float">
            <text:p>1.2499900828</text:p>
          </table:table-cell>
          <table:table-cell/>
          <table:table-cell table:formula="of:=[.A189]-[.C189]" office:value-type="float" office:value="0.0000103458100000342" calcext:value-type="float">
            <text:p>1.03458100000342E-005</text:p>
          </table:table-cell>
        </table:table-row>
        <table:table-row table:style-name="ro1">
          <table:table-cell office:value-type="float" office:value="1.25000043083" calcext:value-type="float">
            <text:p>1.2500004308</text:p>
          </table:table-cell>
          <table:table-cell/>
          <table:table-cell office:value-type="float" office:value="1.24999028148" calcext:value-type="float">
            <text:p>1.2499902815</text:p>
          </table:table-cell>
          <table:table-cell/>
          <table:table-cell table:formula="of:=[.A190]-[.C190]" office:value-type="float" office:value="0.0000101493500002103" calcext:value-type="float">
            <text:p>1.01493500002103E-005</text:p>
          </table:table-cell>
        </table:table-row>
        <table:table-row table:style-name="ro1">
          <table:table-cell office:value-type="float" office:value="1.2500004331" calcext:value-type="float">
            <text:p>1.2500004331</text:p>
          </table:table-cell>
          <table:table-cell/>
          <table:table-cell office:value-type="float" office:value="1.24999143451" calcext:value-type="float">
            <text:p>1.2499914345</text:p>
          </table:table-cell>
          <table:table-cell/>
          <table:table-cell table:formula="of:=[.A191]-[.C191]" office:value-type="float" office:value="0.00000899859000003112" calcext:value-type="float">
            <text:p>8.99859000003112E-006</text:p>
          </table:table-cell>
        </table:table-row>
        <table:table-row table:style-name="ro1">
          <table:table-cell office:value-type="float" office:value="1.25000043536" calcext:value-type="float">
            <text:p>1.2500004354</text:p>
          </table:table-cell>
          <table:table-cell/>
          <table:table-cell office:value-type="float" office:value="1.24999331436" calcext:value-type="float">
            <text:p>1.2499933144</text:p>
          </table:table-cell>
          <table:table-cell/>
          <table:table-cell table:formula="of:=[.A192]-[.C192]" office:value-type="float" office:value="0.00000712100000010985" calcext:value-type="float">
            <text:p>0.000007121</text:p>
          </table:table-cell>
        </table:table-row>
        <table:table-row table:style-name="ro1">
          <table:table-cell office:value-type="float" office:value="1.25000043763" calcext:value-type="float">
            <text:p>1.2500004376</text:p>
          </table:table-cell>
          <table:table-cell/>
          <table:table-cell office:value-type="float" office:value="1.24999555001" calcext:value-type="float">
            <text:p>1.24999555</text:p>
          </table:table-cell>
          <table:table-cell/>
          <table:table-cell table:formula="of:=[.A193]-[.C193]" office:value-type="float" office:value="0.00000488762000006027" calcext:value-type="float">
            <text:p>4.88762000006027E-006</text:p>
          </table:table-cell>
        </table:table-row>
        <table:table-row table:style-name="ro1">
          <table:table-cell office:value-type="float" office:value="1.2500004399" calcext:value-type="float">
            <text:p>1.2500004399</text:p>
          </table:table-cell>
          <table:table-cell/>
          <table:table-cell office:value-type="float" office:value="1.24999770026" calcext:value-type="float">
            <text:p>1.2499977003</text:p>
          </table:table-cell>
          <table:table-cell/>
          <table:table-cell table:formula="of:=[.A194]-[.C194]" office:value-type="float" office:value="0.00000273963999997129" calcext:value-type="float">
            <text:p>2.73963999997129E-006</text:p>
          </table:table-cell>
        </table:table-row>
        <table:table-row table:style-name="ro1">
          <table:table-cell office:value-type="float" office:value="1.25000044217" calcext:value-type="float">
            <text:p>1.2500004422</text:p>
          </table:table-cell>
          <table:table-cell/>
          <table:table-cell office:value-type="float" office:value="1.2499993408" calcext:value-type="float">
            <text:p>1.2499993408</text:p>
          </table:table-cell>
          <table:table-cell/>
          <table:table-cell table:formula="of:=[.A195]-[.C195]" office:value-type="float" office:value="0.00000110136999986743" calcext:value-type="float">
            <text:p>1.10136999986743E-006</text:p>
          </table:table-cell>
        </table:table-row>
        <table:table-row table:style-name="ro1">
          <table:table-cell office:value-type="float" office:value="1.25000044443" calcext:value-type="float">
            <text:p>1.2500004444</text:p>
          </table:table-cell>
          <table:table-cell/>
          <table:table-cell office:value-type="float" office:value="1.25000014797" calcext:value-type="float">
            <text:p>1.250000148</text:p>
          </table:table-cell>
          <table:table-cell/>
          <table:table-cell table:formula="of:=[.A196]-[.C196]" office:value-type="float" office:value="0.000000296459999882259" calcext:value-type="float">
            <text:p>2.96459999882259E-007</text:p>
          </table:table-cell>
        </table:table-row>
        <table:table-row table:style-name="ro1">
          <table:table-cell office:value-type="float" office:value="1.2500004467" calcext:value-type="float">
            <text:p>1.2500004467</text:p>
          </table:table-cell>
          <table:table-cell/>
          <table:table-cell office:value-type="float" office:value="1.24999996263" calcext:value-type="float">
            <text:p>1.2499999626</text:p>
          </table:table-cell>
          <table:table-cell/>
          <table:table-cell table:formula="of:=[.A197]-[.C197]" office:value-type="float" office:value="0.000000484070000084103" calcext:value-type="float">
            <text:p>4.84070000084103E-007</text:p>
          </table:table-cell>
        </table:table-row>
        <table:table-row table:style-name="ro1">
          <table:table-cell office:value-type="float" office:value="1.25000044897" calcext:value-type="float">
            <text:p>1.250000449</text:p>
          </table:table-cell>
          <table:table-cell/>
          <table:table-cell office:value-type="float" office:value="1.24999882159" calcext:value-type="float">
            <text:p>1.2499988216</text:p>
          </table:table-cell>
          <table:table-cell/>
          <table:table-cell table:formula="of:=[.A198]-[.C198]" office:value-type="float" office:value="0.00000162738000009099" calcext:value-type="float">
            <text:p>1.62738000009099E-006</text:p>
          </table:table-cell>
        </table:table-row>
        <table:table-row table:style-name="ro1">
          <table:table-cell office:value-type="float" office:value="1.25000045124" calcext:value-type="float">
            <text:p>1.2500004512</text:p>
          </table:table-cell>
          <table:table-cell/>
          <table:table-cell office:value-type="float" office:value="1.24999695027" calcext:value-type="float">
            <text:p>1.2499969503</text:p>
          </table:table-cell>
          <table:table-cell/>
          <table:table-cell table:formula="of:=[.A199]-[.C199]" office:value-type="float" office:value="0.00000350097000012539" calcext:value-type="float">
            <text:p>0.000003501</text:p>
          </table:table-cell>
        </table:table-row>
        <table:table-row table:style-name="ro1">
          <table:table-cell office:value-type="float" office:value="1.2500004535" calcext:value-type="float">
            <text:p>1.2500004535</text:p>
          </table:table-cell>
          <table:table-cell/>
          <table:table-cell office:value-type="float" office:value="1.24999471829" calcext:value-type="float">
            <text:p>1.2499947183</text:p>
          </table:table-cell>
          <table:table-cell/>
          <table:table-cell table:formula="of:=[.A200]-[.C200]" office:value-type="float" office:value="0.00000573521000002408" calcext:value-type="float">
            <text:p>5.73521000002408E-006</text:p>
          </table:table-cell>
        </table:table-row>
        <table:table-row table:style-name="ro1">
          <table:table-cell office:value-type="float" office:value="1.25000045577" calcext:value-type="float">
            <text:p>1.2500004558</text:p>
          </table:table-cell>
          <table:table-cell/>
          <table:table-cell office:value-type="float" office:value="1.24999256653" calcext:value-type="float">
            <text:p>1.2499925665</text:p>
          </table:table-cell>
          <table:table-cell/>
          <table:table-cell table:formula="of:=[.A201]-[.C201]" office:value-type="float" office:value="0.00000788923999994751" calcext:value-type="float">
            <text:p>7.88923999994751E-006</text:p>
          </table:table-cell>
        </table:table-row>
        <table:table-row table:style-name="ro1">
          <table:table-cell office:value-type="float" office:value="1.25000045804" calcext:value-type="float">
            <text:p>1.250000458</text:p>
          </table:table-cell>
          <table:table-cell/>
          <table:table-cell office:value-type="float" office:value="1.24999092004" calcext:value-type="float">
            <text:p>1.24999092</text:p>
          </table:table-cell>
          <table:table-cell/>
          <table:table-cell table:formula="of:=[.A202]-[.C202]" office:value-type="float" office:value="0.00000953800000003113" calcext:value-type="float">
            <text:p>0.000009538</text:p>
          </table:table-cell>
        </table:table-row>
        <table:table-row table:style-name="ro1">
          <table:table-cell office:value-type="float" office:value="1.25000046031" calcext:value-type="float">
            <text:p>1.2500004603</text:p>
          </table:table-cell>
          <table:table-cell/>
          <table:table-cell office:value-type="float" office:value="1.24999010416" calcext:value-type="float">
            <text:p>1.2499901042</text:p>
          </table:table-cell>
          <table:table-cell/>
          <table:table-cell table:formula="of:=[.A203]-[.C203]" office:value-type="float" office:value="0.0000103561500000016" calcext:value-type="float">
            <text:p>1.03561500000016E-005</text:p>
          </table:table-cell>
        </table:table-row>
        <table:table-row table:style-name="ro1">
          <table:table-cell office:value-type="float" office:value="1.25000046257" calcext:value-type="float">
            <text:p>1.2500004626</text:p>
          </table:table-cell>
          <table:table-cell/>
          <table:table-cell office:value-type="float" office:value="1.24999028021" calcext:value-type="float">
            <text:p>1.2499902802</text:p>
          </table:table-cell>
          <table:table-cell/>
          <table:table-cell table:formula="of:=[.A204]-[.C204]" office:value-type="float" office:value="0.000010182360000055" calcext:value-type="float">
            <text:p>1.0182360000055E-005</text:p>
          </table:table-cell>
        </table:table-row>
        <table:table-row table:style-name="ro1">
          <table:table-cell office:value-type="float" office:value="1.25000046484" calcext:value-type="float">
            <text:p>1.2500004648</text:p>
          </table:table-cell>
          <table:table-cell/>
          <table:table-cell office:value-type="float" office:value="1.24999141361" calcext:value-type="float">
            <text:p>1.2499914136</text:p>
          </table:table-cell>
          <table:table-cell/>
          <table:table-cell table:formula="of:=[.A205]-[.C205]" office:value-type="float" office:value="0.00000905122999994568" calcext:value-type="float">
            <text:p>9.05122999994568E-006</text:p>
          </table:table-cell>
        </table:table-row>
        <table:table-row table:style-name="ro1">
          <table:table-cell office:value-type="float" office:value="1.25000046711" calcext:value-type="float">
            <text:p>1.2500004671</text:p>
          </table:table-cell>
          <table:table-cell/>
          <table:table-cell office:value-type="float" office:value="1.24999328076" calcext:value-type="float">
            <text:p>1.2499932808</text:p>
          </table:table-cell>
          <table:table-cell/>
          <table:table-cell table:formula="of:=[.A206]-[.C206]" office:value-type="float" office:value="0.00000718634999996581" calcext:value-type="float">
            <text:p>7.18634999996581E-006</text:p>
          </table:table-cell>
        </table:table-row>
        <table:table-row table:style-name="ro1">
          <table:table-cell office:value-type="float" office:value="1.25000046938" calcext:value-type="float">
            <text:p>1.2500004694</text:p>
          </table:table-cell>
          <table:table-cell/>
          <table:table-cell office:value-type="float" office:value="1.24999551316" calcext:value-type="float">
            <text:p>1.2499955132</text:p>
          </table:table-cell>
          <table:table-cell/>
          <table:table-cell table:formula="of:=[.A207]-[.C207]" office:value-type="float" office:value="0.0000049562199999631" calcext:value-type="float">
            <text:p>4.9562199999631E-006</text:p>
          </table:table-cell>
        </table:table-row>
        <table:table-row table:style-name="ro1">
          <table:table-cell office:value-type="float" office:value="1.25000047164" calcext:value-type="float">
            <text:p>1.2500004716</text:p>
          </table:table-cell>
          <table:table-cell/>
          <table:table-cell office:value-type="float" office:value="1.24999767022" calcext:value-type="float">
            <text:p>1.2499976702</text:p>
          </table:table-cell>
          <table:table-cell/>
          <table:table-cell table:formula="of:=[.A208]-[.C208]" office:value-type="float" office:value="0.00000280141999997596" calcext:value-type="float">
            <text:p>2.80141999997596E-006</text:p>
          </table:table-cell>
        </table:table-row>
        <table:table-row table:style-name="ro1">
          <table:table-cell office:value-type="float" office:value="1.25000047391" calcext:value-type="float">
            <text:p>1.2500004739</text:p>
          </table:table-cell>
          <table:table-cell/>
          <table:table-cell office:value-type="float" office:value="1.24999932631" calcext:value-type="float">
            <text:p>1.2499993263</text:p>
          </table:table-cell>
          <table:table-cell/>
          <table:table-cell table:formula="of:=[.A209]-[.C209]" office:value-type="float" office:value="0.00000114759999991776" calcext:value-type="float">
            <text:p>1.14759999991776E-006</text:p>
          </table:table-cell>
        </table:table-row>
        <table:table-row table:style-name="ro1">
          <table:table-cell office:value-type="float" office:value="1.25000047618" calcext:value-type="float">
            <text:p>1.2500004762</text:p>
          </table:table-cell>
          <table:table-cell/>
          <table:table-cell office:value-type="float" office:value="1.25000015468" calcext:value-type="float">
            <text:p>1.2500001547</text:p>
          </table:table-cell>
          <table:table-cell/>
          <table:table-cell table:formula="of:=[.A210]-[.C210]" office:value-type="float" office:value="0.000000321499999955677" calcext:value-type="float">
            <text:p>3.21499999955677E-007</text:p>
          </table:table-cell>
        </table:table-row>
        <table:table-row table:style-name="ro1">
          <table:table-cell office:value-type="float" office:value="1.25000047845" calcext:value-type="float">
            <text:p>1.2500004785</text:p>
          </table:table-cell>
          <table:table-cell/>
          <table:table-cell office:value-type="float" office:value="1.24999999204" calcext:value-type="float">
            <text:p>1.249999992</text:p>
          </table:table-cell>
          <table:table-cell/>
          <table:table-cell table:formula="of:=[.A211]-[.C211]" office:value-type="float" office:value="0.00000048641000005567" calcext:value-type="float">
            <text:p>4.8641000005567E-007</text:p>
          </table:table-cell>
        </table:table-row>
        <table:table-row table:style-name="ro1">
          <table:table-cell office:value-type="float" office:value="1.25000048071" calcext:value-type="float">
            <text:p>1.2500004807</text:p>
          </table:table-cell>
          <table:table-cell/>
          <table:table-cell office:value-type="float" office:value="1.24999887067" calcext:value-type="float">
            <text:p>1.2499988707</text:p>
          </table:table-cell>
          <table:table-cell/>
          <table:table-cell table:formula="of:=[.A212]-[.C212]" office:value-type="float" office:value="0.00000161003999998854" calcext:value-type="float">
            <text:p>0.00000161</text:p>
          </table:table-cell>
        </table:table-row>
        <table:table-row table:style-name="ro1">
          <table:table-cell office:value-type="float" office:value="1.25000048298" calcext:value-type="float">
            <text:p>1.250000483</text:p>
          </table:table-cell>
          <table:table-cell/>
          <table:table-cell office:value-type="float" office:value="1.24999701214" calcext:value-type="float">
            <text:p>1.2499970121</text:p>
          </table:table-cell>
          <table:table-cell/>
          <table:table-cell table:formula="of:=[.A213]-[.C213]" office:value-type="float" office:value="0.00000347084000007491" calcext:value-type="float">
            <text:p>3.47084000007491E-006</text:p>
          </table:table-cell>
        </table:table-row>
        <table:table-row table:style-name="ro1">
          <table:table-cell office:value-type="float" office:value="1.25000048525" calcext:value-type="float">
            <text:p>1.2500004853</text:p>
          </table:table-cell>
          <table:table-cell/>
          <table:table-cell office:value-type="float" office:value="1.24999478355" calcext:value-type="float">
            <text:p>1.2499947836</text:p>
          </table:table-cell>
          <table:table-cell/>
          <table:table-cell table:formula="of:=[.A214]-[.C214]" office:value-type="float" office:value="0.00000570169999991599" calcext:value-type="float">
            <text:p>5.70169999991599E-006</text:p>
          </table:table-cell>
        </table:table-row>
        <table:table-row table:style-name="ro1">
          <table:table-cell office:value-type="float" office:value="1.25000048752" calcext:value-type="float">
            <text:p>1.2500004875</text:p>
          </table:table-cell>
          <table:table-cell/>
          <table:table-cell office:value-type="float" office:value="1.24999262508" calcext:value-type="float">
            <text:p>1.2499926251</text:p>
          </table:table-cell>
          <table:table-cell/>
          <table:table-cell table:formula="of:=[.A215]-[.C215]" office:value-type="float" office:value="0.00000786243999995051" calcext:value-type="float">
            <text:p>7.86243999995051E-006</text:p>
          </table:table-cell>
        </table:table-row>
        <table:table-row table:style-name="ro1">
          <table:table-cell office:value-type="float" office:value="1.25000048978" calcext:value-type="float">
            <text:p>1.2500004898</text:p>
          </table:table-cell>
          <table:table-cell/>
          <table:table-cell office:value-type="float" office:value="1.24999096313" calcext:value-type="float">
            <text:p>1.2499909631</text:p>
          </table:table-cell>
          <table:table-cell/>
          <table:table-cell table:formula="of:=[.A216]-[.C216]" office:value-type="float" office:value="0.00000952665000020225" calcext:value-type="float">
            <text:p>9.52665000020225E-006</text:p>
          </table:table-cell>
        </table:table-row>
        <table:table-row table:style-name="ro1">
          <table:table-cell office:value-type="float" office:value="1.25000049205" calcext:value-type="float">
            <text:p>1.2500004921</text:p>
          </table:table-cell>
          <table:table-cell/>
          <table:table-cell office:value-type="float" office:value="1.24999012608" calcext:value-type="float">
            <text:p>1.2499901261</text:p>
          </table:table-cell>
          <table:table-cell/>
          <table:table-cell table:formula="of:=[.A217]-[.C217]" office:value-type="float" office:value="0.0000103659699999259" calcext:value-type="float">
            <text:p>0.000010366</text:p>
          </table:table-cell>
        </table:table-row>
        <table:table-row table:style-name="ro1">
          <table:table-cell office:value-type="float" office:value="1.25000049432" calcext:value-type="float">
            <text:p>1.2500004943</text:p>
          </table:table-cell>
          <table:table-cell/>
          <table:table-cell office:value-type="float" office:value="1.24999027943" calcext:value-type="float">
            <text:p>1.2499902794</text:p>
          </table:table-cell>
          <table:table-cell/>
          <table:table-cell table:formula="of:=[.A218]-[.C218]" office:value-type="float" office:value="0.000010214890000082" calcext:value-type="float">
            <text:p>1.0214890000082E-005</text:p>
          </table:table-cell>
        </table:table-row>
        <table:table-row table:style-name="ro1">
          <table:table-cell office:value-type="float" office:value="1.25000049659" calcext:value-type="float">
            <text:p>1.2500004966</text:p>
          </table:table-cell>
          <table:table-cell/>
          <table:table-cell office:value-type="float" office:value="1.24999139309" calcext:value-type="float">
            <text:p>1.2499913931</text:p>
          </table:table-cell>
          <table:table-cell/>
          <table:table-cell table:formula="of:=[.A219]-[.C219]" office:value-type="float" office:value="0.00000910350000005167" calcext:value-type="float">
            <text:p>9.10350000005167E-006</text:p>
          </table:table-cell>
        </table:table-row>
        <table:table-row table:style-name="ro1">
          <table:table-cell office:value-type="float" office:value="1.25000049885" calcext:value-type="float">
            <text:p>1.2500004989</text:p>
          </table:table-cell>
          <table:table-cell/>
          <table:table-cell office:value-type="float" office:value="1.24999324735" calcext:value-type="float">
            <text:p>1.2499932474</text:p>
          </table:table-cell>
          <table:table-cell/>
          <table:table-cell table:formula="of:=[.A220]-[.C220]" office:value-type="float" office:value="0.00000725150000002728" calcext:value-type="float">
            <text:p>7.25150000002728E-006</text:p>
          </table:table-cell>
        </table:table-row>
        <table:table-row table:style-name="ro1">
          <table:table-cell office:value-type="float" office:value="1.25000050112" calcext:value-type="float">
            <text:p>1.2500005011</text:p>
          </table:table-cell>
          <table:table-cell/>
          <table:table-cell office:value-type="float" office:value="1.24999547626" calcext:value-type="float">
            <text:p>1.2499954763</text:p>
          </table:table-cell>
          <table:table-cell/>
          <table:table-cell table:formula="of:=[.A221]-[.C221]" office:value-type="float" office:value="0.00000502485999986924" calcext:value-type="float">
            <text:p>5.02485999986924E-006</text:p>
          </table:table-cell>
        </table:table-row>
        <table:table-row table:style-name="ro1">
          <table:table-cell office:value-type="float" office:value="1.25000050339" calcext:value-type="float">
            <text:p>1.2500005034</text:p>
          </table:table-cell>
          <table:table-cell/>
          <table:table-cell office:value-type="float" office:value="1.24999763992" calcext:value-type="float">
            <text:p>1.2499976399</text:p>
          </table:table-cell>
          <table:table-cell/>
          <table:table-cell table:formula="of:=[.A222]-[.C222]" office:value-type="float" office:value="0.00000286347000000298" calcext:value-type="float">
            <text:p>2.86347000000298E-006</text:p>
          </table:table-cell>
        </table:table-row>
        <table:table-row table:style-name="ro1">
          <table:table-cell office:value-type="float" office:value="1.25000050566" calcext:value-type="float">
            <text:p>1.2500005057</text:p>
          </table:table-cell>
          <table:table-cell/>
          <table:table-cell office:value-type="float" office:value="1.24999931138" calcext:value-type="float">
            <text:p>1.2499993114</text:p>
          </table:table-cell>
          <table:table-cell/>
          <table:table-cell table:formula="of:=[.A223]-[.C223]" office:value-type="float" office:value="0.00000119428000022737" calcext:value-type="float">
            <text:p>1.19428000022737E-006</text:p>
          </table:table-cell>
        </table:table-row>
        <table:table-row table:style-name="ro1">
          <table:table-cell office:value-type="float" office:value="1.25000050792" calcext:value-type="float">
            <text:p>1.2500005079</text:p>
          </table:table-cell>
          <table:table-cell/>
          <table:table-cell office:value-type="float" office:value="1.25000016089" calcext:value-type="float">
            <text:p>1.2500001609</text:p>
          </table:table-cell>
          <table:table-cell/>
          <table:table-cell table:formula="of:=[.A224]-[.C224]" office:value-type="float" office:value="0.000000347030000069637" calcext:value-type="float">
            <text:p>0.000000347</text:p>
          </table:table-cell>
        </table:table-row>
        <table:table-row table:style-name="ro1">
          <table:table-cell office:value-type="float" office:value="1.25000051019" calcext:value-type="float">
            <text:p>1.2500005102</text:p>
          </table:table-cell>
          <table:table-cell/>
          <table:table-cell office:value-type="float" office:value="1.25000002094" calcext:value-type="float">
            <text:p>1.2500000209</text:p>
          </table:table-cell>
          <table:table-cell/>
          <table:table-cell table:formula="of:=[.A225]-[.C225]" office:value-type="float" office:value="0.000000489250000068608" calcext:value-type="float">
            <text:p>4.89250000068608E-007</text:p>
          </table:table-cell>
        </table:table-row>
        <table:table-row table:style-name="ro1">
          <table:table-cell office:value-type="float" office:value="1.25000051246" calcext:value-type="float">
            <text:p>1.2500005125</text:p>
          </table:table-cell>
          <table:table-cell/>
          <table:table-cell office:value-type="float" office:value="1.24999891938" calcext:value-type="float">
            <text:p>1.2499989194</text:p>
          </table:table-cell>
          <table:table-cell/>
          <table:table-cell table:formula="of:=[.A226]-[.C226]" office:value-type="float" office:value="0.00000159307999991754" calcext:value-type="float">
            <text:p>1.59307999991754E-006</text:p>
          </table:table-cell>
        </table:table-row>
        <table:table-row table:style-name="ro1">
          <table:table-cell office:value-type="float" office:value="1.25000051473" calcext:value-type="float">
            <text:p>1.2500005147</text:p>
          </table:table-cell>
          <table:table-cell/>
          <table:table-cell office:value-type="float" office:value="1.24999707383" calcext:value-type="float">
            <text:p>1.2499970738</text:p>
          </table:table-cell>
          <table:table-cell/>
          <table:table-cell table:formula="of:=[.A227]-[.C227]" office:value-type="float" office:value="0.00000344090000004016" calcext:value-type="float">
            <text:p>3.44090000004016E-006</text:p>
          </table:table-cell>
        </table:table-row>
        <table:table-row table:style-name="ro1">
          <table:table-cell office:value-type="float" office:value="1.25000051699" calcext:value-type="float">
            <text:p>1.250000517</text:p>
          </table:table-cell>
          <table:table-cell/>
          <table:table-cell office:value-type="float" office:value="1.24999484884" calcext:value-type="float">
            <text:p>1.2499948488</text:p>
          </table:table-cell>
          <table:table-cell/>
          <table:table-cell table:formula="of:=[.A228]-[.C228]" office:value-type="float" office:value="0.00000566815000002663" calcext:value-type="float">
            <text:p>5.66815000002663E-006</text:p>
          </table:table-cell>
        </table:table-row>
        <table:table-row table:style-name="ro1">
          <table:table-cell office:value-type="float" office:value="1.25000051926" calcext:value-type="float">
            <text:p>1.2500005193</text:p>
          </table:table-cell>
          <table:table-cell/>
          <table:table-cell office:value-type="float" office:value="1.24999268389" calcext:value-type="float">
            <text:p>1.2499926839</text:p>
          </table:table-cell>
          <table:table-cell/>
          <table:table-cell table:formula="of:=[.A229]-[.C229]" office:value-type="float" office:value="0.00000783536999993117" calcext:value-type="float">
            <text:p>7.83536999993117E-006</text:p>
          </table:table-cell>
        </table:table-row>
        <table:table-row table:style-name="ro1">
          <table:table-cell office:value-type="float" office:value="1.25000052153" calcext:value-type="float">
            <text:p>1.2500005215</text:p>
          </table:table-cell>
          <table:table-cell/>
          <table:table-cell office:value-type="float" office:value="1.24999100664" calcext:value-type="float">
            <text:p>1.2499910066</text:p>
          </table:table-cell>
          <table:table-cell/>
          <table:table-cell table:formula="of:=[.A230]-[.C230]" office:value-type="float" office:value="0.0000095148900001174" calcext:value-type="float">
            <text:p>9.5148900001174E-006</text:p>
          </table:table-cell>
        </table:table-row>
        <table:table-row table:style-name="ro1">
          <table:table-cell office:value-type="float" office:value="1.2500005238" calcext:value-type="float">
            <text:p>1.2500005238</text:p>
          </table:table-cell>
          <table:table-cell/>
          <table:table-cell office:value-type="float" office:value="1.2499901485" calcext:value-type="float">
            <text:p>1.2499901485</text:p>
          </table:table-cell>
          <table:table-cell/>
          <table:table-cell table:formula="of:=[.A231]-[.C231]" office:value-type="float" office:value="0.0000103753000000317" calcext:value-type="float">
            <text:p>1.03753000000317E-005</text:p>
          </table:table-cell>
        </table:table-row>
        <table:table-row table:style-name="ro1">
          <table:table-cell office:value-type="float" office:value="1.25000052606" calcext:value-type="float">
            <text:p>1.2500005261</text:p>
          </table:table-cell>
          <table:table-cell/>
          <table:table-cell office:value-type="float" office:value="1.24999027914" calcext:value-type="float">
            <text:p>1.2499902791</text:p>
          </table:table-cell>
          <table:table-cell/>
          <table:table-cell table:formula="of:=[.A232]-[.C232]" office:value-type="float" office:value="0.0000102469200000677" calcext:value-type="float">
            <text:p>1.02469200000677E-005</text:p>
          </table:table-cell>
        </table:table-row>
        <table:table-row table:style-name="ro1">
          <table:table-cell office:value-type="float" office:value="1.25000052833" calcext:value-type="float">
            <text:p>1.2500005283</text:p>
          </table:table-cell>
          <table:table-cell/>
          <table:table-cell office:value-type="float" office:value="1.24999137295" calcext:value-type="float">
            <text:p>1.249991373</text:p>
          </table:table-cell>
          <table:table-cell/>
          <table:table-cell table:formula="of:=[.A233]-[.C233]" office:value-type="float" office:value="0.00000915537999990335" calcext:value-type="float">
            <text:p>9.15537999990335E-006</text:p>
          </table:table-cell>
        </table:table-row>
        <table:table-row table:style-name="ro1">
          <table:table-cell office:value-type="float" office:value="1.2500005306" calcext:value-type="float">
            <text:p>1.2500005306</text:p>
          </table:table-cell>
          <table:table-cell/>
          <table:table-cell office:value-type="float" office:value="1.24999321413" calcext:value-type="float">
            <text:p>1.2499932141</text:p>
          </table:table-cell>
          <table:table-cell/>
          <table:table-cell table:formula="of:=[.A234]-[.C234]" office:value-type="float" office:value="0.00000731647000007385" calcext:value-type="float">
            <text:p>7.31647000007385E-006</text:p>
          </table:table-cell>
        </table:table-row>
        <table:table-row table:style-name="ro1">
          <table:table-cell office:value-type="float" office:value="1.25000053287" calcext:value-type="float">
            <text:p>1.2500005329</text:p>
          </table:table-cell>
          <table:table-cell/>
          <table:table-cell office:value-type="float" office:value="1.24999543932" calcext:value-type="float">
            <text:p>1.2499954393</text:p>
          </table:table-cell>
          <table:table-cell/>
          <table:table-cell table:formula="of:=[.A235]-[.C235]" office:value-type="float" office:value="0.00000509355000000156" calcext:value-type="float">
            <text:p>5.09355000000156E-006</text:p>
          </table:table-cell>
        </table:table-row>
        <table:table-row table:style-name="ro1">
          <table:table-cell office:value-type="float" office:value="1.25000053513" calcext:value-type="float">
            <text:p>1.2500005351</text:p>
          </table:table-cell>
          <table:table-cell/>
          <table:table-cell office:value-type="float" office:value="1.24999760936" calcext:value-type="float">
            <text:p>1.2499976094</text:p>
          </table:table-cell>
          <table:table-cell/>
          <table:table-cell table:formula="of:=[.A236]-[.C236]" office:value-type="float" office:value="0.00000292576999982863" calcext:value-type="float">
            <text:p>2.92576999982863E-006</text:p>
          </table:table-cell>
        </table:table-row>
        <table:table-row table:style-name="ro1">
          <table:table-cell office:value-type="float" office:value="1.2500005374" calcext:value-type="float">
            <text:p>1.2500005374</text:p>
          </table:table-cell>
          <table:table-cell/>
          <table:table-cell office:value-type="float" office:value="1.24999929604" calcext:value-type="float">
            <text:p>1.249999296</text:p>
          </table:table-cell>
          <table:table-cell/>
          <table:table-cell table:formula="of:=[.A237]-[.C237]" office:value-type="float" office:value="0.00000124136000012598" calcext:value-type="float">
            <text:p>1.24136000012598E-006</text:p>
          </table:table-cell>
        </table:table-row>
        <table:table-row table:style-name="ro1">
          <table:table-cell office:value-type="float" office:value="1.25000053967" calcext:value-type="float">
            <text:p>1.2500005397</text:p>
          </table:table-cell>
          <table:table-cell/>
          <table:table-cell office:value-type="float" office:value="1.25000016658" calcext:value-type="float">
            <text:p>1.2500001666</text:p>
          </table:table-cell>
          <table:table-cell/>
          <table:table-cell table:formula="of:=[.A238]-[.C238]" office:value-type="float" office:value="0.000000373090000005405" calcext:value-type="float">
            <text:p>3.73090000005405E-007</text:p>
          </table:table-cell>
        </table:table-row>
        <table:table-row table:style-name="ro1">
          <table:table-cell office:value-type="float" office:value="1.25000054194" calcext:value-type="float">
            <text:p>1.2500005419</text:p>
          </table:table-cell>
          <table:table-cell/>
          <table:table-cell office:value-type="float" office:value="1.25000004936" calcext:value-type="float">
            <text:p>1.2500000494</text:p>
          </table:table-cell>
          <table:table-cell/>
          <table:table-cell table:formula="of:=[.A239]-[.C239]" office:value-type="float" office:value="0.000000492579999900045" calcext:value-type="float">
            <text:p>4.92579999900045E-007</text:p>
          </table:table-cell>
        </table:table-row>
        <table:table-row table:style-name="ro1">
          <table:table-cell office:value-type="float" office:value="1.2500005442" calcext:value-type="float">
            <text:p>1.2500005442</text:p>
          </table:table-cell>
          <table:table-cell/>
          <table:table-cell office:value-type="float" office:value="1.2499989677" calcext:value-type="float">
            <text:p>1.2499989677</text:p>
          </table:table-cell>
          <table:table-cell/>
          <table:table-cell table:formula="of:=[.A240]-[.C240]" office:value-type="float" office:value="0.00000157649999987797" calcext:value-type="float">
            <text:p>1.57649999987797E-006</text:p>
          </table:table-cell>
        </table:table-row>
        <table:table-row table:style-name="ro1">
          <table:table-cell office:value-type="float" office:value="1.25000054647" calcext:value-type="float">
            <text:p>1.2500005465</text:p>
          </table:table-cell>
          <table:table-cell/>
          <table:table-cell office:value-type="float" office:value="1.24999713533" calcext:value-type="float">
            <text:p>1.2499971353</text:p>
          </table:table-cell>
          <table:table-cell/>
          <table:table-cell table:formula="of:=[.A241]-[.C241]" office:value-type="float" office:value="0.0000034111400000203" calcext:value-type="float">
            <text:p>3.4111400000203E-006</text:p>
          </table:table-cell>
        </table:table-row>
        <table:table-row table:style-name="ro1">
          <table:table-cell office:value-type="float" office:value="1.25000054874" calcext:value-type="float">
            <text:p>1.2500005487</text:p>
          </table:table-cell>
          <table:table-cell/>
          <table:table-cell office:value-type="float" office:value="1.24999491417" calcext:value-type="float">
            <text:p>1.2499949142</text:p>
          </table:table-cell>
          <table:table-cell/>
          <table:table-cell table:formula="of:=[.A242]-[.C242]" office:value-type="float" office:value="0.00000563457000013479" calcext:value-type="float">
            <text:p>5.63457000013479E-006</text:p>
          </table:table-cell>
        </table:table-row>
        <table:table-row table:style-name="ro1">
          <table:table-cell office:value-type="float" office:value="1.25000055101" calcext:value-type="float">
            <text:p>1.250000551</text:p>
          </table:table-cell>
          <table:table-cell/>
          <table:table-cell office:value-type="float" office:value="1.24999274295" calcext:value-type="float">
            <text:p>1.249992743</text:p>
          </table:table-cell>
          <table:table-cell/>
          <table:table-cell table:formula="of:=[.A243]-[.C243]" office:value-type="float" office:value="0.00000780805999989198" calcext:value-type="float">
            <text:p>7.80805999989198E-006</text:p>
          </table:table-cell>
        </table:table-row>
        <table:table-row table:style-name="ro1">
          <table:table-cell office:value-type="float" office:value="1.25000055327" calcext:value-type="float">
            <text:p>1.2500005533</text:p>
          </table:table-cell>
          <table:table-cell/>
          <table:table-cell office:value-type="float" office:value="1.24999105058" calcext:value-type="float">
            <text:p>1.2499910506</text:p>
          </table:table-cell>
          <table:table-cell/>
          <table:table-cell table:formula="of:=[.A244]-[.C244]" office:value-type="float" office:value="0.00000950268999999615" calcext:value-type="float">
            <text:p>9.50268999999615E-006</text:p>
          </table:table-cell>
        </table:table-row>
        <table:table-row table:style-name="ro1">
          <table:table-cell office:value-type="float" office:value="1.25000055554" calcext:value-type="float">
            <text:p>1.2500005555</text:p>
          </table:table-cell>
          <table:table-cell/>
          <table:table-cell office:value-type="float" office:value="1.24999017144" calcext:value-type="float">
            <text:p>1.2499901714</text:p>
          </table:table-cell>
          <table:table-cell/>
          <table:table-cell table:formula="of:=[.A245]-[.C245]" office:value-type="float" office:value="0.0000103841000000937" calcext:value-type="float">
            <text:p>1.03841000000937E-005</text:p>
          </table:table-cell>
        </table:table-row>
        <table:table-row table:style-name="ro1">
          <table:table-cell office:value-type="float" office:value="1.25000055781" calcext:value-type="float">
            <text:p>1.2500005578</text:p>
          </table:table-cell>
          <table:table-cell/>
          <table:table-cell office:value-type="float" office:value="1.24999027935" calcext:value-type="float">
            <text:p>1.2499902794</text:p>
          </table:table-cell>
          <table:table-cell/>
          <table:table-cell table:formula="of:=[.A246]-[.C246]" office:value-type="float" office:value="0.0000102784600000128" calcext:value-type="float">
            <text:p>1.02784600000128E-005</text:p>
          </table:table-cell>
        </table:table-row>
        <table:table-row table:style-name="ro1">
          <table:table-cell office:value-type="float" office:value="1.25000056008" calcext:value-type="float">
            <text:p>1.2500005601</text:p>
          </table:table-cell>
          <table:table-cell/>
          <table:table-cell office:value-type="float" office:value="1.24999135319" calcext:value-type="float">
            <text:p>1.2499913532</text:p>
          </table:table-cell>
          <table:table-cell/>
          <table:table-cell table:formula="of:=[.A247]-[.C247]" office:value-type="float" office:value="0.00000920688999994646" calcext:value-type="float">
            <text:p>9.20688999994646E-006</text:p>
          </table:table-cell>
        </table:table-row>
        <table:table-row table:style-name="ro1">
          <table:table-cell office:value-type="float" office:value="1.25000056234" calcext:value-type="float">
            <text:p>1.2500005623</text:p>
          </table:table-cell>
          <table:table-cell/>
          <table:table-cell office:value-type="float" office:value="1.24999318111" calcext:value-type="float">
            <text:p>1.2499931811</text:p>
          </table:table-cell>
          <table:table-cell/>
          <table:table-cell table:formula="of:=[.A248]-[.C248]" office:value-type="float" office:value="0.000007381229999881" calcext:value-type="float">
            <text:p>7.381229999881E-006</text:p>
          </table:table-cell>
        </table:table-row>
        <table:table-row table:style-name="ro1">
          <table:table-cell office:value-type="float" office:value="1.25000056461" calcext:value-type="float">
            <text:p>1.2500005646</text:p>
          </table:table-cell>
          <table:table-cell/>
          <table:table-cell office:value-type="float" office:value="1.24999540236" calcext:value-type="float">
            <text:p>1.2499954024</text:p>
          </table:table-cell>
          <table:table-cell/>
          <table:table-cell table:formula="of:=[.A249]-[.C249]" office:value-type="float" office:value="0.00000516225000013471" calcext:value-type="float">
            <text:p>5.16225000013471E-006</text:p>
          </table:table-cell>
        </table:table-row>
        <table:table-row table:style-name="ro1">
          <table:table-cell office:value-type="float" office:value="1.25000056688" calcext:value-type="float">
            <text:p>1.2500005669</text:p>
          </table:table-cell>
          <table:table-cell/>
          <table:table-cell office:value-type="float" office:value="1.24999757856" calcext:value-type="float">
            <text:p>1.2499975786</text:p>
          </table:table-cell>
          <table:table-cell/>
          <table:table-cell table:formula="of:=[.A250]-[.C250]" office:value-type="float" office:value="0.00000298832000011906" calcext:value-type="float">
            <text:p>2.98832000011906E-006</text:p>
          </table:table-cell>
        </table:table-row>
        <table:table-row table:style-name="ro1">
          <table:table-cell office:value-type="float" office:value="1.25000056915" calcext:value-type="float">
            <text:p>1.2500005692</text:p>
          </table:table-cell>
          <table:table-cell/>
          <table:table-cell office:value-type="float" office:value="1.24999928027" calcext:value-type="float">
            <text:p>1.2499992803</text:p>
          </table:table-cell>
          <table:table-cell/>
          <table:table-cell table:formula="of:=[.A251]-[.C251]" office:value-type="float" office:value="0.000001288880000061" calcext:value-type="float">
            <text:p>1.288880000061E-006</text:p>
          </table:table-cell>
        </table:table-row>
        <table:table-row table:style-name="ro1">
          <table:table-cell office:value-type="float" office:value="1.25000057141" calcext:value-type="float">
            <text:p>1.2500005714</text:p>
          </table:table-cell>
          <table:table-cell/>
          <table:table-cell office:value-type="float" office:value="1.25000017177" calcext:value-type="float">
            <text:p>1.2500001718</text:p>
          </table:table-cell>
          <table:table-cell/>
          <table:table-cell table:formula="of:=[.A252]-[.C252]" office:value-type="float" office:value="0.000000399639999981716" calcext:value-type="float">
            <text:p>3.99639999981716E-007</text:p>
          </table:table-cell>
        </table:table-row>
        <table:table-row table:style-name="ro1">
          <table:table-cell office:value-type="float" office:value="1.25000057368" calcext:value-type="float">
            <text:p>1.2500005737</text:p>
          </table:table-cell>
          <table:table-cell/>
          <table:table-cell office:value-type="float" office:value="1.25000007727" calcext:value-type="float">
            <text:p>1.2500000773</text:p>
          </table:table-cell>
          <table:table-cell/>
          <table:table-cell table:formula="of:=[.A253]-[.C253]" office:value-type="float" office:value="0.000000496409999994896" calcext:value-type="float">
            <text:p>4.96409999994896E-007</text:p>
          </table:table-cell>
        </table:table-row>
        <table:table-row table:style-name="ro1">
          <table:table-cell office:value-type="float" office:value="1.25000057595" calcext:value-type="float">
            <text:p>1.250000576</text:p>
          </table:table-cell>
          <table:table-cell/>
          <table:table-cell office:value-type="float" office:value="1.24999901564" calcext:value-type="float">
            <text:p>1.2499990156</text:p>
          </table:table-cell>
          <table:table-cell/>
          <table:table-cell table:formula="of:=[.A254]-[.C254]" office:value-type="float" office:value="0.00000156030999987067" calcext:value-type="float">
            <text:p>1.56030999987067E-006</text:p>
          </table:table-cell>
        </table:table-row>
        <table:table-row table:style-name="ro1">
          <table:table-cell office:value-type="float" office:value="1.25000057822" calcext:value-type="float">
            <text:p>1.2500005782</text:p>
          </table:table-cell>
          <table:table-cell/>
          <table:table-cell office:value-type="float" office:value="1.24999719663" calcext:value-type="float">
            <text:p>1.2499971966</text:p>
          </table:table-cell>
          <table:table-cell/>
          <table:table-cell table:formula="of:=[.A255]-[.C255]" office:value-type="float" office:value="0.00000338159000001781" calcext:value-type="float">
            <text:p>3.38159000001781E-006</text:p>
          </table:table-cell>
        </table:table-row>
        <table:table-row table:style-name="ro1">
          <table:table-cell office:value-type="float" office:value="1.25000058048" calcext:value-type="float">
            <text:p>1.2500005805</text:p>
          </table:table-cell>
          <table:table-cell/>
          <table:table-cell office:value-type="float" office:value="1.24999497953" calcext:value-type="float">
            <text:p>1.2499949795</text:p>
          </table:table-cell>
          <table:table-cell/>
          <table:table-cell table:formula="of:=[.A256]-[.C256]" office:value-type="float" office:value="0.00000560095000001759" calcext:value-type="float">
            <text:p>0.000005601</text:p>
          </table:table-cell>
        </table:table-row>
        <table:table-row table:style-name="ro1">
          <table:table-cell office:value-type="float" office:value="1.25000058275" calcext:value-type="float">
            <text:p>1.2500005828</text:p>
          </table:table-cell>
          <table:table-cell/>
          <table:table-cell office:value-type="float" office:value="1.24999280227" calcext:value-type="float">
            <text:p>1.2499928023</text:p>
          </table:table-cell>
          <table:table-cell/>
          <table:table-cell table:formula="of:=[.A257]-[.C257]" office:value-type="float" office:value="0.00000778048000005249" calcext:value-type="float">
            <text:p>7.78048000005249E-006</text:p>
          </table:table-cell>
        </table:table-row>
        <table:table-row table:style-name="ro1">
          <table:table-cell office:value-type="float" office:value="1.25000058502" calcext:value-type="float">
            <text:p>1.250000585</text:p>
          </table:table-cell>
          <table:table-cell/>
          <table:table-cell office:value-type="float" office:value="1.24999109494" calcext:value-type="float">
            <text:p>1.2499910949</text:p>
          </table:table-cell>
          <table:table-cell/>
          <table:table-cell table:formula="of:=[.A258]-[.C258]" office:value-type="float" office:value="0.00000949008000006302" calcext:value-type="float">
            <text:p>9.49008000006302E-006</text:p>
          </table:table-cell>
        </table:table-row>
        <table:table-row table:style-name="ro1">
          <table:table-cell office:value-type="float" office:value="1.25000058729" calcext:value-type="float">
            <text:p>1.2500005873</text:p>
          </table:table-cell>
          <table:table-cell/>
          <table:table-cell office:value-type="float" office:value="1.24999019489" calcext:value-type="float">
            <text:p>1.2499901949</text:p>
          </table:table-cell>
          <table:table-cell/>
          <table:table-cell table:formula="of:=[.A259]-[.C259]" office:value-type="float" office:value="0.0000103923999998923" calcext:value-type="float">
            <text:p>1.03923999998923E-005</text:p>
          </table:table-cell>
        </table:table-row>
        <table:table-row table:style-name="ro1">
          <table:table-cell office:value-type="float" office:value="1.25000058955" calcext:value-type="float">
            <text:p>1.2500005896</text:p>
          </table:table-cell>
          <table:table-cell/>
          <table:table-cell office:value-type="float" office:value="1.24999028005" calcext:value-type="float">
            <text:p>1.2499902801</text:p>
          </table:table-cell>
          <table:table-cell/>
          <table:table-cell table:formula="of:=[.A260]-[.C260]" office:value-type="float" office:value="0.0000103094999999165" calcext:value-type="float">
            <text:p>1.03094999999165E-005</text:p>
          </table:table-cell>
        </table:table-row>
        <table:table-row table:style-name="ro1">
          <table:table-cell office:value-type="float" office:value="1.25000059182" calcext:value-type="float">
            <text:p>1.2500005918</text:p>
          </table:table-cell>
          <table:table-cell/>
          <table:table-cell office:value-type="float" office:value="1.24999133382" calcext:value-type="float">
            <text:p>1.2499913338</text:p>
          </table:table-cell>
          <table:table-cell/>
          <table:table-cell table:formula="of:=[.A261]-[.C261]" office:value-type="float" office:value="0.00000925800000017851" calcext:value-type="float">
            <text:p>0.000009258</text:p>
          </table:table-cell>
        </table:table-row>
        <table:table-row table:style-name="ro1">
          <table:table-cell office:value-type="float" office:value="1.25000059409" calcext:value-type="float">
            <text:p>1.2500005941</text:p>
          </table:table-cell>
          <table:table-cell/>
          <table:table-cell office:value-type="float" office:value="1.24999314829" calcext:value-type="float">
            <text:p>1.2499931483</text:p>
          </table:table-cell>
          <table:table-cell/>
          <table:table-cell table:formula="of:=[.A262]-[.C262]" office:value-type="float" office:value="0.00000744579999989448" calcext:value-type="float">
            <text:p>7.44579999989448E-006</text:p>
          </table:table-cell>
        </table:table-row>
        <table:table-row table:style-name="ro1">
          <table:table-cell office:value-type="float" office:value="1.25000059636" calcext:value-type="float">
            <text:p>1.2500005964</text:p>
          </table:table-cell>
          <table:table-cell/>
          <table:table-cell office:value-type="float" office:value="1.24999536536" calcext:value-type="float">
            <text:p>1.2499953654</text:p>
          </table:table-cell>
          <table:table-cell/>
          <table:table-cell table:formula="of:=[.A263]-[.C263]" office:value-type="float" office:value="0.00000523100000004995" calcext:value-type="float">
            <text:p>0.000005231</text:p>
          </table:table-cell>
        </table:table-row>
        <table:table-row table:style-name="ro1">
          <table:table-cell office:value-type="float" office:value="1.25000059862" calcext:value-type="float">
            <text:p>1.2500005986</text:p>
          </table:table-cell>
          <table:table-cell/>
          <table:table-cell office:value-type="float" office:value="1.2499975475" calcext:value-type="float">
            <text:p>1.2499975475</text:p>
          </table:table-cell>
          <table:table-cell/>
          <table:table-cell table:formula="of:=[.A264]-[.C264]" office:value-type="float" office:value="0.00000305111999998608" calcext:value-type="float">
            <text:p>3.05111999998608E-006</text:p>
          </table:table-cell>
        </table:table-row>
        <table:table-row table:style-name="ro1">
          <table:table-cell office:value-type="float" office:value="1.25000060089" calcext:value-type="float">
            <text:p>1.2500006009</text:p>
          </table:table-cell>
          <table:table-cell/>
          <table:table-cell office:value-type="float" office:value="1.24999926408" calcext:value-type="float">
            <text:p>1.2499992641</text:p>
          </table:table-cell>
          <table:table-cell/>
          <table:table-cell table:formula="of:=[.A265]-[.C265]" office:value-type="float" office:value="0.00000133681000002994" calcext:value-type="float">
            <text:p>1.33681000002994E-006</text:p>
          </table:table-cell>
        </table:table-row>
        <table:table-row table:style-name="ro1">
          <table:table-cell office:value-type="float" office:value="1.25000060316" calcext:value-type="float">
            <text:p>1.2500006032</text:p>
          </table:table-cell>
          <table:table-cell/>
          <table:table-cell office:value-type="float" office:value="1.25000017645" calcext:value-type="float">
            <text:p>1.2500001765</text:p>
          </table:table-cell>
          <table:table-cell/>
          <table:table-cell table:formula="of:=[.A266]-[.C266]" office:value-type="float" office:value="0.000000426710000001052" calcext:value-type="float">
            <text:p>4.26710000001052E-007</text:p>
          </table:table-cell>
        </table:table-row>
        <table:table-row table:style-name="ro1">
          <table:table-cell office:value-type="float" office:value="1.25000060543" calcext:value-type="float">
            <text:p>1.2500006054</text:p>
          </table:table-cell>
          <table:table-cell/>
          <table:table-cell office:value-type="float" office:value="1.25000010469" calcext:value-type="float">
            <text:p>1.2500001047</text:p>
          </table:table-cell>
          <table:table-cell/>
          <table:table-cell table:formula="of:=[.A267]-[.C267]" office:value-type="float" office:value="0.000000500739999909072" calcext:value-type="float">
            <text:p>5.00739999909072E-007</text:p>
          </table:table-cell>
        </table:table-row>
        <table:table-row table:style-name="ro1">
          <table:table-cell office:value-type="float" office:value="1.2500006077" calcext:value-type="float">
            <text:p>1.2500006077</text:p>
          </table:table-cell>
          <table:table-cell/>
          <table:table-cell office:value-type="float" office:value="1.24999906319" calcext:value-type="float">
            <text:p>1.2499990632</text:p>
          </table:table-cell>
          <table:table-cell/>
          <table:table-cell table:formula="of:=[.A268]-[.C268]" office:value-type="float" office:value="0.00000154451000011768" calcext:value-type="float">
            <text:p>1.54451000011768E-006</text:p>
          </table:table-cell>
        </table:table-row>
        <table:table-row table:style-name="ro1">
          <table:table-cell office:value-type="float" office:value="1.25000060996" calcext:value-type="float">
            <text:p>1.25000061</text:p>
          </table:table-cell>
          <table:table-cell/>
          <table:table-cell office:value-type="float" office:value="1.24999725772" calcext:value-type="float">
            <text:p>1.2499972577</text:p>
          </table:table-cell>
          <table:table-cell/>
          <table:table-cell table:formula="of:=[.A269]-[.C269]" office:value-type="float" office:value="0.00000335224000003187" calcext:value-type="float">
            <text:p>3.35224000003187E-006</text:p>
          </table:table-cell>
        </table:table-row>
        <table:table-row table:style-name="ro1">
          <table:table-cell office:value-type="float" office:value="1.25000061223" calcext:value-type="float">
            <text:p>1.2500006122</text:p>
          </table:table-cell>
          <table:table-cell/>
          <table:table-cell office:value-type="float" office:value="1.24999504491" calcext:value-type="float">
            <text:p>1.2499950449</text:p>
          </table:table-cell>
          <table:table-cell/>
          <table:table-cell table:formula="of:=[.A270]-[.C270]" office:value-type="float" office:value="0.00000556732000012161" calcext:value-type="float">
            <text:p>5.56732000012161E-006</text:p>
          </table:table-cell>
        </table:table-row>
        <table:table-row table:style-name="ro1">
          <table:table-cell office:value-type="float" office:value="1.2500006145" calcext:value-type="float">
            <text:p>1.2500006145</text:p>
          </table:table-cell>
          <table:table-cell/>
          <table:table-cell office:value-type="float" office:value="1.24999286183" calcext:value-type="float">
            <text:p>1.2499928618</text:p>
          </table:table-cell>
          <table:table-cell/>
          <table:table-cell table:formula="of:=[.A271]-[.C271]" office:value-type="float" office:value="0.00000775266999997193" calcext:value-type="float">
            <text:p>7.75266999997193E-006</text:p>
          </table:table-cell>
        </table:table-row>
        <table:table-row table:style-name="ro1">
          <table:table-cell office:value-type="float" office:value="1.25000061677" calcext:value-type="float">
            <text:p>1.2500006168</text:p>
          </table:table-cell>
          <table:table-cell/>
          <table:table-cell office:value-type="float" office:value="1.24999113972" calcext:value-type="float">
            <text:p>1.2499911397</text:p>
          </table:table-cell>
          <table:table-cell/>
          <table:table-cell table:formula="of:=[.A272]-[.C272]" office:value-type="float" office:value="0.00000947704999987309" calcext:value-type="float">
            <text:p>0.000009477</text:p>
          </table:table-cell>
        </table:table-row>
        <table:table-row table:style-name="ro1">
          <table:table-cell office:value-type="float" office:value="1.25000061903" calcext:value-type="float">
            <text:p>1.250000619</text:p>
          </table:table-cell>
          <table:table-cell/>
          <table:table-cell office:value-type="float" office:value="1.24999021884" calcext:value-type="float">
            <text:p>1.2499902188</text:p>
          </table:table-cell>
          <table:table-cell/>
          <table:table-cell table:formula="of:=[.A273]-[.C273]" office:value-type="float" office:value="0.0000104001899998707" calcext:value-type="float">
            <text:p>1.04001899998707E-005</text:p>
          </table:table-cell>
        </table:table-row>
        <table:table-row table:style-name="ro1">
          <table:table-cell office:value-type="float" office:value="1.2500006213" calcext:value-type="float">
            <text:p>1.2500006213</text:p>
          </table:table-cell>
          <table:table-cell/>
          <table:table-cell office:value-type="float" office:value="1.24999028126" calcext:value-type="float">
            <text:p>1.2499902813</text:p>
          </table:table-cell>
          <table:table-cell/>
          <table:table-cell table:formula="of:=[.A274]-[.C274]" office:value-type="float" office:value="0.0000103400400000009" calcext:value-type="float">
            <text:p>0.00001034</text:p>
          </table:table-cell>
        </table:table-row>
        <table:table-row table:style-name="ro1">
          <table:table-cell office:value-type="float" office:value="1.25000062357" calcext:value-type="float">
            <text:p>1.2500006236</text:p>
          </table:table-cell>
          <table:table-cell/>
          <table:table-cell office:value-type="float" office:value="1.24999131484" calcext:value-type="float">
            <text:p>1.2499913148</text:p>
          </table:table-cell>
          <table:table-cell/>
          <table:table-cell table:formula="of:=[.A275]-[.C275]" office:value-type="float" office:value="0.00000930873000015708" calcext:value-type="float">
            <text:p>9.30873000015708E-006</text:p>
          </table:table-cell>
        </table:table-row>
        <table:table-row table:style-name="ro1">
          <table:table-cell office:value-type="float" office:value="1.25000062584" calcext:value-type="float">
            <text:p>1.2500006258</text:p>
          </table:table-cell>
          <table:table-cell/>
          <table:table-cell office:value-type="float" office:value="1.24999311567" calcext:value-type="float">
            <text:p>1.2499931157</text:p>
          </table:table-cell>
          <table:table-cell/>
          <table:table-cell table:formula="of:=[.A276]-[.C276]" office:value-type="float" office:value="0.00000751017000011345" calcext:value-type="float">
            <text:p>7.51017000011345E-006</text:p>
          </table:table-cell>
        </table:table-row>
        <table:table-row table:style-name="ro1">
          <table:table-cell office:value-type="float" office:value="1.2500006281" calcext:value-type="float">
            <text:p>1.2500006281</text:p>
          </table:table-cell>
          <table:table-cell/>
          <table:table-cell office:value-type="float" office:value="1.24999532835" calcext:value-type="float">
            <text:p>1.2499953284</text:p>
          </table:table-cell>
          <table:table-cell/>
          <table:table-cell table:formula="of:=[.A277]-[.C277]" office:value-type="float" office:value="0.00000529974999996519" calcext:value-type="float">
            <text:p>5.29974999996519E-006</text:p>
          </table:table-cell>
        </table:table-row>
        <table:table-row table:style-name="ro1">
          <table:table-cell office:value-type="float" office:value="1.25000063037" calcext:value-type="float">
            <text:p>1.2500006304</text:p>
          </table:table-cell>
          <table:table-cell/>
          <table:table-cell office:value-type="float" office:value="1.2499975162" calcext:value-type="float">
            <text:p>1.2499975162</text:p>
          </table:table-cell>
          <table:table-cell/>
          <table:table-cell table:formula="of:=[.A278]-[.C278]" office:value-type="float" office:value="0.00000311416999987379" calcext:value-type="float">
            <text:p>3.11416999987379E-006</text:p>
          </table:table-cell>
        </table:table-row>
        <table:table-row table:style-name="ro1">
          <table:table-cell office:value-type="float" office:value="1.25000063264" calcext:value-type="float">
            <text:p>1.2500006326</text:p>
          </table:table-cell>
          <table:table-cell/>
          <table:table-cell office:value-type="float" office:value="1.24999924748" calcext:value-type="float">
            <text:p>1.2499992475</text:p>
          </table:table-cell>
          <table:table-cell/>
          <table:table-cell table:formula="of:=[.A279]-[.C279]" office:value-type="float" office:value="0.00000138516000003364" calcext:value-type="float">
            <text:p>1.38516000003364E-006</text:p>
          </table:table-cell>
        </table:table-row>
        <table:table-row table:style-name="ro1">
          <table:table-cell office:value-type="float" office:value="1.25000063491" calcext:value-type="float">
            <text:p>1.2500006349</text:p>
          </table:table-cell>
          <table:table-cell/>
          <table:table-cell office:value-type="float" office:value="1.25000018062" calcext:value-type="float">
            <text:p>1.2500001806</text:p>
          </table:table-cell>
          <table:table-cell/>
          <table:table-cell table:formula="of:=[.A280]-[.C280]" office:value-type="float" office:value="0.00000045428999984054" calcext:value-type="float">
            <text:p>4.5428999984054E-007</text:p>
          </table:table-cell>
        </table:table-row>
        <table:table-row table:style-name="ro1">
          <table:table-cell office:value-type="float" office:value="1.25000063717" calcext:value-type="float">
            <text:p>1.2500006372</text:p>
          </table:table-cell>
          <table:table-cell/>
          <table:table-cell office:value-type="float" office:value="1.25000013161" calcext:value-type="float">
            <text:p>1.2500001316</text:p>
          </table:table-cell>
          <table:table-cell/>
          <table:table-cell table:formula="of:=[.A281]-[.C281]" office:value-type="float" office:value="0.000000505559999863792" calcext:value-type="float">
            <text:p>5.05559999863792E-007</text:p>
          </table:table-cell>
        </table:table-row>
        <table:table-row table:style-name="ro1">
          <table:table-cell office:value-type="float" office:value="1.25000063944" calcext:value-type="float">
            <text:p>1.2500006394</text:p>
          </table:table-cell>
          <table:table-cell/>
          <table:table-cell office:value-type="float" office:value="1.24999911035" calcext:value-type="float">
            <text:p>1.2499991104</text:p>
          </table:table-cell>
          <table:table-cell/>
          <table:table-cell table:formula="of:=[.A282]-[.C282]" office:value-type="float" office:value="0.00000152908999995205" calcext:value-type="float">
            <text:p>1.52908999995205E-006</text:p>
          </table:table-cell>
        </table:table-row>
        <table:table-row table:style-name="ro1">
          <table:table-cell office:value-type="float" office:value="1.25000064171" calcext:value-type="float">
            <text:p>1.2500006417</text:p>
          </table:table-cell>
          <table:table-cell/>
          <table:table-cell office:value-type="float" office:value="1.24999731861" calcext:value-type="float">
            <text:p>1.2499973186</text:p>
          </table:table-cell>
          <table:table-cell/>
          <table:table-cell table:formula="of:=[.A283]-[.C283]" office:value-type="float" office:value="0.00000332310000006331" calcext:value-type="float">
            <text:p>3.32310000006331E-006</text:p>
          </table:table-cell>
        </table:table-row>
        <table:table-row table:style-name="ro1">
          <table:table-cell office:value-type="float" office:value="1.25000064398" calcext:value-type="float">
            <text:p>1.250000644</text:p>
          </table:table-cell>
          <table:table-cell/>
          <table:table-cell office:value-type="float" office:value="1.24999511031" calcext:value-type="float">
            <text:p>1.2499951103</text:p>
          </table:table-cell>
          <table:table-cell/>
          <table:table-cell table:formula="of:=[.A284]-[.C284]" office:value-type="float" office:value="0.00000553367000000193" calcext:value-type="float">
            <text:p>5.53367000000193E-006</text:p>
          </table:table-cell>
        </table:table-row>
        <table:table-row table:style-name="ro1">
          <table:table-cell office:value-type="float" office:value="1.25000064624" calcext:value-type="float">
            <text:p>1.2500006462</text:p>
          </table:table-cell>
          <table:table-cell/>
          <table:table-cell office:value-type="float" office:value="1.24999292162" calcext:value-type="float">
            <text:p>1.2499929216</text:p>
          </table:table-cell>
          <table:table-cell/>
          <table:table-cell table:formula="of:=[.A285]-[.C285]" office:value-type="float" office:value="0.00000772461999987151" calcext:value-type="float">
            <text:p>7.72461999987151E-006</text:p>
          </table:table-cell>
        </table:table-row>
        <table:table-row table:style-name="ro1">
          <table:table-cell office:value-type="float" office:value="1.25000064851" calcext:value-type="float">
            <text:p>1.2500006485</text:p>
          </table:table-cell>
          <table:table-cell/>
          <table:table-cell office:value-type="float" office:value="1.24999118491" calcext:value-type="float">
            <text:p>1.2499911849</text:p>
          </table:table-cell>
          <table:table-cell/>
          <table:table-cell table:formula="of:=[.A286]-[.C286]" office:value-type="float" office:value="0.00000946359999987045" calcext:value-type="float">
            <text:p>9.46359999987045E-006</text:p>
          </table:table-cell>
        </table:table-row>
        <table:table-row table:style-name="ro1">
          <table:table-cell office:value-type="float" office:value="1.25000065078" calcext:value-type="float">
            <text:p>1.2500006508</text:p>
          </table:table-cell>
          <table:table-cell/>
          <table:table-cell office:value-type="float" office:value="1.24999024331" calcext:value-type="float">
            <text:p>1.2499902433</text:p>
          </table:table-cell>
          <table:table-cell/>
          <table:table-cell table:formula="of:=[.A287]-[.C287]" office:value-type="float" office:value="0.000010407470000029" calcext:value-type="float">
            <text:p>1.0407470000029E-005</text:p>
          </table:table-cell>
        </table:table-row>
        <table:table-row table:style-name="ro1">
          <table:table-cell office:value-type="float" office:value="1.25000065305" calcext:value-type="float">
            <text:p>1.2500006531</text:p>
          </table:table-cell>
          <table:table-cell/>
          <table:table-cell office:value-type="float" office:value="1.24999028296" calcext:value-type="float">
            <text:p>1.249990283</text:p>
          </table:table-cell>
          <table:table-cell/>
          <table:table-cell table:formula="of:=[.A288]-[.C288]" office:value-type="float" office:value="0.0000103700899998227" calcext:value-type="float">
            <text:p>1.03700899998227E-005</text:p>
          </table:table-cell>
        </table:table-row>
        <table:table-row table:style-name="ro1">
          <table:table-cell office:value-type="float" office:value="1.25000065531" calcext:value-type="float">
            <text:p>1.2500006553</text:p>
          </table:table-cell>
          <table:table-cell/>
          <table:table-cell office:value-type="float" office:value="1.24999129625" calcext:value-type="float">
            <text:p>1.2499912963</text:p>
          </table:table-cell>
          <table:table-cell/>
          <table:table-cell table:formula="of:=[.A289]-[.C289]" office:value-type="float" office:value="0.00000935906000010256" calcext:value-type="float">
            <text:p>9.35906000010256E-006</text:p>
          </table:table-cell>
        </table:table-row>
        <table:table-row table:style-name="ro1">
          <table:table-cell office:value-type="float" office:value="1.25000065758" calcext:value-type="float">
            <text:p>1.2500006576</text:p>
          </table:table-cell>
          <table:table-cell/>
          <table:table-cell office:value-type="float" office:value="1.24999308326" calcext:value-type="float">
            <text:p>1.2499930833</text:p>
          </table:table-cell>
          <table:table-cell/>
          <table:table-cell table:formula="of:=[.A290]-[.C290]" office:value-type="float" office:value="0.00000757432000009217" calcext:value-type="float">
            <text:p>7.57432000009217E-006</text:p>
          </table:table-cell>
        </table:table-row>
        <table:table-row table:style-name="ro1">
          <table:table-cell office:value-type="float" office:value="1.25000065985" calcext:value-type="float">
            <text:p>1.2500006599</text:p>
          </table:table-cell>
          <table:table-cell/>
          <table:table-cell office:value-type="float" office:value="1.24999529132" calcext:value-type="float">
            <text:p>1.2499952913</text:p>
          </table:table-cell>
          <table:table-cell/>
          <table:table-cell table:formula="of:=[.A291]-[.C291]" office:value-type="float" office:value="0.00000536853000010495" calcext:value-type="float">
            <text:p>5.36853000010495E-006</text:p>
          </table:table-cell>
        </table:table-row>
        <table:table-row table:style-name="ro1">
          <table:table-cell office:value-type="float" office:value="1.25000066212" calcext:value-type="float">
            <text:p>1.2500006621</text:p>
          </table:table-cell>
          <table:table-cell/>
          <table:table-cell office:value-type="float" office:value="1.24999748467" calcext:value-type="float">
            <text:p>1.2499974847</text:p>
          </table:table-cell>
          <table:table-cell/>
          <table:table-cell table:formula="of:=[.A292]-[.C292]" office:value-type="float" office:value="0.00000317745000000258" calcext:value-type="float">
            <text:p>3.17745000000258E-006</text:p>
          </table:table-cell>
        </table:table-row>
        <table:table-row table:style-name="ro1">
          <table:table-cell office:value-type="float" office:value="1.25000066438" calcext:value-type="float">
            <text:p>1.2500006644</text:p>
          </table:table-cell>
          <table:table-cell/>
          <table:table-cell office:value-type="float" office:value="1.24999923046" calcext:value-type="float">
            <text:p>1.2499992305</text:p>
          </table:table-cell>
          <table:table-cell/>
          <table:table-cell table:formula="of:=[.A293]-[.C293]" office:value-type="float" office:value="0.00000143391999984921" calcext:value-type="float">
            <text:p>1.43391999984921E-006</text:p>
          </table:table-cell>
        </table:table-row>
        <table:table-row table:style-name="ro1">
          <table:table-cell office:value-type="float" office:value="1.25000066665" calcext:value-type="float">
            <text:p>1.2500006667</text:p>
          </table:table-cell>
          <table:table-cell/>
          <table:table-cell office:value-type="float" office:value="1.25000018428" calcext:value-type="float">
            <text:p>1.2500001843</text:p>
          </table:table-cell>
          <table:table-cell/>
          <table:table-cell table:formula="of:=[.A294]-[.C294]" office:value-type="float" office:value="0.000000482370000165489" calcext:value-type="float">
            <text:p>4.82370000165489E-007</text:p>
          </table:table-cell>
        </table:table-row>
        <table:table-row table:style-name="ro1">
          <table:table-cell office:value-type="float" office:value="1.25000066892" calcext:value-type="float">
            <text:p>1.2500006689</text:p>
          </table:table-cell>
          <table:table-cell/>
          <table:table-cell office:value-type="float" office:value="1.25000015803" calcext:value-type="float">
            <text:p>1.250000158</text:p>
          </table:table-cell>
          <table:table-cell/>
          <table:table-cell table:formula="of:=[.A295]-[.C295]" office:value-type="float" office:value="0.000000510890000082753" calcext:value-type="float">
            <text:p>5.10890000082753E-007</text:p>
          </table:table-cell>
        </table:table-row>
        <table:table-row table:style-name="ro1">
          <table:table-cell office:value-type="float" office:value="1.25000067119" calcext:value-type="float">
            <text:p>1.2500006712</text:p>
          </table:table-cell>
          <table:table-cell/>
          <table:table-cell office:value-type="float" office:value="1.24999915711" calcext:value-type="float">
            <text:p>1.2499991571</text:p>
          </table:table-cell>
          <table:table-cell/>
          <table:table-cell table:formula="of:=[.A296]-[.C296]" office:value-type="float" office:value="0.00000151408000004238" calcext:value-type="float">
            <text:p>1.51408000004238E-006</text:p>
          </table:table-cell>
        </table:table-row>
        <table:table-row table:style-name="ro1">
          <table:table-cell office:value-type="float" office:value="1.25000067345" calcext:value-type="float">
            <text:p>1.2500006735</text:p>
          </table:table-cell>
          <table:table-cell/>
          <table:table-cell office:value-type="float" office:value="1.24999737929" calcext:value-type="float">
            <text:p>1.2499973793</text:p>
          </table:table-cell>
          <table:table-cell/>
          <table:table-cell table:formula="of:=[.A297]-[.C297]" office:value-type="float" office:value="0.00000329416000011129" calcext:value-type="float">
            <text:p>3.29416000011129E-006</text:p>
          </table:table-cell>
        </table:table-row>
        <table:table-row table:style-name="ro1">
          <table:table-cell office:value-type="float" office:value="1.25000067572" calcext:value-type="float">
            <text:p>1.2500006757</text:p>
          </table:table-cell>
          <table:table-cell/>
          <table:table-cell office:value-type="float" office:value="1.24999517572" calcext:value-type="float">
            <text:p>1.2499951757</text:p>
          </table:table-cell>
          <table:table-cell/>
          <table:table-cell table:formula="of:=[.A298]-[.C298]" office:value-type="float" office:value="0.0000054999999998806" calcext:value-type="float">
            <text:p>0.0000055</text:p>
          </table:table-cell>
        </table:table-row>
        <table:table-row table:style-name="ro1">
          <table:table-cell office:value-type="float" office:value="1.25000067799" calcext:value-type="float">
            <text:p>1.250000678</text:p>
          </table:table-cell>
          <table:table-cell/>
          <table:table-cell office:value-type="float" office:value="1.24999298166" calcext:value-type="float">
            <text:p>1.2499929817</text:p>
          </table:table-cell>
          <table:table-cell/>
          <table:table-cell table:formula="of:=[.A299]-[.C299]" office:value-type="float" office:value="0.00000769632999997327" calcext:value-type="float">
            <text:p>7.69632999997327E-006</text:p>
          </table:table-cell>
        </table:table-row>
        <table:table-row table:style-name="ro1">
          <table:table-cell office:value-type="float" office:value="1.25000068026" calcext:value-type="float">
            <text:p>1.2500006803</text:p>
          </table:table-cell>
          <table:table-cell/>
          <table:table-cell office:value-type="float" office:value="1.24999123051" calcext:value-type="float">
            <text:p>1.2499912305</text:p>
          </table:table-cell>
          <table:table-cell/>
          <table:table-cell table:formula="of:=[.A300]-[.C300]" office:value-type="float" office:value="0.00000944974999983472" calcext:value-type="float">
            <text:p>9.44974999983472E-006</text:p>
          </table:table-cell>
        </table:table-row>
        <table:table-row table:style-name="ro1">
          <table:table-cell office:value-type="float" office:value="1.25000068252" calcext:value-type="float">
            <text:p>1.2500006825</text:p>
          </table:table-cell>
          <table:table-cell/>
          <table:table-cell office:value-type="float" office:value="1.24999026828" calcext:value-type="float">
            <text:p>1.2499902683</text:p>
          </table:table-cell>
          <table:table-cell/>
          <table:table-cell table:formula="of:=[.A301]-[.C301]" office:value-type="float" office:value="0.000010414240000145" calcext:value-type="float">
            <text:p>1.0414240000145E-005</text:p>
          </table:table-cell>
        </table:table-row>
        <table:table-row table:style-name="ro1">
          <table:table-cell office:value-type="float" office:value="1.25000068479" calcext:value-type="float">
            <text:p>1.2500006848</text:p>
          </table:table-cell>
          <table:table-cell/>
          <table:table-cell office:value-type="float" office:value="1.24999028517" calcext:value-type="float">
            <text:p>1.2499902852</text:p>
          </table:table-cell>
          <table:table-cell/>
          <table:table-cell table:formula="of:=[.A302]-[.C302]" office:value-type="float" office:value="0.0000103996200000456" calcext:value-type="float">
            <text:p>1.03996200000456E-005</text:p>
          </table:table-cell>
        </table:table-row>
        <table:table-row table:style-name="ro1">
          <table:table-cell office:value-type="float" office:value="1.25000068706" calcext:value-type="float">
            <text:p>1.2500006871</text:p>
          </table:table-cell>
          <table:table-cell/>
          <table:table-cell office:value-type="float" office:value="1.24999127806" calcext:value-type="float">
            <text:p>1.2499912781</text:p>
          </table:table-cell>
          <table:table-cell/>
          <table:table-cell table:formula="of:=[.A303]-[.C303]" office:value-type="float" office:value="0.00000940900000001577" calcext:value-type="float">
            <text:p>0.000009409</text:p>
          </table:table-cell>
        </table:table-row>
        <table:table-row table:style-name="ro1">
          <table:table-cell office:value-type="float" office:value="1.25000068933" calcext:value-type="float">
            <text:p>1.2500006893</text:p>
          </table:table-cell>
          <table:table-cell/>
          <table:table-cell office:value-type="float" office:value="1.24999305107" calcext:value-type="float">
            <text:p>1.2499930511</text:p>
          </table:table-cell>
          <table:table-cell/>
          <table:table-cell table:formula="of:=[.A304]-[.C304]" office:value-type="float" office:value="0.00000763826000005352" calcext:value-type="float">
            <text:p>7.63826000005352E-006</text:p>
          </table:table-cell>
        </table:table-row>
        <table:table-row table:style-name="ro1">
          <table:table-cell office:value-type="float" office:value="1.25000069159" calcext:value-type="float">
            <text:p>1.2500006916</text:p>
          </table:table-cell>
          <table:table-cell/>
          <table:table-cell office:value-type="float" office:value="1.24999525428" calcext:value-type="float">
            <text:p>1.2499952543</text:p>
          </table:table-cell>
          <table:table-cell/>
          <table:table-cell table:formula="of:=[.A305]-[.C305]" office:value-type="float" office:value="0.00000543731000002268" calcext:value-type="float">
            <text:p>5.43731000002268E-006</text:p>
          </table:table-cell>
        </table:table-row>
        <table:table-row table:style-name="ro1">
          <table:table-cell office:value-type="float" office:value="1.25000069386" calcext:value-type="float">
            <text:p>1.2500006939</text:p>
          </table:table-cell>
          <table:table-cell/>
          <table:table-cell office:value-type="float" office:value="1.2499974529" calcext:value-type="float">
            <text:p>1.2499974529</text:p>
          </table:table-cell>
          <table:table-cell/>
          <table:table-cell table:formula="of:=[.A306]-[.C306]" office:value-type="float" office:value="0.00000324096000015039" calcext:value-type="float">
            <text:p>0.000003241</text:p>
          </table:table-cell>
        </table:table-row>
        <table:table-row table:style-name="ro1">
          <table:table-cell office:value-type="float" office:value="1.25000069613" calcext:value-type="float">
            <text:p>1.2500006961</text:p>
          </table:table-cell>
          <table:table-cell/>
          <table:table-cell office:value-type="float" office:value="1.24999921304" calcext:value-type="float">
            <text:p>1.249999213</text:p>
          </table:table-cell>
          <table:table-cell/>
          <table:table-cell table:formula="of:=[.A307]-[.C307]" office:value-type="float" office:value="0.00000148308999992075" calcext:value-type="float">
            <text:p>1.48308999992075E-006</text:p>
          </table:table-cell>
        </table:table-row>
        <table:table-row table:style-name="ro1">
          <table:table-cell office:value-type="float" office:value="1.2500006984" calcext:value-type="float">
            <text:p>1.2500006984</text:p>
          </table:table-cell>
          <table:table-cell/>
          <table:table-cell office:value-type="float" office:value="1.25000018744" calcext:value-type="float">
            <text:p>1.2500001874</text:p>
          </table:table-cell>
          <table:table-cell/>
          <table:table-cell table:formula="of:=[.A308]-[.C308]" office:value-type="float" office:value="0.000000510960000088545" calcext:value-type="float">
            <text:p>0.000000511</text:p>
          </table:table-cell>
        </table:table-row>
        <table:table-row table:style-name="ro1">
          <table:table-cell office:value-type="float" office:value="1.25000070066" calcext:value-type="float">
            <text:p>1.2500007007</text:p>
          </table:table-cell>
          <table:table-cell/>
          <table:table-cell office:value-type="float" office:value="1.25000018395" calcext:value-type="float">
            <text:p>1.250000184</text:p>
          </table:table-cell>
          <table:table-cell/>
          <table:table-cell table:formula="of:=[.A309]-[.C309]" office:value-type="float" office:value="0.000000516709999898168" calcext:value-type="float">
            <text:p>5.16709999898168E-007</text:p>
          </table:table-cell>
        </table:table-row>
        <table:table-row table:style-name="ro1">
          <table:table-cell office:value-type="float" office:value="1.25000070293" calcext:value-type="float">
            <text:p>1.2500007029</text:p>
          </table:table-cell>
          <table:table-cell/>
          <table:table-cell office:value-type="float" office:value="1.24999920348" calcext:value-type="float">
            <text:p>1.2499992035</text:p>
          </table:table-cell>
          <table:table-cell/>
          <table:table-cell table:formula="of:=[.A310]-[.C310]" office:value-type="float" office:value="0.00000149944999994212" calcext:value-type="float">
            <text:p>1.49944999994212E-006</text:p>
          </table:table-cell>
        </table:table-row>
        <table:table-row table:style-name="ro1">
          <table:table-cell office:value-type="float" office:value="1.2500007052" calcext:value-type="float">
            <text:p>1.2500007052</text:p>
          </table:table-cell>
          <table:table-cell/>
          <table:table-cell office:value-type="float" office:value="1.24999743975" calcext:value-type="float">
            <text:p>1.2499974398</text:p>
          </table:table-cell>
          <table:table-cell/>
          <table:table-cell table:formula="of:=[.A311]-[.C311]" office:value-type="float" office:value="0.00000326544999995626" calcext:value-type="float">
            <text:p>3.26544999995626E-006</text:p>
          </table:table-cell>
        </table:table-row>
        <table:table-row table:style-name="ro1">
          <table:table-cell office:value-type="float" office:value="1.25000070747" calcext:value-type="float">
            <text:p>1.2500007075</text:p>
          </table:table-cell>
          <table:table-cell/>
          <table:table-cell office:value-type="float" office:value="1.24999524114" calcext:value-type="float">
            <text:p>1.2499952411</text:p>
          </table:table-cell>
          <table:table-cell/>
          <table:table-cell table:formula="of:=[.A312]-[.C312]" office:value-type="float" office:value="0.00000546632999998131" calcext:value-type="float">
            <text:p>5.46632999998131E-006</text:p>
          </table:table-cell>
        </table:table-row>
        <table:table-row table:style-name="ro1">
          <table:table-cell office:value-type="float" office:value="1.25000070973" calcext:value-type="float">
            <text:p>1.2500007097</text:p>
          </table:table-cell>
          <table:table-cell/>
          <table:table-cell office:value-type="float" office:value="1.24999304192" calcext:value-type="float">
            <text:p>1.2499930419</text:p>
          </table:table-cell>
          <table:table-cell/>
          <table:table-cell table:formula="of:=[.A313]-[.C313]" office:value-type="float" office:value="0.00000766781000005601" calcext:value-type="float">
            <text:p>7.66781000005601E-006</text:p>
          </table:table-cell>
        </table:table-row>
        <table:table-row table:style-name="ro1">
          <table:table-cell office:value-type="float" office:value="1.250000712" calcext:value-type="float">
            <text:p>1.250000712</text:p>
          </table:table-cell>
          <table:table-cell/>
          <table:table-cell office:value-type="float" office:value="1.24999127652" calcext:value-type="float">
            <text:p>1.2499912765</text:p>
          </table:table-cell>
          <table:table-cell/>
          <table:table-cell table:formula="of:=[.A314]-[.C314]" office:value-type="float" office:value="0.00000943548000020833" calcext:value-type="float">
            <text:p>9.43548000020833E-006</text:p>
          </table:table-cell>
        </table:table-row>
        <table:table-row table:style-name="ro1">
          <table:table-cell office:value-type="float" office:value="1.25000071427" calcext:value-type="float">
            <text:p>1.2500007143</text:p>
          </table:table-cell>
          <table:table-cell/>
          <table:table-cell office:value-type="float" office:value="1.24999029375" calcext:value-type="float">
            <text:p>1.2499902938</text:p>
          </table:table-cell>
          <table:table-cell/>
          <table:table-cell table:formula="of:=[.A315]-[.C315]" office:value-type="float" office:value="0.0000104205199999985" calcext:value-type="float">
            <text:p>1.04205199999985E-005</text:p>
          </table:table-cell>
        </table:table-row>
        <table:table-row table:style-name="ro1">
          <table:table-cell office:value-type="float" office:value="1.25000071654" calcext:value-type="float">
            <text:p>1.2500007165</text:p>
          </table:table-cell>
          <table:table-cell/>
          <table:table-cell office:value-type="float" office:value="1.24999028788" calcext:value-type="float">
            <text:p>1.2499902879</text:p>
          </table:table-cell>
          <table:table-cell/>
          <table:table-cell table:formula="of:=[.A316]-[.C316]" office:value-type="float" office:value="0.0000104286600000059" calcext:value-type="float">
            <text:p>1.04286600000059E-005</text:p>
          </table:table-cell>
        </table:table-row>
        <table:table-row table:style-name="ro1">
          <table:table-cell office:value-type="float" office:value="1.2500007188" calcext:value-type="float">
            <text:p>1.2500007188</text:p>
          </table:table-cell>
          <table:table-cell/>
          <table:table-cell office:value-type="float" office:value="1.24999126027" calcext:value-type="float">
            <text:p>1.2499912603</text:p>
          </table:table-cell>
          <table:table-cell/>
          <table:table-cell table:formula="of:=[.A317]-[.C317]" office:value-type="float" office:value="0.00000945852999989505" calcext:value-type="float">
            <text:p>9.45852999989505E-006</text:p>
          </table:table-cell>
        </table:table-row>
        <table:table-row table:style-name="ro1">
          <table:table-cell office:value-type="float" office:value="1.25000072107" calcext:value-type="float">
            <text:p>1.2500007211</text:p>
          </table:table-cell>
          <table:table-cell/>
          <table:table-cell office:value-type="float" office:value="1.24999301909" calcext:value-type="float">
            <text:p>1.2499930191</text:p>
          </table:table-cell>
          <table:table-cell/>
          <table:table-cell table:formula="of:=[.A318]-[.C318]" office:value-type="float" office:value="0.00000770197999999667" calcext:value-type="float">
            <text:p>0.000007702</text:p>
          </table:table-cell>
        </table:table-row>
        <table:table-row table:style-name="ro1">
          <table:table-cell office:value-type="float" office:value="1.25000072334" calcext:value-type="float">
            <text:p>1.2500007233</text:p>
          </table:table-cell>
          <table:table-cell/>
          <table:table-cell office:value-type="float" office:value="1.24999521724" calcext:value-type="float">
            <text:p>1.2499952172</text:p>
          </table:table-cell>
          <table:table-cell/>
          <table:table-cell table:formula="of:=[.A319]-[.C319]" office:value-type="float" office:value="0.00000550609999994123" calcext:value-type="float">
            <text:p>5.50609999994123E-006</text:p>
          </table:table-cell>
        </table:table-row>
        <table:table-row table:style-name="ro1">
          <table:table-cell office:value-type="float" office:value="1.25000072561" calcext:value-type="float">
            <text:p>1.2500007256</text:p>
          </table:table-cell>
          <table:table-cell/>
          <table:table-cell office:value-type="float" office:value="1.2499974209" calcext:value-type="float">
            <text:p>1.2499974209</text:p>
          </table:table-cell>
          <table:table-cell/>
          <table:table-cell table:formula="of:=[.A320]-[.C320]" office:value-type="float" office:value="0.00000330471000009602" calcext:value-type="float">
            <text:p>3.30471000009602E-006</text:p>
          </table:table-cell>
        </table:table-row>
        <table:table-row table:style-name="ro1">
          <table:table-cell office:value-type="float" office:value="1.25000072787" calcext:value-type="float">
            <text:p>1.2500007279</text:p>
          </table:table-cell>
          <table:table-cell/>
          <table:table-cell office:value-type="float" office:value="1.2499991952" calcext:value-type="float">
            <text:p>1.2499991952</text:p>
          </table:table-cell>
          <table:table-cell/>
          <table:table-cell table:formula="of:=[.A321]-[.C321]" office:value-type="float" office:value="0.00000153267000002622" calcext:value-type="float">
            <text:p>1.53267000002622E-006</text:p>
          </table:table-cell>
        </table:table-row>
        <table:table-row table:style-name="ro1">
          <table:table-cell office:value-type="float" office:value="1.25000073014" calcext:value-type="float">
            <text:p>1.2500007301</text:p>
          </table:table-cell>
          <table:table-cell/>
          <table:table-cell office:value-type="float" office:value="1.25000019009" calcext:value-type="float">
            <text:p>1.2500001901</text:p>
          </table:table-cell>
          <table:table-cell/>
          <table:table-cell table:formula="of:=[.A322]-[.C322]" office:value-type="float" office:value="0.000000540050000052972" calcext:value-type="float">
            <text:p>5.40050000052972E-007</text:p>
          </table:table-cell>
        </table:table-row>
        <table:table-row table:style-name="ro1">
          <table:table-cell office:value-type="float" office:value="1.25000073241" calcext:value-type="float">
            <text:p>1.2500007324</text:p>
          </table:table-cell>
          <table:table-cell/>
          <table:table-cell office:value-type="float" office:value="1.25000020937" calcext:value-type="float">
            <text:p>1.2500002094</text:p>
          </table:table-cell>
          <table:table-cell/>
          <table:table-cell table:formula="of:=[.A323]-[.C323]" office:value-type="float" office:value="0.000000523039999977826" calcext:value-type="float">
            <text:p>0.000000523</text:p>
          </table:table-cell>
        </table:table-row>
        <table:table-row table:style-name="ro1">
          <table:table-cell office:value-type="float" office:value="1.25000073468" calcext:value-type="float">
            <text:p>1.2500007347</text:p>
          </table:table-cell>
          <table:table-cell/>
          <table:table-cell office:value-type="float" office:value="1.24999924944" calcext:value-type="float">
            <text:p>1.2499992494</text:p>
          </table:table-cell>
          <table:table-cell/>
          <table:table-cell table:formula="of:=[.A324]-[.C324]" office:value-type="float" office:value="0.0000014852399998766" calcext:value-type="float">
            <text:p>1.4852399998766E-006</text:p>
          </table:table-cell>
        </table:table-row>
        <table:table-row table:style-name="ro1">
          <table:table-cell office:value-type="float" office:value="1.25000073694" calcext:value-type="float">
            <text:p>1.2500007369</text:p>
          </table:table-cell>
          <table:table-cell/>
          <table:table-cell office:value-type="float" office:value="1.24999749998" calcext:value-type="float">
            <text:p>1.2499975</text:p>
          </table:table-cell>
          <table:table-cell/>
          <table:table-cell table:formula="of:=[.A325]-[.C325]" office:value-type="float" office:value="0.00000323695999981943" calcext:value-type="float">
            <text:p>0.000003237</text:p>
          </table:table-cell>
        </table:table-row>
        <table:table-row table:style-name="ro1">
          <table:table-cell office:value-type="float" office:value="1.25000073921" calcext:value-type="float">
            <text:p>1.2500007392</text:p>
          </table:table-cell>
          <table:table-cell/>
          <table:table-cell office:value-type="float" office:value="1.24999530656" calcext:value-type="float">
            <text:p>1.2499953066</text:p>
          </table:table-cell>
          <table:table-cell/>
          <table:table-cell table:formula="of:=[.A326]-[.C326]" office:value-type="float" office:value="0.00000543264999985915" calcext:value-type="float">
            <text:p>5.43264999985915E-006</text:p>
          </table:table-cell>
        </table:table-row>
        <table:table-row table:style-name="ro1">
          <table:table-cell office:value-type="float" office:value="1.25000074148" calcext:value-type="float">
            <text:p>1.2500007415</text:p>
          </table:table-cell>
          <table:table-cell/>
          <table:table-cell office:value-type="float" office:value="1.24999310241" calcext:value-type="float">
            <text:p>1.2499931024</text:p>
          </table:table-cell>
          <table:table-cell/>
          <table:table-cell table:formula="of:=[.A327]-[.C327]" office:value-type="float" office:value="0.00000763907000012054" calcext:value-type="float">
            <text:p>7.63907000012054E-006</text:p>
          </table:table-cell>
        </table:table-row>
        <table:table-row table:style-name="ro1">
          <table:table-cell office:value-type="float" office:value="1.25000074375" calcext:value-type="float">
            <text:p>1.2500007438</text:p>
          </table:table-cell>
          <table:table-cell/>
          <table:table-cell office:value-type="float" office:value="1.24999132294" calcext:value-type="float">
            <text:p>1.2499913229</text:p>
          </table:table-cell>
          <table:table-cell/>
          <table:table-cell table:formula="of:=[.A328]-[.C328]" office:value-type="float" office:value="0.00000942081000010475" calcext:value-type="float">
            <text:p>9.42081000010475E-006</text:p>
          </table:table-cell>
        </table:table-row>
        <table:table-row table:style-name="ro1">
          <table:table-cell office:value-type="float" office:value="1.25000074601" calcext:value-type="float">
            <text:p>1.250000746</text:p>
          </table:table-cell>
          <table:table-cell/>
          <table:table-cell office:value-type="float" office:value="1.24999031973" calcext:value-type="float">
            <text:p>1.2499903197</text:p>
          </table:table-cell>
          <table:table-cell/>
          <table:table-cell table:formula="of:=[.A329]-[.C329]" office:value-type="float" office:value="0.000010426280000031" calcext:value-type="float">
            <text:p>1.0426280000031E-005</text:p>
          </table:table-cell>
        </table:table-row>
        <table:table-row table:style-name="ro1">
          <table:table-cell office:value-type="float" office:value="1.25000074828" calcext:value-type="float">
            <text:p>1.2500007483</text:p>
          </table:table-cell>
          <table:table-cell/>
          <table:table-cell office:value-type="float" office:value="1.24999029109" calcext:value-type="float">
            <text:p>1.2499902911</text:p>
          </table:table-cell>
          <table:table-cell/>
          <table:table-cell table:formula="of:=[.A330]-[.C330]" office:value-type="float" office:value="0.000010457189999924" calcext:value-type="float">
            <text:p>1.0457189999924E-005</text:p>
          </table:table-cell>
        </table:table-row>
        <table:table-row table:style-name="ro1">
          <table:table-cell office:value-type="float" office:value="1.25000075055" calcext:value-type="float">
            <text:p>1.2500007506</text:p>
          </table:table-cell>
          <table:table-cell/>
          <table:table-cell office:value-type="float" office:value="1.24999124288" calcext:value-type="float">
            <text:p>1.2499912429</text:p>
          </table:table-cell>
          <table:table-cell/>
          <table:table-cell table:formula="of:=[.A331]-[.C331]" office:value-type="float" office:value="0.00000950766999996411" calcext:value-type="float">
            <text:p>9.50766999996411E-006</text:p>
          </table:table-cell>
        </table:table-row>
        <table:table-row table:style-name="ro1">
          <table:table-cell office:value-type="float" office:value="1.25000075282" calcext:value-type="float">
            <text:p>1.2500007528</text:p>
          </table:table-cell>
          <table:table-cell/>
          <table:table-cell office:value-type="float" office:value="1.24999298734" calcext:value-type="float">
            <text:p>1.2499929873</text:p>
          </table:table-cell>
          <table:table-cell/>
          <table:table-cell table:formula="of:=[.A332]-[.C332]" office:value-type="float" office:value="0.00000776548000014365" calcext:value-type="float">
            <text:p>7.76548000014365E-006</text:p>
          </table:table-cell>
        </table:table-row>
        <table:table-row table:style-name="ro1">
          <table:table-cell office:value-type="float" office:value="1.25000075508" calcext:value-type="float">
            <text:p>1.2500007551</text:p>
          </table:table-cell>
          <table:table-cell/>
          <table:table-cell office:value-type="float" office:value="1.2499951802" calcext:value-type="float">
            <text:p>1.2499951802</text:p>
          </table:table-cell>
          <table:table-cell/>
          <table:table-cell table:formula="of:=[.A333]-[.C333]" office:value-type="float" office:value="0.00000557487999985895" calcext:value-type="float">
            <text:p>5.57487999985895E-006</text:p>
          </table:table-cell>
        </table:table-row>
        <table:table-row table:style-name="ro1">
          <table:table-cell office:value-type="float" office:value="1.25000075735" calcext:value-type="float">
            <text:p>1.2500007574</text:p>
          </table:table-cell>
          <table:table-cell/>
          <table:table-cell office:value-type="float" office:value="1.24999738868" calcext:value-type="float">
            <text:p>1.2499973887</text:p>
          </table:table-cell>
          <table:table-cell/>
          <table:table-cell table:formula="of:=[.A334]-[.C334]" office:value-type="float" office:value="0.00000336867000005903" calcext:value-type="float">
            <text:p>3.36867000005903E-006</text:p>
          </table:table-cell>
        </table:table-row>
        <table:table-row table:style-name="ro1">
          <table:table-cell office:value-type="float" office:value="1.25000075962" calcext:value-type="float">
            <text:p>1.2500007596</text:p>
          </table:table-cell>
          <table:table-cell/>
          <table:table-cell office:value-type="float" office:value="1.24999917697" calcext:value-type="float">
            <text:p>1.249999177</text:p>
          </table:table-cell>
          <table:table-cell/>
          <table:table-cell table:formula="of:=[.A335]-[.C335]" office:value-type="float" office:value="0.00000158264999994273" calcext:value-type="float">
            <text:p>1.58264999994273E-006</text:p>
          </table:table-cell>
        </table:table-row>
        <table:table-row table:style-name="ro1">
          <table:table-cell office:value-type="float" office:value="1.25000076189" calcext:value-type="float">
            <text:p>1.2500007619</text:p>
          </table:table-cell>
          <table:table-cell/>
          <table:table-cell office:value-type="float" office:value="1.25000019224" calcext:value-type="float">
            <text:p>1.2500001922</text:p>
          </table:table-cell>
          <table:table-cell/>
          <table:table-cell table:formula="of:=[.A336]-[.C336]" office:value-type="float" office:value="0.000000569650000059596" calcext:value-type="float">
            <text:p>5.69650000059596E-007</text:p>
          </table:table-cell>
        </table:table-row>
        <table:table-row table:style-name="ro1">
          <table:table-cell office:value-type="float" office:value="1.25000076415" calcext:value-type="float">
            <text:p>1.2500007642</text:p>
          </table:table-cell>
          <table:table-cell/>
          <table:table-cell office:value-type="float" office:value="1.25000023428" calcext:value-type="float">
            <text:p>1.2500002343</text:p>
          </table:table-cell>
          <table:table-cell/>
          <table:table-cell table:formula="of:=[.A337]-[.C337]" office:value-type="float" office:value="0.000000529869999876809" calcext:value-type="float">
            <text:p>5.29869999876809E-007</text:p>
          </table:table-cell>
        </table:table-row>
        <table:table-row table:style-name="ro1">
          <table:table-cell office:value-type="float" office:value="1.25000076642" calcext:value-type="float">
            <text:p>1.2500007664</text:p>
          </table:table-cell>
          <table:table-cell/>
          <table:table-cell office:value-type="float" office:value="1.24999929499" calcext:value-type="float">
            <text:p>1.249999295</text:p>
          </table:table-cell>
          <table:table-cell/>
          <table:table-cell table:formula="of:=[.A338]-[.C338]" office:value-type="float" office:value="0.00000147142999984418" calcext:value-type="float">
            <text:p>1.47142999984418E-006</text:p>
          </table:table-cell>
        </table:table-row>
        <table:table-row table:style-name="ro1">
          <table:table-cell office:value-type="float" office:value="1.25000076869" calcext:value-type="float">
            <text:p>1.2500007687</text:p>
          </table:table-cell>
          <table:table-cell/>
          <table:table-cell office:value-type="float" office:value="1.24999755999" calcext:value-type="float">
            <text:p>1.24999756</text:p>
          </table:table-cell>
          <table:table-cell/>
          <table:table-cell table:formula="of:=[.A339]-[.C339]" office:value-type="float" office:value="0.00000320870000014573" calcext:value-type="float">
            <text:p>3.20870000014573E-006</text:p>
          </table:table-cell>
        </table:table-row>
        <table:table-row table:style-name="ro1">
          <table:table-cell office:value-type="float" office:value="1.25000077096" calcext:value-type="float">
            <text:p>1.250000771</text:p>
          </table:table-cell>
          <table:table-cell/>
          <table:table-cell office:value-type="float" office:value="1.24999537198" calcext:value-type="float">
            <text:p>1.249995372</text:p>
          </table:table-cell>
          <table:table-cell/>
          <table:table-cell table:formula="of:=[.A340]-[.C340]" office:value-type="float" office:value="0.00000539898000018191" calcext:value-type="float">
            <text:p>0.000005399</text:p>
          </table:table-cell>
        </table:table-row>
        <table:table-row table:style-name="ro1">
          <table:table-cell office:value-type="float" office:value="1.25000077322" calcext:value-type="float">
            <text:p>1.2500007732</text:p>
          </table:table-cell>
          <table:table-cell/>
          <table:table-cell office:value-type="float" office:value="1.24999316312" calcext:value-type="float">
            <text:p>1.2499931631</text:p>
          </table:table-cell>
          <table:table-cell/>
          <table:table-cell table:formula="of:=[.A341]-[.C341]" office:value-type="float" office:value="0.000007610099999944" calcext:value-type="float">
            <text:p>7.610099999944E-006</text:p>
          </table:table-cell>
        </table:table-row>
        <table:table-row table:style-name="ro1">
          <table:table-cell office:value-type="float" office:value="1.25000077549" calcext:value-type="float">
            <text:p>1.2500007755</text:p>
          </table:table-cell>
          <table:table-cell/>
          <table:table-cell office:value-type="float" office:value="1.24999136976" calcext:value-type="float">
            <text:p>1.2499913698</text:p>
          </table:table-cell>
          <table:table-cell/>
          <table:table-cell table:formula="of:=[.A342]-[.C342]" office:value-type="float" office:value="0.00000940572999996725" calcext:value-type="float">
            <text:p>9.40572999996725E-006</text:p>
          </table:table-cell>
        </table:table-row>
        <table:table-row table:style-name="ro1">
          <table:table-cell office:value-type="float" office:value="1.25000077776" calcext:value-type="float">
            <text:p>1.2500007778</text:p>
          </table:table-cell>
          <table:table-cell/>
          <table:table-cell office:value-type="float" office:value="1.24999034621" calcext:value-type="float">
            <text:p>1.2499903462</text:p>
          </table:table-cell>
          <table:table-cell/>
          <table:table-cell table:formula="of:=[.A343]-[.C343]" office:value-type="float" office:value="0.0000104315500000229" calcext:value-type="float">
            <text:p>1.04315500000229E-005</text:p>
          </table:table-cell>
        </table:table-row>
        <table:table-row table:style-name="ro1">
          <table:table-cell office:value-type="float" office:value="1.25000078003" calcext:value-type="float">
            <text:p>1.25000078</text:p>
          </table:table-cell>
          <table:table-cell/>
          <table:table-cell office:value-type="float" office:value="1.24999029481" calcext:value-type="float">
            <text:p>1.2499902948</text:p>
          </table:table-cell>
          <table:table-cell/>
          <table:table-cell table:formula="of:=[.A344]-[.C344]" office:value-type="float" office:value="0.0000104852200000227" calcext:value-type="float">
            <text:p>1.04852200000227E-005</text:p>
          </table:table-cell>
        </table:table-row>
        <table:table-row table:style-name="ro1">
          <table:table-cell office:value-type="float" office:value="1.25000078229" calcext:value-type="float">
            <text:p>1.2500007823</text:p>
          </table:table-cell>
          <table:table-cell/>
          <table:table-cell office:value-type="float" office:value="1.2499912259" calcext:value-type="float">
            <text:p>1.2499912259</text:p>
          </table:table-cell>
          <table:table-cell/>
          <table:table-cell table:formula="of:=[.A345]-[.C345]" office:value-type="float" office:value="0.00000955638999977637" calcext:value-type="float">
            <text:p>9.55638999977637E-006</text:p>
          </table:table-cell>
        </table:table-row>
        <table:table-row table:style-name="ro1">
          <table:table-cell office:value-type="float" office:value="1.25000078456" calcext:value-type="float">
            <text:p>1.2500007846</text:p>
          </table:table-cell>
          <table:table-cell/>
          <table:table-cell office:value-type="float" office:value="1.24999295582" calcext:value-type="float">
            <text:p>1.2499929558</text:p>
          </table:table-cell>
          <table:table-cell/>
          <table:table-cell table:formula="of:=[.A346]-[.C346]" office:value-type="float" office:value="0.00000782874000004874" calcext:value-type="float">
            <text:p>7.82874000004874E-006</text:p>
          </table:table-cell>
        </table:table-row>
        <table:table-row table:style-name="ro1">
          <table:table-cell office:value-type="float" office:value="1.25000078683" calcext:value-type="float">
            <text:p>1.2500007868</text:p>
          </table:table-cell>
          <table:table-cell/>
          <table:table-cell office:value-type="float" office:value="1.24999514316" calcext:value-type="float">
            <text:p>1.2499951432</text:p>
          </table:table-cell>
          <table:table-cell/>
          <table:table-cell table:formula="of:=[.A347]-[.C347]" office:value-type="float" office:value="0.00000564366999999955" calcext:value-type="float">
            <text:p>5.64366999999955E-006</text:p>
          </table:table-cell>
        </table:table-row>
        <table:table-row table:style-name="ro1">
          <table:table-cell office:value-type="float" office:value="1.2500007891" calcext:value-type="float">
            <text:p>1.2500007891</text:p>
          </table:table-cell>
          <table:table-cell/>
          <table:table-cell office:value-type="float" office:value="1.24999735624" calcext:value-type="float">
            <text:p>1.2499973562</text:p>
          </table:table-cell>
          <table:table-cell/>
          <table:table-cell table:formula="of:=[.A348]-[.C348]" office:value-type="float" office:value="0.00000343286000004106" calcext:value-type="float">
            <text:p>3.43286000004106E-006</text:p>
          </table:table-cell>
        </table:table-row>
        <table:table-row table:style-name="ro1">
          <table:table-cell office:value-type="float" office:value="1.25000079136" calcext:value-type="float">
            <text:p>1.2500007914</text:p>
          </table:table-cell>
          <table:table-cell/>
          <table:table-cell office:value-type="float" office:value="1.24999915833" calcext:value-type="float">
            <text:p>1.2499991583</text:p>
          </table:table-cell>
          <table:table-cell/>
          <table:table-cell table:formula="of:=[.A349]-[.C349]" office:value-type="float" office:value="0.00000163302999989234" calcext:value-type="float">
            <text:p>0.000001633</text:p>
          </table:table-cell>
        </table:table-row>
        <table:table-row table:style-name="ro1">
          <table:table-cell office:value-type="float" office:value="1.25000079363" calcext:value-type="float">
            <text:p>1.2500007936</text:p>
          </table:table-cell>
          <table:table-cell/>
          <table:table-cell office:value-type="float" office:value="1.25000019388" calcext:value-type="float">
            <text:p>1.2500001939</text:p>
          </table:table-cell>
          <table:table-cell/>
          <table:table-cell table:formula="of:=[.A350]-[.C350]" office:value-type="float" office:value="0.000000599749999885546" calcext:value-type="float">
            <text:p>5.99749999885546E-007</text:p>
          </table:table-cell>
        </table:table-row>
        <table:table-row table:style-name="ro1">
          <table:table-cell office:value-type="float" office:value="1.2500007959" calcext:value-type="float">
            <text:p>1.2500007959</text:p>
          </table:table-cell>
          <table:table-cell/>
          <table:table-cell office:value-type="float" office:value="1.25000025868" calcext:value-type="float">
            <text:p>1.2500002587</text:p>
          </table:table-cell>
          <table:table-cell/>
          <table:table-cell table:formula="of:=[.A351]-[.C351]" office:value-type="float" office:value="0.000000537220000040861" calcext:value-type="float">
            <text:p>5.37220000040861E-007</text:p>
          </table:table-cell>
        </table:table-row>
        <table:table-row table:style-name="ro1">
          <table:table-cell office:value-type="float" office:value="1.25000079817" calcext:value-type="float">
            <text:p>1.2500007982</text:p>
          </table:table-cell>
          <table:table-cell/>
          <table:table-cell office:value-type="float" office:value="1.24999934014" calcext:value-type="float">
            <text:p>1.2499993401</text:p>
          </table:table-cell>
          <table:table-cell/>
          <table:table-cell table:formula="of:=[.A352]-[.C352]" office:value-type="float" office:value="0.00000145802999984568" calcext:value-type="float">
            <text:p>0.000001458</text:p>
          </table:table-cell>
        </table:table-row>
        <table:table-row table:style-name="ro1">
          <table:table-cell office:value-type="float" office:value="1.25000080043" calcext:value-type="float">
            <text:p>1.2500008004</text:p>
          </table:table-cell>
          <table:table-cell/>
          <table:table-cell office:value-type="float" office:value="1.24999761977" calcext:value-type="float">
            <text:p>1.2499976198</text:p>
          </table:table-cell>
          <table:table-cell/>
          <table:table-cell table:formula="of:=[.A353]-[.C353]" office:value-type="float" office:value="0.00000318066000004613" calcext:value-type="float">
            <text:p>3.18066000004613E-006</text:p>
          </table:table-cell>
        </table:table-row>
        <table:table-row table:style-name="ro1">
          <table:table-cell office:value-type="float" office:value="1.2500008027" calcext:value-type="float">
            <text:p>1.2500008027</text:p>
          </table:table-cell>
          <table:table-cell/>
          <table:table-cell office:value-type="float" office:value="1.24999543739" calcext:value-type="float">
            <text:p>1.2499954374</text:p>
          </table:table-cell>
          <table:table-cell/>
          <table:table-cell table:formula="of:=[.A354]-[.C354]" office:value-type="float" office:value="0.00000536531000006058" calcext:value-type="float">
            <text:p>5.36531000006058E-006</text:p>
          </table:table-cell>
        </table:table-row>
        <table:table-row table:style-name="ro1">
          <table:table-cell office:value-type="float" office:value="1.25000080497" calcext:value-type="float">
            <text:p>1.250000805</text:p>
          </table:table-cell>
          <table:table-cell/>
          <table:table-cell office:value-type="float" office:value="1.24999322405" calcext:value-type="float">
            <text:p>1.2499932241</text:p>
          </table:table-cell>
          <table:table-cell/>
          <table:table-cell table:formula="of:=[.A355]-[.C355]" office:value-type="float" office:value="0.00000758091999997212" calcext:value-type="float">
            <text:p>7.58091999997212E-006</text:p>
          </table:table-cell>
        </table:table-row>
        <table:table-row table:style-name="ro1">
          <table:table-cell office:value-type="float" office:value="1.25000080724" calcext:value-type="float">
            <text:p>1.2500008072</text:p>
          </table:table-cell>
          <table:table-cell/>
          <table:table-cell office:value-type="float" office:value="1.24999141698" calcext:value-type="float">
            <text:p>1.249991417</text:p>
          </table:table-cell>
          <table:table-cell/>
          <table:table-cell table:formula="of:=[.A356]-[.C356]" office:value-type="float" office:value="0.00000939026000001952" calcext:value-type="float">
            <text:p>9.39026000001952E-006</text:p>
          </table:table-cell>
        </table:table-row>
        <table:table-row table:style-name="ro1">
          <table:table-cell office:value-type="float" office:value="1.2500008095" calcext:value-type="float">
            <text:p>1.2500008095</text:p>
          </table:table-cell>
          <table:table-cell/>
          <table:table-cell office:value-type="float" office:value="1.24999037319" calcext:value-type="float">
            <text:p>1.2499903732</text:p>
          </table:table-cell>
          <table:table-cell/>
          <table:table-cell table:formula="of:=[.A357]-[.C357]" office:value-type="float" office:value="0.0000104363099999727" calcext:value-type="float">
            <text:p>1.04363099999727E-005</text:p>
          </table:table-cell>
        </table:table-row>
        <table:table-row table:style-name="ro1">
          <table:table-cell office:value-type="float" office:value="1.25000081177" calcext:value-type="float">
            <text:p>1.2500008118</text:p>
          </table:table-cell>
          <table:table-cell/>
          <table:table-cell office:value-type="float" office:value="1.24999029903" calcext:value-type="float">
            <text:p>1.249990299</text:p>
          </table:table-cell>
          <table:table-cell/>
          <table:table-cell table:formula="of:=[.A358]-[.C358]" office:value-type="float" office:value="0.0000105127400000793" calcext:value-type="float">
            <text:p>1.05127400000793E-005</text:p>
          </table:table-cell>
        </table:table-row>
        <table:table-row table:style-name="ro1">
          <table:table-cell office:value-type="float" office:value="1.25000081404" calcext:value-type="float">
            <text:p>1.250000814</text:p>
          </table:table-cell>
          <table:table-cell/>
          <table:table-cell office:value-type="float" office:value="1.24999120933" calcext:value-type="float">
            <text:p>1.2499912093</text:p>
          </table:table-cell>
          <table:table-cell/>
          <table:table-cell table:formula="of:=[.A359]-[.C359]" office:value-type="float" office:value="0.00000960470999977758" calcext:value-type="float">
            <text:p>9.60470999977758E-006</text:p>
          </table:table-cell>
        </table:table-row>
        <table:table-row table:style-name="ro1">
          <table:table-cell office:value-type="float" office:value="1.25000081631" calcext:value-type="float">
            <text:p>1.2500008163</text:p>
          </table:table-cell>
          <table:table-cell/>
          <table:table-cell office:value-type="float" office:value="1.24999292453" calcext:value-type="float">
            <text:p>1.2499929245</text:p>
          </table:table-cell>
          <table:table-cell/>
          <table:table-cell table:formula="of:=[.A360]-[.C360]" office:value-type="float" office:value="0.00000789178000015767" calcext:value-type="float">
            <text:p>7.89178000015767E-006</text:p>
          </table:table-cell>
        </table:table-row>
        <table:table-row table:style-name="ro1">
          <table:table-cell office:value-type="float" office:value="1.25000081857" calcext:value-type="float">
            <text:p>1.2500008186</text:p>
          </table:table-cell>
          <table:table-cell/>
          <table:table-cell office:value-type="float" office:value="1.24999510613" calcext:value-type="float">
            <text:p>1.2499951061</text:p>
          </table:table-cell>
          <table:table-cell/>
          <table:table-cell table:formula="of:=[.A361]-[.C361]" office:value-type="float" office:value="0.00000571243999991644" calcext:value-type="float">
            <text:p>5.71243999991644E-006</text:p>
          </table:table-cell>
        </table:table-row>
        <table:table-row table:style-name="ro1">
          <table:table-cell office:value-type="float" office:value="1.25000082084" calcext:value-type="float">
            <text:p>1.2500008208</text:p>
          </table:table-cell>
          <table:table-cell/>
          <table:table-cell office:value-type="float" office:value="1.24999732358" calcext:value-type="float">
            <text:p>1.2499973236</text:p>
          </table:table-cell>
          <table:table-cell/>
          <table:table-cell table:formula="of:=[.A362]-[.C362]" office:value-type="float" office:value="0.00000349726000004047" calcext:value-type="float">
            <text:p>3.49726000004047E-006</text:p>
          </table:table-cell>
        </table:table-row>
        <table:table-row table:style-name="ro1">
          <table:table-cell office:value-type="float" office:value="1.25000082311" calcext:value-type="float">
            <text:p>1.2500008231</text:p>
          </table:table-cell>
          <table:table-cell/>
          <table:table-cell office:value-type="float" office:value="1.2499991393" calcext:value-type="float">
            <text:p>1.2499991393</text:p>
          </table:table-cell>
          <table:table-cell/>
          <table:table-cell table:formula="of:=[.A363]-[.C363]" office:value-type="float" office:value="0.00000168380999987505" calcext:value-type="float">
            <text:p>1.68380999987505E-006</text:p>
          </table:table-cell>
        </table:table-row>
        <table:table-row table:style-name="ro1">
          <table:table-cell office:value-type="float" office:value="1.25000082538" calcext:value-type="float">
            <text:p>1.2500008254</text:p>
          </table:table-cell>
          <table:table-cell/>
          <table:table-cell office:value-type="float" office:value="1.25000019503" calcext:value-type="float">
            <text:p>1.250000195</text:p>
          </table:table-cell>
          <table:table-cell/>
          <table:table-cell table:formula="of:=[.A364]-[.C364]" office:value-type="float" office:value="0.000000630349999974911" calcext:value-type="float">
            <text:p>6.30349999974911E-007</text:p>
          </table:table-cell>
        </table:table-row>
        <table:table-row table:style-name="ro1">
          <table:table-cell office:value-type="float" office:value="1.25000082764" calcext:value-type="float">
            <text:p>1.2500008276</text:p>
          </table:table-cell>
          <table:table-cell/>
          <table:table-cell office:value-type="float" office:value="1.25000028258" calcext:value-type="float">
            <text:p>1.2500002826</text:p>
          </table:table-cell>
          <table:table-cell/>
          <table:table-cell table:formula="of:=[.A365]-[.C365]" office:value-type="float" office:value="0.000000545060000023412" calcext:value-type="float">
            <text:p>5.45060000023412E-007</text:p>
          </table:table-cell>
        </table:table-row>
        <table:table-row table:style-name="ro1">
          <table:table-cell office:value-type="float" office:value="1.25000082991" calcext:value-type="float">
            <text:p>1.2500008299</text:p>
          </table:table-cell>
          <table:table-cell/>
          <table:table-cell office:value-type="float" office:value="1.24999938488" calcext:value-type="float">
            <text:p>1.2499993849</text:p>
          </table:table-cell>
          <table:table-cell/>
          <table:table-cell table:formula="of:=[.A366]-[.C366]" office:value-type="float" office:value="0.00000144503000010232" calcext:value-type="float">
            <text:p>0.000001445</text:p>
          </table:table-cell>
        </table:table-row>
        <table:table-row table:style-name="ro1">
          <table:table-cell office:value-type="float" office:value="1.25000083218" calcext:value-type="float">
            <text:p>1.2500008322</text:p>
          </table:table-cell>
          <table:table-cell/>
          <table:table-cell office:value-type="float" office:value="1.24999767931" calcext:value-type="float">
            <text:p>1.2499976793</text:p>
          </table:table-cell>
          <table:table-cell/>
          <table:table-cell table:formula="of:=[.A367]-[.C367]" office:value-type="float" office:value="0.00000315286999996722" calcext:value-type="float">
            <text:p>3.15286999996722E-006</text:p>
          </table:table-cell>
        </table:table-row>
        <table:table-row table:style-name="ro1">
          <table:table-cell office:value-type="float" office:value="1.25000083445" calcext:value-type="float">
            <text:p>1.2500008345</text:p>
          </table:table-cell>
          <table:table-cell/>
          <table:table-cell office:value-type="float" office:value="1.24999550279" calcext:value-type="float">
            <text:p>1.2499955028</text:p>
          </table:table-cell>
          <table:table-cell/>
          <table:table-cell table:formula="of:=[.A368]-[.C368]" office:value-type="float" office:value="0.0000053316599999409" calcext:value-type="float">
            <text:p>5.3316599999409E-006</text:p>
          </table:table-cell>
        </table:table-row>
        <table:table-row table:style-name="ro1">
          <table:table-cell office:value-type="float" office:value="1.25000083671" calcext:value-type="float">
            <text:p>1.2500008367</text:p>
          </table:table-cell>
          <table:table-cell/>
          <table:table-cell office:value-type="float" office:value="1.24999328519" calcext:value-type="float">
            <text:p>1.2499932852</text:p>
          </table:table-cell>
          <table:table-cell/>
          <table:table-cell table:formula="of:=[.A369]-[.C369]" office:value-type="float" office:value="0.00000755151999998205" calcext:value-type="float">
            <text:p>7.55151999998205E-006</text:p>
          </table:table-cell>
        </table:table-row>
        <table:table-row table:style-name="ro1">
          <table:table-cell office:value-type="float" office:value="1.25000083898" calcext:value-type="float">
            <text:p>1.250000839</text:p>
          </table:table-cell>
          <table:table-cell/>
          <table:table-cell office:value-type="float" office:value="1.24999146459" calcext:value-type="float">
            <text:p>1.2499914646</text:p>
          </table:table-cell>
          <table:table-cell/>
          <table:table-cell table:formula="of:=[.A370]-[.C370]" office:value-type="float" office:value="0.0000093743900000387" calcext:value-type="float">
            <text:p>9.3743900000387E-006</text:p>
          </table:table-cell>
        </table:table-row>
        <table:table-row table:style-name="ro1">
          <table:table-cell office:value-type="float" office:value="1.25000084125" calcext:value-type="float">
            <text:p>1.2500008413</text:p>
          </table:table-cell>
          <table:table-cell/>
          <table:table-cell office:value-type="float" office:value="1.24999040068" calcext:value-type="float">
            <text:p>1.2499904007</text:p>
          </table:table-cell>
          <table:table-cell/>
          <table:table-cell table:formula="of:=[.A371]-[.C371]" office:value-type="float" office:value="0.0000104405699998811" calcext:value-type="float">
            <text:p>1.04405699998811E-005</text:p>
          </table:table-cell>
        </table:table-row>
        <table:table-row table:style-name="ro1">
          <table:table-cell office:value-type="float" office:value="1.25000084352" calcext:value-type="float">
            <text:p>1.2500008435</text:p>
          </table:table-cell>
          <table:table-cell/>
          <table:table-cell office:value-type="float" office:value="1.24999030376" calcext:value-type="float">
            <text:p>1.2499903038</text:p>
          </table:table-cell>
          <table:table-cell/>
          <table:table-cell table:formula="of:=[.A372]-[.C372]" office:value-type="float" office:value="0.0000105397600000945" calcext:value-type="float">
            <text:p>1.05397600000945E-005</text:p>
          </table:table-cell>
        </table:table-row>
        <table:table-row table:style-name="ro1">
          <table:table-cell office:value-type="float" office:value="1.25000084578" calcext:value-type="float">
            <text:p>1.2500008458</text:p>
          </table:table-cell>
          <table:table-cell/>
          <table:table-cell office:value-type="float" office:value="1.24999119318" calcext:value-type="float">
            <text:p>1.2499911932</text:p>
          </table:table-cell>
          <table:table-cell/>
          <table:table-cell table:formula="of:=[.A373]-[.C373]" office:value-type="float" office:value="0.00000965259999996526" calcext:value-type="float">
            <text:p>9.65259999996526E-006</text:p>
          </table:table-cell>
        </table:table-row>
        <table:table-row table:style-name="ro1">
          <table:table-cell office:value-type="float" office:value="1.25000084805" calcext:value-type="float">
            <text:p>1.2500008481</text:p>
          </table:table-cell>
          <table:table-cell/>
          <table:table-cell office:value-type="float" office:value="1.24999289348" calcext:value-type="float">
            <text:p>1.2499928935</text:p>
          </table:table-cell>
          <table:table-cell/>
          <table:table-cell table:formula="of:=[.A374]-[.C374]" office:value-type="float" office:value="0.00000795457000002386" calcext:value-type="float">
            <text:p>7.95457000002386E-006</text:p>
          </table:table-cell>
        </table:table-row>
        <table:table-row table:style-name="ro1">
          <table:table-cell office:value-type="float" office:value="1.25000085032" calcext:value-type="float">
            <text:p>1.2500008503</text:p>
          </table:table-cell>
          <table:table-cell/>
          <table:table-cell office:value-type="float" office:value="1.24999506912" calcext:value-type="float">
            <text:p>1.2499950691</text:p>
          </table:table-cell>
          <table:table-cell/>
          <table:table-cell table:formula="of:=[.A375]-[.C375]" office:value-type="float" office:value="0.00000578120000005455" calcext:value-type="float">
            <text:p>5.78120000005455E-006</text:p>
          </table:table-cell>
        </table:table-row>
        <table:table-row table:style-name="ro1">
          <table:table-cell office:value-type="float" office:value="1.25000085259" calcext:value-type="float">
            <text:p>1.2500008526</text:p>
          </table:table-cell>
          <table:table-cell/>
          <table:table-cell office:value-type="float" office:value="1.24999729072" calcext:value-type="float">
            <text:p>1.2499972907</text:p>
          </table:table-cell>
          <table:table-cell/>
          <table:table-cell table:formula="of:=[.A376]-[.C376]" office:value-type="float" office:value="0.00000356186999983521" calcext:value-type="float">
            <text:p>3.56186999983521E-006</text:p>
          </table:table-cell>
        </table:table-row>
        <table:table-row table:style-name="ro1">
          <table:table-cell office:value-type="float" office:value="1.25000085485" calcext:value-type="float">
            <text:p>1.2500008549</text:p>
          </table:table-cell>
          <table:table-cell/>
          <table:table-cell office:value-type="float" office:value="1.24999911987" calcext:value-type="float">
            <text:p>1.2499991199</text:p>
          </table:table-cell>
          <table:table-cell/>
          <table:table-cell table:formula="of:=[.A377]-[.C377]" office:value-type="float" office:value="0.00000173498000011207" calcext:value-type="float">
            <text:p>0.000001735</text:p>
          </table:table-cell>
        </table:table-row>
        <table:table-row table:style-name="ro1">
          <table:table-cell office:value-type="float" office:value="1.25000085712" calcext:value-type="float">
            <text:p>1.2500008571</text:p>
          </table:table-cell>
          <table:table-cell/>
          <table:table-cell office:value-type="float" office:value="1.25000019567" calcext:value-type="float">
            <text:p>1.2500001957</text:p>
          </table:table-cell>
          <table:table-cell/>
          <table:table-cell table:formula="of:=[.A378]-[.C378]" office:value-type="float" office:value="0.000000661449999883601" calcext:value-type="float">
            <text:p>6.61449999883601E-007</text:p>
          </table:table-cell>
        </table:table-row>
        <table:table-row table:style-name="ro1">
          <table:table-cell office:value-type="float" office:value="1.25000085939" calcext:value-type="float">
            <text:p>1.2500008594</text:p>
          </table:table-cell>
          <table:table-cell/>
          <table:table-cell office:value-type="float" office:value="1.25000030597" calcext:value-type="float">
            <text:p>1.250000306</text:p>
          </table:table-cell>
          <table:table-cell/>
          <table:table-cell table:formula="of:=[.A379]-[.C379]" office:value-type="float" office:value="0.000000553420000048988" calcext:value-type="float">
            <text:p>5.53420000048988E-007</text:p>
          </table:table-cell>
        </table:table-row>
        <table:table-row table:style-name="ro1">
          <table:table-cell office:value-type="float" office:value="1.25000086166" calcext:value-type="float">
            <text:p>1.2500008617</text:p>
          </table:table-cell>
          <table:table-cell/>
          <table:table-cell office:value-type="float" office:value="1.2499994292" calcext:value-type="float">
            <text:p>1.2499994292</text:p>
          </table:table-cell>
          <table:table-cell/>
          <table:table-cell table:formula="of:=[.A380]-[.C380]" office:value-type="float" office:value="0.00000143245999995045" calcext:value-type="float">
            <text:p>1.43245999995045E-006</text:p>
          </table:table-cell>
        </table:table-row>
        <table:table-row table:style-name="ro1">
          <table:table-cell office:value-type="float" office:value="1.25000086392" calcext:value-type="float">
            <text:p>1.2500008639</text:p>
          </table:table-cell>
          <table:table-cell/>
          <table:table-cell office:value-type="float" office:value="1.24999773862" calcext:value-type="float">
            <text:p>1.2499977386</text:p>
          </table:table-cell>
          <table:table-cell/>
          <table:table-cell table:formula="of:=[.A381]-[.C381]" office:value-type="float" office:value="0.00000312529999990652" calcext:value-type="float">
            <text:p>3.12529999990652E-006</text:p>
          </table:table-cell>
        </table:table-row>
        <table:table-row table:style-name="ro1">
          <table:table-cell office:value-type="float" office:value="1.25000086619" calcext:value-type="float">
            <text:p>1.2500008662</text:p>
          </table:table-cell>
          <table:table-cell/>
          <table:table-cell office:value-type="float" office:value="1.24999556816" calcext:value-type="float">
            <text:p>1.2499955682</text:p>
          </table:table-cell>
          <table:table-cell/>
          <table:table-cell table:formula="of:=[.A382]-[.C382]" office:value-type="float" office:value="0.00000529803000004492" calcext:value-type="float">
            <text:p>0.000005298</text:p>
          </table:table-cell>
        </table:table-row>
        <table:table-row table:style-name="ro1">
          <table:table-cell office:value-type="float" office:value="1.25000086846" calcext:value-type="float">
            <text:p>1.2500008685</text:p>
          </table:table-cell>
          <table:table-cell/>
          <table:table-cell office:value-type="float" office:value="1.24999334654" calcext:value-type="float">
            <text:p>1.2499933465</text:p>
          </table:table-cell>
          <table:table-cell/>
          <table:table-cell table:formula="of:=[.A383]-[.C383]" office:value-type="float" office:value="0.00000752191999997542" calcext:value-type="float">
            <text:p>7.52191999997542E-006</text:p>
          </table:table-cell>
        </table:table-row>
        <table:table-row table:style-name="ro1">
          <table:table-cell office:value-type="float" office:value="1.25000087073" calcext:value-type="float">
            <text:p>1.2500008707</text:p>
          </table:table-cell>
          <table:table-cell/>
          <table:table-cell office:value-type="float" office:value="1.24999151259" calcext:value-type="float">
            <text:p>1.2499915126</text:p>
          </table:table-cell>
          <table:table-cell/>
          <table:table-cell table:formula="of:=[.A384]-[.C384]" office:value-type="float" office:value="0.00000935814000002644" calcext:value-type="float">
            <text:p>9.35814000002644E-006</text:p>
          </table:table-cell>
        </table:table-row>
        <table:table-row table:style-name="ro1">
          <table:table-cell office:value-type="float" office:value="1.25000087299" calcext:value-type="float">
            <text:p>1.250000873</text:p>
          </table:table-cell>
          <table:table-cell/>
          <table:table-cell office:value-type="float" office:value="1.24999042866" calcext:value-type="float">
            <text:p>1.2499904287</text:p>
          </table:table-cell>
          <table:table-cell/>
          <table:table-cell table:formula="of:=[.A385]-[.C385]" office:value-type="float" office:value="0.0000104443300001922" calcext:value-type="float">
            <text:p>1.04443300001922E-005</text:p>
          </table:table-cell>
        </table:table-row>
        <table:table-row table:style-name="ro1">
          <table:table-cell office:value-type="float" office:value="1.25000087526" calcext:value-type="float">
            <text:p>1.2500008753</text:p>
          </table:table-cell>
          <table:table-cell/>
          <table:table-cell office:value-type="float" office:value="1.249990309" calcext:value-type="float">
            <text:p>1.249990309</text:p>
          </table:table-cell>
          <table:table-cell/>
          <table:table-cell table:formula="of:=[.A386]-[.C386]" office:value-type="float" office:value="0.0000105662600000667" calcext:value-type="float">
            <text:p>1.05662600000667E-005</text:p>
          </table:table-cell>
        </table:table-row>
        <table:table-row table:style-name="ro1">
          <table:table-cell office:value-type="float" office:value="1.25000087753" calcext:value-type="float">
            <text:p>1.2500008775</text:p>
          </table:table-cell>
          <table:table-cell/>
          <table:table-cell office:value-type="float" office:value="1.24999117744" calcext:value-type="float">
            <text:p>1.2499911774</text:p>
          </table:table-cell>
          <table:table-cell/>
          <table:table-cell table:formula="of:=[.A387]-[.C387]" office:value-type="float" office:value="0.0000097000899998978" calcext:value-type="float">
            <text:p>9.7000899998978E-006</text:p>
          </table:table-cell>
        </table:table-row>
        <table:table-row table:style-name="ro1">
          <table:table-cell office:value-type="float" office:value="1.2500008798" calcext:value-type="float">
            <text:p>1.2500008798</text:p>
          </table:table-cell>
          <table:table-cell/>
          <table:table-cell office:value-type="float" office:value="1.24999286267" calcext:value-type="float">
            <text:p>1.2499928627</text:p>
          </table:table-cell>
          <table:table-cell/>
          <table:table-cell table:formula="of:=[.A388]-[.C388]" office:value-type="float" office:value="0.00000801712999987103" calcext:value-type="float">
            <text:p>8.01712999987103E-006</text:p>
          </table:table-cell>
        </table:table-row>
        <table:table-row table:style-name="ro1">
          <table:table-cell office:value-type="float" office:value="1.25000088206" calcext:value-type="float">
            <text:p>1.2500008821</text:p>
          </table:table-cell>
          <table:table-cell/>
          <table:table-cell office:value-type="float" office:value="1.24999503213" calcext:value-type="float">
            <text:p>1.2499950321</text:p>
          </table:table-cell>
          <table:table-cell/>
          <table:table-cell table:formula="of:=[.A389]-[.C389]" office:value-type="float" office:value="0.00000584992999996814" calcext:value-type="float">
            <text:p>5.84992999996814E-006</text:p>
          </table:table-cell>
        </table:table-row>
        <table:table-row table:style-name="ro1">
          <table:table-cell office:value-type="float" office:value="1.25000088433" calcext:value-type="float">
            <text:p>1.2500008843</text:p>
          </table:table-cell>
          <table:table-cell/>
          <table:table-cell office:value-type="float" office:value="1.24999725765" calcext:value-type="float">
            <text:p>1.2499972577</text:p>
          </table:table-cell>
          <table:table-cell/>
          <table:table-cell table:formula="of:=[.A390]-[.C390]" office:value-type="float" office:value="0.00000362667999986854" calcext:value-type="float">
            <text:p>3.62667999986854E-006</text:p>
          </table:table-cell>
        </table:table-row>
        <table:table-row table:style-name="ro1">
          <table:table-cell office:value-type="float" office:value="1.2500008866" calcext:value-type="float">
            <text:p>1.2500008866</text:p>
          </table:table-cell>
          <table:table-cell/>
          <table:table-cell office:value-type="float" office:value="1.24999910005" calcext:value-type="float">
            <text:p>1.2499991001</text:p>
          </table:table-cell>
          <table:table-cell/>
          <table:table-cell table:formula="of:=[.A391]-[.C391]" office:value-type="float" office:value="0.00000178655000016015" calcext:value-type="float">
            <text:p>1.78655000016015E-006</text:p>
          </table:table-cell>
        </table:table-row>
        <table:table-row table:style-name="ro1">
          <table:table-cell office:value-type="float" office:value="1.25000088887" calcext:value-type="float">
            <text:p>1.2500008889</text:p>
          </table:table-cell>
          <table:table-cell/>
          <table:table-cell office:value-type="float" office:value="1.25000019582" calcext:value-type="float">
            <text:p>1.2500001958</text:p>
          </table:table-cell>
          <table:table-cell/>
          <table:table-cell table:formula="of:=[.A392]-[.C392]" office:value-type="float" office:value="0.000000693050000055706" calcext:value-type="float">
            <text:p>6.93050000055706E-007</text:p>
          </table:table-cell>
        </table:table-row>
        <table:table-row table:style-name="ro1">
          <table:table-cell office:value-type="float" office:value="1.25000089114" calcext:value-type="float">
            <text:p>1.2500008911</text:p>
          </table:table-cell>
          <table:table-cell/>
          <table:table-cell office:value-type="float" office:value="1.25000032886" calcext:value-type="float">
            <text:p>1.2500003289</text:p>
          </table:table-cell>
          <table:table-cell/>
          <table:table-cell table:formula="of:=[.A393]-[.C393]" office:value-type="float" office:value="0.000000562279999893889" calcext:value-type="float">
            <text:p>5.62279999893889E-007</text:p>
          </table:table-cell>
        </table:table-row>
        <table:table-row table:style-name="ro1">
          <table:table-cell office:value-type="float" office:value="1.2500008934" calcext:value-type="float">
            <text:p>1.2500008934</text:p>
          </table:table-cell>
          <table:table-cell/>
          <table:table-cell office:value-type="float" office:value="1.2499994731" calcext:value-type="float">
            <text:p>1.2499994731</text:p>
          </table:table-cell>
          <table:table-cell/>
          <table:table-cell table:formula="of:=[.A394]-[.C394]" office:value-type="float" office:value="0.00000142030000005455" calcext:value-type="float">
            <text:p>1.42030000005455E-006</text:p>
          </table:table-cell>
        </table:table-row>
        <table:table-row table:style-name="ro1">
          <table:table-cell office:value-type="float" office:value="1.25000089567" calcext:value-type="float">
            <text:p>1.2500008957</text:p>
          </table:table-cell>
          <table:table-cell/>
          <table:table-cell office:value-type="float" office:value="1.24999779767" calcext:value-type="float">
            <text:p>1.2499977977</text:p>
          </table:table-cell>
          <table:table-cell/>
          <table:table-cell table:formula="of:=[.A395]-[.C395]" office:value-type="float" office:value="0.00000309799999986815" calcext:value-type="float">
            <text:p>0.000003098</text:p>
          </table:table-cell>
        </table:table-row>
        <table:table-row table:style-name="ro1">
          <table:table-cell office:value-type="float" office:value="1.25000089794" calcext:value-type="float">
            <text:p>1.2500008979</text:p>
          </table:table-cell>
          <table:table-cell/>
          <table:table-cell office:value-type="float" office:value="1.24999563352" calcext:value-type="float">
            <text:p>1.2499956335</text:p>
          </table:table-cell>
          <table:table-cell/>
          <table:table-cell table:formula="of:=[.A396]-[.C396]" office:value-type="float" office:value="0.00000526441999992855" calcext:value-type="float">
            <text:p>5.26441999992855E-006</text:p>
          </table:table-cell>
        </table:table-row>
        <table:table-row table:style-name="ro1">
          <table:table-cell office:value-type="float" office:value="1.25000090021" calcext:value-type="float">
            <text:p>1.2500009002</text:p>
          </table:table-cell>
          <table:table-cell/>
          <table:table-cell office:value-type="float" office:value="1.24999340809" calcext:value-type="float">
            <text:p>1.2499934081</text:p>
          </table:table-cell>
          <table:table-cell/>
          <table:table-cell table:formula="of:=[.A397]-[.C397]" office:value-type="float" office:value="0.00000749211999995225" calcext:value-type="float">
            <text:p>7.49211999995225E-006</text:p>
          </table:table-cell>
        </table:table-row>
        <table:table-row table:style-name="ro1">
          <table:table-cell office:value-type="float" office:value="1.25000090247" calcext:value-type="float">
            <text:p>1.2500009025</text:p>
          </table:table-cell>
          <table:table-cell/>
          <table:table-cell office:value-type="float" office:value="1.24999156099" calcext:value-type="float">
            <text:p>1.249991561</text:p>
          </table:table-cell>
          <table:table-cell/>
          <table:table-cell table:formula="of:=[.A398]-[.C398]" office:value-type="float" office:value="0.0000093414800002023" calcext:value-type="float">
            <text:p>9.3414800002023E-006</text:p>
          </table:table-cell>
        </table:table-row>
        <table:table-row table:style-name="ro1">
          <table:table-cell office:value-type="float" office:value="1.25000090474" calcext:value-type="float">
            <text:p>1.2500009047</text:p>
          </table:table-cell>
          <table:table-cell/>
          <table:table-cell office:value-type="float" office:value="1.24999045715" calcext:value-type="float">
            <text:p>1.2499904572</text:p>
          </table:table-cell>
          <table:table-cell/>
          <table:table-cell table:formula="of:=[.A399]-[.C399]" office:value-type="float" office:value="0.0000104475900000178" calcext:value-type="float">
            <text:p>1.04475900000178E-005</text:p>
          </table:table-cell>
        </table:table-row>
        <table:table-row table:style-name="ro1">
          <table:table-cell office:value-type="float" office:value="1.25000090701" calcext:value-type="float">
            <text:p>1.250000907</text:p>
          </table:table-cell>
          <table:table-cell/>
          <table:table-cell office:value-type="float" office:value="1.24999031475" calcext:value-type="float">
            <text:p>1.2499903148</text:p>
          </table:table-cell>
          <table:table-cell/>
          <table:table-cell table:formula="of:=[.A400]-[.C400]" office:value-type="float" office:value="0.0000105922599999975" calcext:value-type="float">
            <text:p>1.05922599999975E-005</text:p>
          </table:table-cell>
        </table:table-row>
        <table:table-row table:style-name="ro1">
          <table:table-cell office:value-type="float" office:value="1.25000090928" calcext:value-type="float">
            <text:p>1.2500009093</text:p>
          </table:table-cell>
          <table:table-cell/>
          <table:table-cell office:value-type="float" office:value="1.24999116212" calcext:value-type="float">
            <text:p>1.2499911621</text:p>
          </table:table-cell>
          <table:table-cell/>
          <table:table-cell table:formula="of:=[.A401]-[.C401]" office:value-type="float" office:value="0.00000974716000001763" calcext:value-type="float">
            <text:p>9.74716000001763E-006</text:p>
          </table:table-cell>
        </table:table-row>
        <table:table-row table:style-name="ro1">
          <table:table-cell office:value-type="float" office:value="1.25000091154" calcext:value-type="float">
            <text:p>1.2500009115</text:p>
          </table:table-cell>
          <table:table-cell/>
          <table:table-cell office:value-type="float" office:value="1.24999283211" calcext:value-type="float">
            <text:p>1.2499928321</text:p>
          </table:table-cell>
          <table:table-cell/>
          <table:table-cell table:formula="of:=[.A402]-[.C402]" office:value-type="float" office:value="0.00000807942999991873" calcext:value-type="float">
            <text:p>8.07942999991873E-006</text:p>
          </table:table-cell>
        </table:table-row>
        <table:table-row table:style-name="ro1">
          <table:table-cell office:value-type="float" office:value="1.25000091381" calcext:value-type="float">
            <text:p>1.2500009138</text:p>
          </table:table-cell>
          <table:table-cell/>
          <table:table-cell office:value-type="float" office:value="1.24999499517" calcext:value-type="float">
            <text:p>1.2499949952</text:p>
          </table:table-cell>
          <table:table-cell/>
          <table:table-cell table:formula="of:=[.A403]-[.C403]" office:value-type="float" office:value="0.00000591864000010212" calcext:value-type="float">
            <text:p>5.91864000010212E-006</text:p>
          </table:table-cell>
        </table:table-row>
        <table:table-row table:style-name="ro1">
          <table:table-cell office:value-type="float" office:value="1.25000091608" calcext:value-type="float">
            <text:p>1.2500009161</text:p>
          </table:table-cell>
          <table:table-cell/>
          <table:table-cell office:value-type="float" office:value="1.24999722438" calcext:value-type="float">
            <text:p>1.2499972244</text:p>
          </table:table-cell>
          <table:table-cell/>
          <table:table-cell table:formula="of:=[.A404]-[.C404]" office:value-type="float" office:value="0.00000369169999991925" calcext:value-type="float">
            <text:p>3.69169999991925E-006</text:p>
          </table:table-cell>
        </table:table-row>
        <table:table-row table:style-name="ro1">
          <table:table-cell office:value-type="float" office:value="1.25000091835" calcext:value-type="float">
            <text:p>1.2500009184</text:p>
          </table:table-cell>
          <table:table-cell/>
          <table:table-cell office:value-type="float" office:value="1.24999907984" calcext:value-type="float">
            <text:p>1.2499990798</text:p>
          </table:table-cell>
          <table:table-cell/>
          <table:table-cell table:formula="of:=[.A405]-[.C405]" office:value-type="float" office:value="0.00000183851000001845" calcext:value-type="float">
            <text:p>1.83851000001845E-006</text:p>
          </table:table-cell>
        </table:table-row>
        <table:table-row table:style-name="ro1">
          <table:table-cell office:value-type="float" office:value="1.25000092061" calcext:value-type="float">
            <text:p>1.2500009206</text:p>
          </table:table-cell>
          <table:table-cell/>
          <table:table-cell office:value-type="float" office:value="1.25000019547" calcext:value-type="float">
            <text:p>1.2500001955</text:p>
          </table:table-cell>
          <table:table-cell/>
          <table:table-cell table:formula="of:=[.A406]-[.C406]" office:value-type="float" office:value="0.000000725140000046309" calcext:value-type="float">
            <text:p>7.25140000046309E-007</text:p>
          </table:table-cell>
        </table:table-row>
        <table:table-row table:style-name="ro1">
          <table:table-cell office:value-type="float" office:value="1.25000092288" calcext:value-type="float">
            <text:p>1.2500009229</text:p>
          </table:table-cell>
          <table:table-cell/>
          <table:table-cell office:value-type="float" office:value="1.25000035123" calcext:value-type="float">
            <text:p>1.2500003512</text:p>
          </table:table-cell>
          <table:table-cell/>
          <table:table-cell table:formula="of:=[.A407]-[.C407]" office:value-type="float" office:value="0.000000571650000003032" calcext:value-type="float">
            <text:p>5.71650000003032E-007</text:p>
          </table:table-cell>
        </table:table-row>
        <table:table-row table:style-name="ro1">
          <table:table-cell office:value-type="float" office:value="1.25000092515" calcext:value-type="float">
            <text:p>1.2500009252</text:p>
          </table:table-cell>
          <table:table-cell/>
          <table:table-cell office:value-type="float" office:value="1.24999951658" calcext:value-type="float">
            <text:p>1.2499995166</text:p>
          </table:table-cell>
          <table:table-cell/>
          <table:table-cell table:formula="of:=[.A408]-[.C408]" office:value-type="float" office:value="0.00000140856999997219" calcext:value-type="float">
            <text:p>1.40856999997219E-006</text:p>
          </table:table-cell>
        </table:table-row>
        <table:table-row table:style-name="ro1">
          <table:table-cell office:value-type="float" office:value="1.25000092742" calcext:value-type="float">
            <text:p>1.2500009274</text:p>
          </table:table-cell>
          <table:table-cell/>
          <table:table-cell office:value-type="float" office:value="1.24999785648" calcext:value-type="float">
            <text:p>1.2499978565</text:p>
          </table:table-cell>
          <table:table-cell/>
          <table:table-cell table:formula="of:=[.A409]-[.C409]" office:value-type="float" office:value="0.00000307093999984964" calcext:value-type="float">
            <text:p>3.07093999984964E-006</text:p>
          </table:table-cell>
        </table:table-row>
        <table:table-row table:style-name="ro1">
          <table:table-cell office:value-type="float" office:value="1.25000092968" calcext:value-type="float">
            <text:p>1.2500009297</text:p>
          </table:table-cell>
          <table:table-cell/>
          <table:table-cell office:value-type="float" office:value="1.24999569884" calcext:value-type="float">
            <text:p>1.2499956988</text:p>
          </table:table-cell>
          <table:table-cell/>
          <table:table-cell table:formula="of:=[.A410]-[.C410]" office:value-type="float" office:value="0.00000523084000003671" calcext:value-type="float">
            <text:p>5.23084000003671E-006</text:p>
          </table:table-cell>
        </table:table-row>
        <table:table-row table:style-name="ro1">
          <table:table-cell office:value-type="float" office:value="1.25000093195" calcext:value-type="float">
            <text:p>1.250000932</text:p>
          </table:table-cell>
          <table:table-cell/>
          <table:table-cell office:value-type="float" office:value="1.24999346984" calcext:value-type="float">
            <text:p>1.2499934698</text:p>
          </table:table-cell>
          <table:table-cell/>
          <table:table-cell table:formula="of:=[.A411]-[.C411]" office:value-type="float" office:value="0.00000746211000013375" calcext:value-type="float">
            <text:p>7.46211000013375E-006</text:p>
          </table:table-cell>
        </table:table-row>
        <table:table-row table:style-name="ro1">
          <table:table-cell office:value-type="float" office:value="1.25000093422" calcext:value-type="float">
            <text:p>1.2500009342</text:p>
          </table:table-cell>
          <table:table-cell/>
          <table:table-cell office:value-type="float" office:value="1.24999160977" calcext:value-type="float">
            <text:p>1.2499916098</text:p>
          </table:table-cell>
          <table:table-cell/>
          <table:table-cell table:formula="of:=[.A412]-[.C412]" office:value-type="float" office:value="0.0000093244500001255" calcext:value-type="float">
            <text:p>9.3244500001255E-006</text:p>
          </table:table-cell>
        </table:table-row>
        <table:table-row table:style-name="ro1">
          <table:table-cell office:value-type="float" office:value="1.25000093649" calcext:value-type="float">
            <text:p>1.2500009365</text:p>
          </table:table-cell>
          <table:table-cell/>
          <table:table-cell office:value-type="float" office:value="1.24999048612" calcext:value-type="float">
            <text:p>1.2499904861</text:p>
          </table:table-cell>
          <table:table-cell/>
          <table:table-cell table:formula="of:=[.A413]-[.C413]" office:value-type="float" office:value="0.0000104503700000258" calcext:value-type="float">
            <text:p>1.04503700000258E-005</text:p>
          </table:table-cell>
        </table:table-row>
        <table:table-row table:style-name="ro1">
          <table:table-cell office:value-type="float" office:value="1.25000093875" calcext:value-type="float">
            <text:p>1.2500009388</text:p>
          </table:table-cell>
          <table:table-cell/>
          <table:table-cell office:value-type="float" office:value="1.24999032101" calcext:value-type="float">
            <text:p>1.249990321</text:p>
          </table:table-cell>
          <table:table-cell/>
          <table:table-cell table:formula="of:=[.A414]-[.C414]" office:value-type="float" office:value="0.0000106177399998852" calcext:value-type="float">
            <text:p>1.06177399998852E-005</text:p>
          </table:table-cell>
        </table:table-row>
        <table:table-row table:style-name="ro1">
          <table:table-cell office:value-type="float" office:value="1.25000094102" calcext:value-type="float">
            <text:p>1.250000941</text:p>
          </table:table-cell>
          <table:table-cell/>
          <table:table-cell office:value-type="float" office:value="1.24999114722" calcext:value-type="float">
            <text:p>1.2499911472</text:p>
          </table:table-cell>
          <table:table-cell/>
          <table:table-cell table:formula="of:=[.A415]-[.C415]" office:value-type="float" office:value="0.00000979379999987984" calcext:value-type="float">
            <text:p>9.79379999987984E-006</text:p>
          </table:table-cell>
        </table:table-row>
        <table:table-row table:style-name="ro1">
          <table:table-cell office:value-type="float" office:value="1.25000094329" calcext:value-type="float">
            <text:p>1.2500009433</text:p>
          </table:table-cell>
          <table:table-cell/>
          <table:table-cell office:value-type="float" office:value="1.24999280181" calcext:value-type="float">
            <text:p>1.2499928018</text:p>
          </table:table-cell>
          <table:table-cell/>
          <table:table-cell table:formula="of:=[.A416]-[.C416]" office:value-type="float" office:value="0.00000814147999994574" calcext:value-type="float">
            <text:p>8.14147999994574E-006</text:p>
          </table:table-cell>
        </table:table-row>
        <table:table-row table:style-name="ro1">
          <table:table-cell office:value-type="float" office:value="1.25000094556" calcext:value-type="float">
            <text:p>1.2500009456</text:p>
          </table:table-cell>
          <table:table-cell/>
          <table:table-cell office:value-type="float" office:value="1.24999495823" calcext:value-type="float">
            <text:p>1.2499949582</text:p>
          </table:table-cell>
          <table:table-cell/>
          <table:table-cell table:formula="of:=[.A417]-[.C417]" office:value-type="float" office:value="0.00000598733000001239" calcext:value-type="float">
            <text:p>5.98733000001239E-006</text:p>
          </table:table-cell>
        </table:table-row>
        <table:table-row table:style-name="ro1">
          <table:table-cell office:value-type="float" office:value="1.25000094782" calcext:value-type="float">
            <text:p>1.2500009478</text:p>
          </table:table-cell>
          <table:table-cell/>
          <table:table-cell office:value-type="float" office:value="1.24999719092" calcext:value-type="float">
            <text:p>1.2499971909</text:p>
          </table:table-cell>
          <table:table-cell/>
          <table:table-cell table:formula="of:=[.A418]-[.C418]" office:value-type="float" office:value="0.00000375689999998485" calcext:value-type="float">
            <text:p>3.75689999998485E-006</text:p>
          </table:table-cell>
        </table:table-row>
        <table:table-row table:style-name="ro1">
          <table:table-cell office:value-type="float" office:value="1.25000095009" calcext:value-type="float">
            <text:p>1.2500009501</text:p>
          </table:table-cell>
          <table:table-cell/>
          <table:table-cell office:value-type="float" office:value="1.24999905926" calcext:value-type="float">
            <text:p>1.2499990593</text:p>
          </table:table-cell>
          <table:table-cell/>
          <table:table-cell table:formula="of:=[.A419]-[.C419]" office:value-type="float" office:value="0.00000189083000012857" calcext:value-type="float">
            <text:p>1.89083000012857E-006</text:p>
          </table:table-cell>
        </table:table-row>
        <table:table-row table:style-name="ro1">
          <table:table-cell office:value-type="float" office:value="1.25000095236" calcext:value-type="float">
            <text:p>1.2500009524</text:p>
          </table:table-cell>
          <table:table-cell/>
          <table:table-cell office:value-type="float" office:value="1.25000019462" calcext:value-type="float">
            <text:p>1.2500001946</text:p>
          </table:table-cell>
          <table:table-cell/>
          <table:table-cell table:formula="of:=[.A420]-[.C420]" office:value-type="float" office:value="0.000000757739999857066" calcext:value-type="float">
            <text:p>7.57739999857066E-007</text:p>
          </table:table-cell>
        </table:table-row>
        <table:table-row table:style-name="ro1">
          <table:table-cell office:value-type="float" office:value="1.25000095463" calcext:value-type="float">
            <text:p>1.2500009546</text:p>
          </table:table-cell>
          <table:table-cell/>
          <table:table-cell office:value-type="float" office:value="1.25000037309" calcext:value-type="float">
            <text:p>1.2500003731</text:p>
          </table:table-cell>
          <table:table-cell/>
          <table:table-cell table:formula="of:=[.A421]-[.C421]" office:value-type="float" office:value="0.000000581539999933156" calcext:value-type="float">
            <text:p>5.81539999933156E-007</text:p>
          </table:table-cell>
        </table:table-row>
        <table:table-row table:style-name="ro1">
          <table:table-cell office:value-type="float" office:value="1.25000095689" calcext:value-type="float">
            <text:p>1.2500009569</text:p>
          </table:table-cell>
          <table:table-cell/>
          <table:table-cell office:value-type="float" office:value="1.24999955964" calcext:value-type="float">
            <text:p>1.2499995596</text:p>
          </table:table-cell>
          <table:table-cell/>
          <table:table-cell table:formula="of:=[.A422]-[.C422]" office:value-type="float" office:value="0.00000139724999992374" calcext:value-type="float">
            <text:p>1.39724999992374E-006</text:p>
          </table:table-cell>
        </table:table-row>
        <table:table-row table:style-name="ro1">
          <table:table-cell office:value-type="float" office:value="1.25000095916" calcext:value-type="float">
            <text:p>1.2500009592</text:p>
          </table:table-cell>
          <table:table-cell/>
          <table:table-cell office:value-type="float" office:value="1.24999791503" calcext:value-type="float">
            <text:p>1.249997915</text:p>
          </table:table-cell>
          <table:table-cell/>
          <table:table-cell table:formula="of:=[.A423]-[.C423]" office:value-type="float" office:value="0.00000304412999985182" calcext:value-type="float">
            <text:p>3.04412999985182E-006</text:p>
          </table:table-cell>
        </table:table-row>
        <table:table-row table:style-name="ro1">
          <table:table-cell office:value-type="float" office:value="1.25000096143" calcext:value-type="float">
            <text:p>1.2500009614</text:p>
          </table:table-cell>
          <table:table-cell/>
          <table:table-cell office:value-type="float" office:value="1.24999576414" calcext:value-type="float">
            <text:p>1.2499957641</text:p>
          </table:table-cell>
          <table:table-cell/>
          <table:table-cell table:formula="of:=[.A424]-[.C424]" office:value-type="float" office:value="0.00000519729000014735" calcext:value-type="float">
            <text:p>5.19729000014735E-006</text:p>
          </table:table-cell>
        </table:table-row>
        <table:table-row table:style-name="ro1">
          <table:table-cell office:value-type="float" office:value="1.2500009637" calcext:value-type="float">
            <text:p>1.2500009637</text:p>
          </table:table-cell>
          <table:table-cell/>
          <table:table-cell office:value-type="float" office:value="1.24999353178" calcext:value-type="float">
            <text:p>1.2499935318</text:p>
          </table:table-cell>
          <table:table-cell/>
          <table:table-cell table:formula="of:=[.A425]-[.C425]" office:value-type="float" office:value="0.00000743192000007831" calcext:value-type="float">
            <text:p>7.43192000007831E-006</text:p>
          </table:table-cell>
        </table:table-row>
        <table:table-row table:style-name="ro1">
          <table:table-cell office:value-type="float" office:value="1.25000096596" calcext:value-type="float">
            <text:p>1.250000966</text:p>
          </table:table-cell>
          <table:table-cell/>
          <table:table-cell office:value-type="float" office:value="1.24999165893" calcext:value-type="float">
            <text:p>1.2499916589</text:p>
          </table:table-cell>
          <table:table-cell/>
          <table:table-cell table:formula="of:=[.A426]-[.C426]" office:value-type="float" office:value="0.00000930703000001643" calcext:value-type="float">
            <text:p>0.000009307</text:p>
          </table:table-cell>
        </table:table-row>
        <table:table-row table:style-name="ro1">
          <table:table-cell office:value-type="float" office:value="1.25000096823" calcext:value-type="float">
            <text:p>1.2500009682</text:p>
          </table:table-cell>
          <table:table-cell/>
          <table:table-cell office:value-type="float" office:value="1.2499905156" calcext:value-type="float">
            <text:p>1.2499905156</text:p>
          </table:table-cell>
          <table:table-cell/>
          <table:table-cell table:formula="of:=[.A427]-[.C427]" office:value-type="float" office:value="0.0000104526299999907" calcext:value-type="float">
            <text:p>1.04526299999907E-005</text:p>
          </table:table-cell>
        </table:table-row>
        <table:table-row table:style-name="ro1">
          <table:table-cell office:value-type="float" office:value="1.2500009705" calcext:value-type="float">
            <text:p>1.2500009705</text:p>
          </table:table-cell>
          <table:table-cell/>
          <table:table-cell office:value-type="float" office:value="1.24999032778" calcext:value-type="float">
            <text:p>1.2499903278</text:p>
          </table:table-cell>
          <table:table-cell/>
          <table:table-cell table:formula="of:=[.A428]-[.C428]" office:value-type="float" office:value="0.0000106427199999537" calcext:value-type="float">
            <text:p>1.06427199999537E-005</text:p>
          </table:table-cell>
        </table:table-row>
        <table:table-row table:style-name="ro1">
          <table:table-cell office:value-type="float" office:value="1.25000097277" calcext:value-type="float">
            <text:p>1.2500009728</text:p>
          </table:table-cell>
          <table:table-cell/>
          <table:table-cell office:value-type="float" office:value="1.24999113275" calcext:value-type="float">
            <text:p>1.2499911328</text:p>
          </table:table-cell>
          <table:table-cell/>
          <table:table-cell table:formula="of:=[.A429]-[.C429]" office:value-type="float" office:value="0.00000984002000015138" calcext:value-type="float">
            <text:p>0.00000984</text:p>
          </table:table-cell>
        </table:table-row>
        <table:table-row table:style-name="ro1">
          <table:table-cell office:value-type="float" office:value="1.25000097503" calcext:value-type="float">
            <text:p>1.250000975</text:p>
          </table:table-cell>
          <table:table-cell/>
          <table:table-cell office:value-type="float" office:value="1.24999277175" calcext:value-type="float">
            <text:p>1.2499927718</text:p>
          </table:table-cell>
          <table:table-cell/>
          <table:table-cell table:formula="of:=[.A430]-[.C430]" office:value-type="float" office:value="0.00000820327999995207" calcext:value-type="float">
            <text:p>8.20327999995207E-006</text:p>
          </table:table-cell>
        </table:table-row>
        <table:table-row table:style-name="ro1">
          <table:table-cell office:value-type="float" office:value="1.2500009773" calcext:value-type="float">
            <text:p>1.2500009773</text:p>
          </table:table-cell>
          <table:table-cell/>
          <table:table-cell office:value-type="float" office:value="1.24999492134" calcext:value-type="float">
            <text:p>1.2499949213</text:p>
          </table:table-cell>
          <table:table-cell/>
          <table:table-cell table:formula="of:=[.A431]-[.C431]" office:value-type="float" office:value="0.00000605596000013975" calcext:value-type="float">
            <text:p>0.000006056</text:p>
          </table:table-cell>
        </table:table-row>
        <table:table-row table:style-name="ro1">
          <table:table-cell office:value-type="float" office:value="1.25000097957" calcext:value-type="float">
            <text:p>1.2500009796</text:p>
          </table:table-cell>
          <table:table-cell/>
          <table:table-cell office:value-type="float" office:value="1.24999715726" calcext:value-type="float">
            <text:p>1.2499971573</text:p>
          </table:table-cell>
          <table:table-cell/>
          <table:table-cell table:formula="of:=[.A432]-[.C432]" office:value-type="float" office:value="0.00000382231000006783" calcext:value-type="float">
            <text:p>3.82231000006783E-006</text:p>
          </table:table-cell>
        </table:table-row>
        <table:table-row table:style-name="ro1">
          <table:table-cell office:value-type="float" office:value="1.25000098184" calcext:value-type="float">
            <text:p>1.2500009818</text:p>
          </table:table-cell>
          <table:table-cell/>
          <table:table-cell office:value-type="float" office:value="1.24999903829" calcext:value-type="float">
            <text:p>1.2499990383</text:p>
          </table:table-cell>
          <table:table-cell/>
          <table:table-cell table:formula="of:=[.A433]-[.C433]" office:value-type="float" office:value="0.00000194355000004975" calcext:value-type="float">
            <text:p>1.94355000004975E-006</text:p>
          </table:table-cell>
        </table:table-row>
        <table:table-row table:style-name="ro1">
          <table:table-cell office:value-type="float" office:value="1.2500009841" calcext:value-type="float">
            <text:p>1.2500009841</text:p>
          </table:table-cell>
          <table:table-cell/>
          <table:table-cell office:value-type="float" office:value="1.25000019328" calcext:value-type="float">
            <text:p>1.2500001933</text:p>
          </table:table-cell>
          <table:table-cell/>
          <table:table-cell table:formula="of:=[.A434]-[.C434]" office:value-type="float" office:value="0.000000790819999929582" calcext:value-type="float">
            <text:p>7.90819999929582E-007</text:p>
          </table:table-cell>
        </table:table-row>
        <table:table-row table:style-name="ro1">
          <table:table-cell office:value-type="float" office:value="1.25000098637" calcext:value-type="float">
            <text:p>1.2500009864</text:p>
          </table:table-cell>
          <table:table-cell/>
          <table:table-cell office:value-type="float" office:value="1.25000039444" calcext:value-type="float">
            <text:p>1.2500003944</text:p>
          </table:table-cell>
          <table:table-cell/>
          <table:table-cell table:formula="of:=[.A435]-[.C435]" office:value-type="float" office:value="0.00000059192999990465" calcext:value-type="float">
            <text:p>5.9192999990465E-007</text:p>
          </table:table-cell>
        </table:table-row>
        <table:table-row table:style-name="ro1">
          <table:table-cell office:value-type="float" office:value="1.25000098864" calcext:value-type="float">
            <text:p>1.2500009886</text:p>
          </table:table-cell>
          <table:table-cell/>
          <table:table-cell office:value-type="float" office:value="1.24999960227" calcext:value-type="float">
            <text:p>1.2499996023</text:p>
          </table:table-cell>
          <table:table-cell/>
          <table:table-cell table:formula="of:=[.A436]-[.C436]" office:value-type="float" office:value="0.00000138637000013375" calcext:value-type="float">
            <text:p>1.38637000013375E-006</text:p>
          </table:table-cell>
        </table:table-row>
        <table:table-row table:style-name="ro1">
          <table:table-cell office:value-type="float" office:value="1.25000099091" calcext:value-type="float">
            <text:p>1.2500009909</text:p>
          </table:table-cell>
          <table:table-cell/>
          <table:table-cell office:value-type="float" office:value="1.24999797333" calcext:value-type="float">
            <text:p>1.2499979733</text:p>
          </table:table-cell>
          <table:table-cell/>
          <table:table-cell table:formula="of:=[.A437]-[.C437]" office:value-type="float" office:value="0.00000301758000009755" calcext:value-type="float">
            <text:p>3.01758000009755E-006</text:p>
          </table:table-cell>
        </table:table-row>
        <table:table-row table:style-name="ro1">
          <table:table-cell office:value-type="float" office:value="1.25000099317" calcext:value-type="float">
            <text:p>1.2500009932</text:p>
          </table:table-cell>
          <table:table-cell/>
          <table:table-cell office:value-type="float" office:value="1.24999582939" calcext:value-type="float">
            <text:p>1.2499958294</text:p>
          </table:table-cell>
          <table:table-cell/>
          <table:table-cell table:formula="of:=[.A438]-[.C438]" office:value-type="float" office:value="0.00000516378000003925" calcext:value-type="float">
            <text:p>5.16378000003925E-006</text:p>
          </table:table-cell>
        </table:table-row>
        <table:table-row table:style-name="ro1">
          <table:table-cell office:value-type="float" office:value="1.25000099544" calcext:value-type="float">
            <text:p>1.2500009954</text:p>
          </table:table-cell>
          <table:table-cell/>
          <table:table-cell office:value-type="float" office:value="1.24999359391" calcext:value-type="float">
            <text:p>1.2499935939</text:p>
          </table:table-cell>
          <table:table-cell/>
          <table:table-cell table:formula="of:=[.A439]-[.C439]" office:value-type="float" office:value="0.00000740153000000632" calcext:value-type="float">
            <text:p>7.40153000000632E-006</text:p>
          </table:table-cell>
        </table:table-row>
        <table:table-row table:style-name="ro1">
          <table:table-cell office:value-type="float" office:value="1.25000099771" calcext:value-type="float">
            <text:p>1.2500009977</text:p>
          </table:table-cell>
          <table:table-cell/>
          <table:table-cell office:value-type="float" office:value="1.24999170846" calcext:value-type="float">
            <text:p>1.2499917085</text:p>
          </table:table-cell>
          <table:table-cell/>
          <table:table-cell table:formula="of:=[.A440]-[.C440]" office:value-type="float" office:value="0.00000928924999987757" calcext:value-type="float">
            <text:p>9.28924999987757E-006</text:p>
          </table:table-cell>
        </table:table-row>
        <table:table-row table:style-name="ro1">
          <table:table-cell office:value-type="float" office:value="1.25000099998" calcext:value-type="float">
            <text:p>1.250001</text:p>
          </table:table-cell>
          <table:table-cell/>
          <table:table-cell office:value-type="float" office:value="1.24999054557" calcext:value-type="float">
            <text:p>1.2499905456</text:p>
          </table:table-cell>
          <table:table-cell/>
          <table:table-cell table:formula="of:=[.A441]-[.C441]" office:value-type="float" office:value="0.000010454409999916" calcext:value-type="float">
            <text:p>1.0454409999916E-005</text:p>
          </table:table-cell>
        </table:table-row>
        <table:table-row table:style-name="ro1">
          <table:table-cell office:value-type="float" office:value="1.25000100224" calcext:value-type="float">
            <text:p>1.2500010022</text:p>
          </table:table-cell>
          <table:table-cell/>
          <table:table-cell office:value-type="float" office:value="1.24999033506" calcext:value-type="float">
            <text:p>1.2499903351</text:p>
          </table:table-cell>
          <table:table-cell/>
          <table:table-cell table:formula="of:=[.A442]-[.C442]" office:value-type="float" office:value="0.0000106671799999791" calcext:value-type="float">
            <text:p>1.06671799999791E-005</text:p>
          </table:table-cell>
        </table:table-row>
        <table:table-row table:style-name="ro1">
          <table:table-cell office:value-type="float" office:value="1.25000100451" calcext:value-type="float">
            <text:p>1.2500010045</text:p>
          </table:table-cell>
          <table:table-cell/>
          <table:table-cell office:value-type="float" office:value="1.24999111871" calcext:value-type="float">
            <text:p>1.2499911187</text:p>
          </table:table-cell>
          <table:table-cell/>
          <table:table-cell table:formula="of:=[.A443]-[.C443]" office:value-type="float" office:value="0.00000988580000016448" calcext:value-type="float">
            <text:p>9.88580000016448E-006</text:p>
          </table:table-cell>
        </table:table-row>
        <table:table-row table:style-name="ro1">
          <table:table-cell office:value-type="float" office:value="1.25000100678" calcext:value-type="float">
            <text:p>1.2500010068</text:p>
          </table:table-cell>
          <table:table-cell/>
          <table:table-cell office:value-type="float" office:value="1.24999274197" calcext:value-type="float">
            <text:p>1.249992742</text:p>
          </table:table-cell>
          <table:table-cell/>
          <table:table-cell table:formula="of:=[.A444]-[.C444]" office:value-type="float" office:value="0.00000826481000015811" calcext:value-type="float">
            <text:p>8.26481000015811E-006</text:p>
          </table:table-cell>
        </table:table-row>
        <table:table-row table:style-name="ro1">
          <table:table-cell office:value-type="float" office:value="1.25000100905" calcext:value-type="float">
            <text:p>1.2500010091</text:p>
          </table:table-cell>
          <table:table-cell/>
          <table:table-cell office:value-type="float" office:value="1.24999488448" calcext:value-type="float">
            <text:p>1.2499948845</text:p>
          </table:table-cell>
          <table:table-cell/>
          <table:table-cell table:formula="of:=[.A445]-[.C445]" office:value-type="float" office:value="0.00000612457000004341" calcext:value-type="float">
            <text:p>6.12457000004341E-006</text:p>
          </table:table-cell>
        </table:table-row>
        <table:table-row table:style-name="ro1">
          <table:table-cell office:value-type="float" office:value="1.25000101131" calcext:value-type="float">
            <text:p>1.2500010113</text:p>
          </table:table-cell>
          <table:table-cell/>
          <table:table-cell office:value-type="float" office:value="1.24999712342" calcext:value-type="float">
            <text:p>1.2499971234</text:p>
          </table:table-cell>
          <table:table-cell/>
          <table:table-cell table:formula="of:=[.A446]-[.C446]" office:value-type="float" office:value="0.00000388788999994283" calcext:value-type="float">
            <text:p>3.88788999994283E-006</text:p>
          </table:table-cell>
        </table:table-row>
        <table:table-row table:style-name="ro1">
          <table:table-cell office:value-type="float" office:value="1.25000101358" calcext:value-type="float">
            <text:p>1.2500010136</text:p>
          </table:table-cell>
          <table:table-cell/>
          <table:table-cell office:value-type="float" office:value="1.24999901694" calcext:value-type="float">
            <text:p>1.2499990169</text:p>
          </table:table-cell>
          <table:table-cell/>
          <table:table-cell table:formula="of:=[.A447]-[.C447]" office:value-type="float" office:value="0.00000199664000000155" calcext:value-type="float">
            <text:p>1.99664000000155E-006</text:p>
          </table:table-cell>
        </table:table-row>
        <table:table-row table:style-name="ro1">
          <table:table-cell office:value-type="float" office:value="1.25000101585" calcext:value-type="float">
            <text:p>1.2500010159</text:p>
          </table:table-cell>
          <table:table-cell/>
          <table:table-cell office:value-type="float" office:value="1.25000019144" calcext:value-type="float">
            <text:p>1.2500001914</text:p>
          </table:table-cell>
          <table:table-cell/>
          <table:table-cell table:formula="of:=[.A448]-[.C448]" office:value-type="float" office:value="0.00000082441000026634" calcext:value-type="float">
            <text:p>8.2441000026634E-007</text:p>
          </table:table-cell>
        </table:table-row>
        <table:table-row table:style-name="ro1">
          <table:table-cell office:value-type="float" office:value="1.25000101812" calcext:value-type="float">
            <text:p>1.2500010181</text:p>
          </table:table-cell>
          <table:table-cell/>
          <table:table-cell office:value-type="float" office:value="1.25000041528" calcext:value-type="float">
            <text:p>1.2500004153</text:p>
          </table:table-cell>
          <table:table-cell/>
          <table:table-cell table:formula="of:=[.A449]-[.C449]" office:value-type="float" office:value="0.000000602839999919169" calcext:value-type="float">
            <text:p>6.02839999919169E-007</text:p>
          </table:table-cell>
        </table:table-row>
        <table:table-row table:style-name="ro1">
          <table:table-cell office:value-type="float" office:value="1.25000102038" calcext:value-type="float">
            <text:p>1.2500010204</text:p>
          </table:table-cell>
          <table:table-cell/>
          <table:table-cell office:value-type="float" office:value="1.24999964447" calcext:value-type="float">
            <text:p>1.2499996445</text:p>
          </table:table-cell>
          <table:table-cell/>
          <table:table-cell table:formula="of:=[.A450]-[.C450]" office:value-type="float" office:value="0.00000137591000015647" calcext:value-type="float">
            <text:p>1.37591000015647E-006</text:p>
          </table:table-cell>
        </table:table-row>
        <table:table-row table:style-name="ro1">
          <table:table-cell office:value-type="float" office:value="1.25000102265" calcext:value-type="float">
            <text:p>1.2500010227</text:p>
          </table:table-cell>
          <table:table-cell/>
          <table:table-cell office:value-type="float" office:value="1.24999803136" calcext:value-type="float">
            <text:p>1.2499980314</text:p>
          </table:table-cell>
          <table:table-cell/>
          <table:table-cell table:formula="of:=[.A451]-[.C451]" office:value-type="float" office:value="0.00000299128999992071" calcext:value-type="float">
            <text:p>2.99128999992071E-006</text:p>
          </table:table-cell>
        </table:table-row>
        <table:table-row table:style-name="ro1">
          <table:table-cell office:value-type="float" office:value="1.25000102492" calcext:value-type="float">
            <text:p>1.2500010249</text:p>
          </table:table-cell>
          <table:table-cell/>
          <table:table-cell office:value-type="float" office:value="1.24999589459" calcext:value-type="float">
            <text:p>1.2499958946</text:p>
          </table:table-cell>
          <table:table-cell/>
          <table:table-cell table:formula="of:=[.A452]-[.C452]" office:value-type="float" office:value="0.00000513032999993612" calcext:value-type="float">
            <text:p>5.13032999993612E-006</text:p>
          </table:table-cell>
        </table:table-row>
        <table:table-row table:style-name="ro1">
          <table:table-cell office:value-type="float" office:value="1.25000102719" calcext:value-type="float">
            <text:p>1.2500010272</text:p>
          </table:table-cell>
          <table:table-cell/>
          <table:table-cell office:value-type="float" office:value="1.24999365622" calcext:value-type="float">
            <text:p>1.2499936562</text:p>
          </table:table-cell>
          <table:table-cell/>
          <table:table-cell table:formula="of:=[.A453]-[.C453]" office:value-type="float" office:value="0.00000737096999992026" calcext:value-type="float">
            <text:p>0.000007371</text:p>
          </table:table-cell>
        </table:table-row>
        <table:table-row table:style-name="ro1">
          <table:table-cell office:value-type="float" office:value="1.25000102945" calcext:value-type="float">
            <text:p>1.2500010295</text:p>
          </table:table-cell>
          <table:table-cell/>
          <table:table-cell office:value-type="float" office:value="1.24999175838" calcext:value-type="float">
            <text:p>1.2499917584</text:p>
          </table:table-cell>
          <table:table-cell/>
          <table:table-cell table:formula="of:=[.A454]-[.C454]" office:value-type="float" office:value="0.00000927106999992766" calcext:value-type="float">
            <text:p>9.27106999992766E-006</text:p>
          </table:table-cell>
        </table:table-row>
        <table:table-row table:style-name="ro1">
          <table:table-cell office:value-type="float" office:value="1.25000103172" calcext:value-type="float">
            <text:p>1.2500010317</text:p>
          </table:table-cell>
          <table:table-cell/>
          <table:table-cell office:value-type="float" office:value="1.24999057603" calcext:value-type="float">
            <text:p>1.249990576</text:p>
          </table:table-cell>
          <table:table-cell/>
          <table:table-cell table:formula="of:=[.A455]-[.C455]" office:value-type="float" office:value="0.0000104556900000219" calcext:value-type="float">
            <text:p>1.04556900000219E-005</text:p>
          </table:table-cell>
        </table:table-row>
        <table:table-row table:style-name="ro1">
          <table:table-cell office:value-type="float" office:value="1.25000103399" calcext:value-type="float">
            <text:p>1.250001034</text:p>
          </table:table-cell>
          <table:table-cell/>
          <table:table-cell office:value-type="float" office:value="1.24999034285" calcext:value-type="float">
            <text:p>1.2499903429</text:p>
          </table:table-cell>
          <table:table-cell/>
          <table:table-cell table:formula="of:=[.A456]-[.C456]" office:value-type="float" office:value="0.0000106911400001852" calcext:value-type="float">
            <text:p>1.06911400001852E-005</text:p>
          </table:table-cell>
        </table:table-row>
        <table:table-row table:style-name="ro1">
          <table:table-cell office:value-type="float" office:value="1.25000103626" calcext:value-type="float">
            <text:p>1.2500010363</text:p>
          </table:table-cell>
          <table:table-cell/>
          <table:table-cell office:value-type="float" office:value="1.2499911051" calcext:value-type="float">
            <text:p>1.2499911051</text:p>
          </table:table-cell>
          <table:table-cell/>
          <table:table-cell table:formula="of:=[.A457]-[.C457]" office:value-type="float" office:value="0.00000993116000014282" calcext:value-type="float">
            <text:p>9.93116000014282E-006</text:p>
          </table:table-cell>
        </table:table-row>
        <table:table-row table:style-name="ro1">
          <table:table-cell office:value-type="float" office:value="1.25000103852" calcext:value-type="float">
            <text:p>1.2500010385</text:p>
          </table:table-cell>
          <table:table-cell/>
          <table:table-cell office:value-type="float" office:value="1.24999271244" calcext:value-type="float">
            <text:p>1.2499927124</text:p>
          </table:table-cell>
          <table:table-cell/>
          <table:table-cell table:formula="of:=[.A458]-[.C458]" office:value-type="float" office:value="0.00000832607999989854" calcext:value-type="float">
            <text:p>8.32607999989854E-006</text:p>
          </table:table-cell>
        </table:table-row>
        <table:table-row table:style-name="ro1">
          <table:table-cell office:value-type="float" office:value="1.25000104079" calcext:value-type="float">
            <text:p>1.2500010408</text:p>
          </table:table-cell>
          <table:table-cell/>
          <table:table-cell office:value-type="float" office:value="1.24999484768" calcext:value-type="float">
            <text:p>1.2499948477</text:p>
          </table:table-cell>
          <table:table-cell/>
          <table:table-cell table:formula="of:=[.A459]-[.C459]" office:value-type="float" office:value="0.00000619310999994127" calcext:value-type="float">
            <text:p>6.19310999994127E-006</text:p>
          </table:table-cell>
        </table:table-row>
        <table:table-row table:style-name="ro1">
          <table:table-cell office:value-type="float" office:value="1.25000104306" calcext:value-type="float">
            <text:p>1.2500010431</text:p>
          </table:table-cell>
          <table:table-cell/>
          <table:table-cell office:value-type="float" office:value="1.2499970894" calcext:value-type="float">
            <text:p>1.2499970894</text:p>
          </table:table-cell>
          <table:table-cell/>
          <table:table-cell table:formula="of:=[.A460]-[.C460]" office:value-type="float" office:value="0.00000395365999983355" calcext:value-type="float">
            <text:p>3.95365999983355E-006</text:p>
          </table:table-cell>
        </table:table-row>
        <table:table-row table:style-name="ro1">
          <table:table-cell office:value-type="float" office:value="1.25000104533" calcext:value-type="float">
            <text:p>1.2500010453</text:p>
          </table:table-cell>
          <table:table-cell/>
          <table:table-cell office:value-type="float" office:value="1.24999899522" calcext:value-type="float">
            <text:p>1.2499989952</text:p>
          </table:table-cell>
          <table:table-cell/>
          <table:table-cell table:formula="of:=[.A461]-[.C461]" office:value-type="float" office:value="0.00000205010999998478" calcext:value-type="float">
            <text:p>2.05010999998478E-006</text:p>
          </table:table-cell>
        </table:table-row>
        <table:table-row table:style-name="ro1">
          <table:table-cell office:value-type="float" office:value="1.25000104759" calcext:value-type="float">
            <text:p>1.2500010476</text:p>
          </table:table-cell>
          <table:table-cell/>
          <table:table-cell office:value-type="float" office:value="1.25000018912" calcext:value-type="float">
            <text:p>1.2500001891</text:p>
          </table:table-cell>
          <table:table-cell/>
          <table:table-cell table:formula="of:=[.A462]-[.C462]" office:value-type="float" office:value="0.000000858469999975853" calcext:value-type="float">
            <text:p>8.58469999975853E-007</text:p>
          </table:table-cell>
        </table:table-row>
        <table:table-row table:style-name="ro1">
          <table:table-cell office:value-type="float" office:value="1.25000104986" calcext:value-type="float">
            <text:p>1.2500010499</text:p>
          </table:table-cell>
          <table:table-cell/>
          <table:table-cell office:value-type="float" office:value="1.2500004356" calcext:value-type="float">
            <text:p>1.2500004356</text:p>
          </table:table-cell>
          <table:table-cell/>
          <table:table-cell table:formula="of:=[.A463]-[.C463]" office:value-type="float" office:value="0.000000614259999975886" calcext:value-type="float">
            <text:p>6.14259999975886E-007</text:p>
          </table:table-cell>
        </table:table-row>
        <table:table-row table:style-name="ro1">
          <table:table-cell office:value-type="float" office:value="1.25000105213" calcext:value-type="float">
            <text:p>1.2500010521</text:p>
          </table:table-cell>
          <table:table-cell/>
          <table:table-cell office:value-type="float" office:value="1.24999968623" calcext:value-type="float">
            <text:p>1.2499996862</text:p>
          </table:table-cell>
          <table:table-cell/>
          <table:table-cell table:formula="of:=[.A464]-[.C464]" office:value-type="float" office:value="0.00000136589999999437" calcext:value-type="float">
            <text:p>1.36589999999437E-006</text:p>
          </table:table-cell>
        </table:table-row>
        <table:table-row table:style-name="ro1">
          <table:table-cell office:value-type="float" office:value="1.2500010544" calcext:value-type="float">
            <text:p>1.2500010544</text:p>
          </table:table-cell>
          <table:table-cell/>
          <table:table-cell office:value-type="float" office:value="1.24999808912" calcext:value-type="float">
            <text:p>1.2499980891</text:p>
          </table:table-cell>
          <table:table-cell/>
          <table:table-cell table:formula="of:=[.A465]-[.C465]" office:value-type="float" office:value="0.00000296527999998908" calcext:value-type="float">
            <text:p>2.96527999998908E-006</text:p>
          </table:table-cell>
        </table:table-row>
        <table:table-row table:style-name="ro1">
          <table:table-cell office:value-type="float" office:value="1.25000105666" calcext:value-type="float">
            <text:p>1.2500010567</text:p>
          </table:table-cell>
          <table:table-cell/>
          <table:table-cell office:value-type="float" office:value="1.24999595975" calcext:value-type="float">
            <text:p>1.2499959598</text:p>
          </table:table-cell>
          <table:table-cell/>
          <table:table-cell table:formula="of:=[.A466]-[.C466]" office:value-type="float" office:value="0.00000509690999983548" calcext:value-type="float">
            <text:p>5.09690999983548E-006</text:p>
          </table:table-cell>
        </table:table-row>
        <table:table-row table:style-name="ro1">
          <table:table-cell office:value-type="float" office:value="1.25000105893" calcext:value-type="float">
            <text:p>1.2500010589</text:p>
          </table:table-cell>
          <table:table-cell/>
          <table:table-cell office:value-type="float" office:value="1.24999371871" calcext:value-type="float">
            <text:p>1.2499937187</text:p>
          </table:table-cell>
          <table:table-cell/>
          <table:table-cell table:formula="of:=[.A467]-[.C467]" office:value-type="float" office:value="0.00000734022000004053" calcext:value-type="float">
            <text:p>7.34022000004053E-006</text:p>
          </table:table-cell>
        </table:table-row>
        <table:table-row table:style-name="ro1">
          <table:table-cell office:value-type="float" office:value="1.2500010612" calcext:value-type="float">
            <text:p>1.2500010612</text:p>
          </table:table-cell>
          <table:table-cell/>
          <table:table-cell office:value-type="float" office:value="1.24999180866" calcext:value-type="float">
            <text:p>1.2499918087</text:p>
          </table:table-cell>
          <table:table-cell/>
          <table:table-cell table:formula="of:=[.A468]-[.C468]" office:value-type="float" office:value="0.00000925253999994879" calcext:value-type="float">
            <text:p>9.25253999994879E-006</text:p>
          </table:table-cell>
        </table:table-row>
        <table:table-row table:style-name="ro1">
          <table:table-cell office:value-type="float" office:value="1.25000106347" calcext:value-type="float">
            <text:p>1.2500010635</text:p>
          </table:table-cell>
          <table:table-cell/>
          <table:table-cell office:value-type="float" office:value="1.24999060698" calcext:value-type="float">
            <text:p>1.249990607</text:p>
          </table:table-cell>
          <table:table-cell/>
          <table:table-cell table:formula="of:=[.A469]-[.C469]" office:value-type="float" office:value="0.0000104564900000881" calcext:value-type="float">
            <text:p>1.04564900000881E-005</text:p>
          </table:table-cell>
        </table:table-row>
        <table:table-row table:style-name="ro1">
          <table:table-cell office:value-type="float" office:value="1.25000106573" calcext:value-type="float">
            <text:p>1.2500010657</text:p>
          </table:table-cell>
          <table:table-cell/>
          <table:table-cell office:value-type="float" office:value="1.24999035116" calcext:value-type="float">
            <text:p>1.2499903512</text:p>
          </table:table-cell>
          <table:table-cell/>
          <table:table-cell table:formula="of:=[.A470]-[.C470]" office:value-type="float" office:value="0.0000107145700001254" calcext:value-type="float">
            <text:p>1.07145700001254E-005</text:p>
          </table:table-cell>
        </table:table-row>
        <table:table-row table:style-name="ro1">
          <table:table-cell office:value-type="float" office:value="1.250001068" calcext:value-type="float">
            <text:p>1.250001068</text:p>
          </table:table-cell>
          <table:table-cell/>
          <table:table-cell office:value-type="float" office:value="1.24999109192" calcext:value-type="float">
            <text:p>1.2499910919</text:p>
          </table:table-cell>
          <table:table-cell/>
          <table:table-cell table:formula="of:=[.A471]-[.C471]" office:value-type="float" office:value="0.00000997608000008476" calcext:value-type="float">
            <text:p>9.97608000008476E-006</text:p>
          </table:table-cell>
        </table:table-row>
        <table:table-row table:style-name="ro1">
          <table:table-cell office:value-type="float" office:value="1.25000107027" calcext:value-type="float">
            <text:p>1.2500010703</text:p>
          </table:table-cell>
          <table:table-cell/>
          <table:table-cell office:value-type="float" office:value="1.24999268319" calcext:value-type="float">
            <text:p>1.2499926832</text:p>
          </table:table-cell>
          <table:table-cell/>
          <table:table-cell table:formula="of:=[.A472]-[.C472]" office:value-type="float" office:value="0.00000838708000006072" calcext:value-type="float">
            <text:p>8.38708000006072E-006</text:p>
          </table:table-cell>
        </table:table-row>
        <table:table-row table:style-name="ro1">
          <table:table-cell office:value-type="float" office:value="1.25000107254" calcext:value-type="float">
            <text:p>1.2500010725</text:p>
          </table:table-cell>
          <table:table-cell/>
          <table:table-cell office:value-type="float" office:value="1.24999481092" calcext:value-type="float">
            <text:p>1.2499948109</text:p>
          </table:table-cell>
          <table:table-cell/>
          <table:table-cell table:formula="of:=[.A473]-[.C473]" office:value-type="float" office:value="0.00000626161999983665" calcext:value-type="float">
            <text:p>6.26161999983665E-006</text:p>
          </table:table-cell>
        </table:table-row>
        <table:table-row table:style-name="ro1">
          <table:table-cell office:value-type="float" office:value="1.2500010748" calcext:value-type="float">
            <text:p>1.2500010748</text:p>
          </table:table-cell>
          <table:table-cell/>
          <table:table-cell office:value-type="float" office:value="1.2499970552" calcext:value-type="float">
            <text:p>1.2499970552</text:p>
          </table:table-cell>
          <table:table-cell/>
          <table:table-cell table:formula="of:=[.A474]-[.C474]" office:value-type="float" office:value="0.00000401960000018242" calcext:value-type="float">
            <text:p>4.01960000018242E-006</text:p>
          </table:table-cell>
        </table:table-row>
        <table:table-row table:style-name="ro1">
          <table:table-cell office:value-type="float" office:value="1.25000107707" calcext:value-type="float">
            <text:p>1.2500010771</text:p>
          </table:table-cell>
          <table:table-cell/>
          <table:table-cell office:value-type="float" office:value="1.24999897314" calcext:value-type="float">
            <text:p>1.2499989731</text:p>
          </table:table-cell>
          <table:table-cell/>
          <table:table-cell table:formula="of:=[.A475]-[.C475]" office:value-type="float" office:value="0.00000210392999977493" calcext:value-type="float">
            <text:p>2.10392999977493E-006</text:p>
          </table:table-cell>
        </table:table-row>
        <table:table-row table:style-name="ro1">
          <table:table-cell office:value-type="float" office:value="1.25000107934" calcext:value-type="float">
            <text:p>1.2500010793</text:p>
          </table:table-cell>
          <table:table-cell/>
          <table:table-cell office:value-type="float" office:value="1.2500001863" calcext:value-type="float">
            <text:p>1.2500001863</text:p>
          </table:table-cell>
          <table:table-cell/>
          <table:table-cell table:formula="of:=[.A476]-[.C476]" office:value-type="float" office:value="0.000000893040000171652" calcext:value-type="float">
            <text:p>0.000000893</text:p>
          </table:table-cell>
        </table:table-row>
        <table:table-row table:style-name="ro1">
          <table:table-cell office:value-type="float" office:value="1.25000108161" calcext:value-type="float">
            <text:p>1.2500010816</text:p>
          </table:table-cell>
          <table:table-cell/>
          <table:table-cell office:value-type="float" office:value="1.25000045542" calcext:value-type="float">
            <text:p>1.2500004554</text:p>
          </table:table-cell>
          <table:table-cell/>
          <table:table-cell table:formula="of:=[.A477]-[.C477]" office:value-type="float" office:value="0.0000006261900000748" calcext:value-type="float">
            <text:p>6.261900000748E-007</text:p>
          </table:table-cell>
        </table:table-row>
        <table:table-row table:style-name="ro1">
          <table:table-cell office:value-type="float" office:value="1.25000108387" calcext:value-type="float">
            <text:p>1.2500010839</text:p>
          </table:table-cell>
          <table:table-cell/>
          <table:table-cell office:value-type="float" office:value="1.24999972756" calcext:value-type="float">
            <text:p>1.2499997276</text:p>
          </table:table-cell>
          <table:table-cell/>
          <table:table-cell table:formula="of:=[.A478]-[.C478]" office:value-type="float" office:value="0.00000135630999986702" calcext:value-type="float">
            <text:p>1.35630999986702E-006</text:p>
          </table:table-cell>
        </table:table-row>
        <table:table-row table:style-name="ro1">
          <table:table-cell office:value-type="float" office:value="1.25000108614" calcext:value-type="float">
            <text:p>1.2500010861</text:p>
          </table:table-cell>
          <table:table-cell/>
          <table:table-cell office:value-type="float" office:value="1.24999814661" calcext:value-type="float">
            <text:p>1.2499981466</text:p>
          </table:table-cell>
          <table:table-cell/>
          <table:table-cell table:formula="of:=[.A479]-[.C479]" office:value-type="float" office:value="0.00000293953000007896" calcext:value-type="float">
            <text:p>2.93953000007896E-006</text:p>
          </table:table-cell>
        </table:table-row>
        <table:table-row table:style-name="ro1">
          <table:table-cell office:value-type="float" office:value="1.25000108841" calcext:value-type="float">
            <text:p>1.2500010884</text:p>
          </table:table-cell>
          <table:table-cell/>
          <table:table-cell office:value-type="float" office:value="1.24999602485" calcext:value-type="float">
            <text:p>1.2499960249</text:p>
          </table:table-cell>
          <table:table-cell/>
          <table:table-cell table:formula="of:=[.A480]-[.C480]" office:value-type="float" office:value="0.00000506355999996266" calcext:value-type="float">
            <text:p>5.06355999996266E-006</text:p>
          </table:table-cell>
        </table:table-row>
        <table:table-row table:style-name="ro1">
          <table:table-cell office:value-type="float" office:value="1.25000109068" calcext:value-type="float">
            <text:p>1.2500010907</text:p>
          </table:table-cell>
          <table:table-cell/>
          <table:table-cell office:value-type="float" office:value="1.24999378137" calcext:value-type="float">
            <text:p>1.2499937814</text:p>
          </table:table-cell>
          <table:table-cell/>
          <table:table-cell table:formula="of:=[.A481]-[.C481]" office:value-type="float" office:value="0.00000730931000014756" calcext:value-type="float">
            <text:p>7.30931000014756E-006</text:p>
          </table:table-cell>
        </table:table-row>
        <table:table-row table:style-name="ro1">
          <table:table-cell office:value-type="float" office:value="1.25000109294" calcext:value-type="float">
            <text:p>1.2500010929</text:p>
          </table:table-cell>
          <table:table-cell/>
          <table:table-cell office:value-type="float" office:value="1.24999185931" calcext:value-type="float">
            <text:p>1.2499918593</text:p>
          </table:table-cell>
          <table:table-cell/>
          <table:table-cell table:formula="of:=[.A482]-[.C482]" office:value-type="float" office:value="0.00000923363000016053" calcext:value-type="float">
            <text:p>9.23363000016053E-006</text:p>
          </table:table-cell>
        </table:table-row>
        <table:table-row table:style-name="ro1">
          <table:table-cell office:value-type="float" office:value="1.25000109521" calcext:value-type="float">
            <text:p>1.2500010952</text:p>
          </table:table-cell>
          <table:table-cell/>
          <table:table-cell office:value-type="float" office:value="1.24999063842" calcext:value-type="float">
            <text:p>1.2499906384</text:p>
          </table:table-cell>
          <table:table-cell/>
          <table:table-cell table:formula="of:=[.A483]-[.C483]" office:value-type="float" office:value="0.0000104567900001129" calcext:value-type="float">
            <text:p>1.04567900001129E-005</text:p>
          </table:table-cell>
        </table:table-row>
        <table:table-row table:style-name="ro1">
          <table:table-cell office:value-type="float" office:value="1.25000109748" calcext:value-type="float">
            <text:p>1.2500010975</text:p>
          </table:table-cell>
          <table:table-cell/>
          <table:table-cell office:value-type="float" office:value="1.24999035998" calcext:value-type="float">
            <text:p>1.24999036</text:p>
          </table:table-cell>
          <table:table-cell/>
          <table:table-cell table:formula="of:=[.A484]-[.C484]" office:value-type="float" office:value="0.0000107375000000243" calcext:value-type="float">
            <text:p>1.07375000000243E-005</text:p>
          </table:table-cell>
        </table:table-row>
        <table:table-row table:style-name="ro1">
          <table:table-cell office:value-type="float" office:value="1.25000109975" calcext:value-type="float">
            <text:p>1.2500010998</text:p>
          </table:table-cell>
          <table:table-cell/>
          <table:table-cell office:value-type="float" office:value="1.24999107919" calcext:value-type="float">
            <text:p>1.2499910792</text:p>
          </table:table-cell>
          <table:table-cell/>
          <table:table-cell table:formula="of:=[.A485]-[.C485]" office:value-type="float" office:value="0.0000100205599999903" calcext:value-type="float">
            <text:p>1.00205599999903E-005</text:p>
          </table:table-cell>
        </table:table-row>
        <table:table-row table:style-name="ro1">
          <table:table-cell office:value-type="float" office:value="1.25000110201" calcext:value-type="float">
            <text:p>1.250001102</text:p>
          </table:table-cell>
          <table:table-cell/>
          <table:table-cell office:value-type="float" office:value="1.24999265421" calcext:value-type="float">
            <text:p>1.2499926542</text:p>
          </table:table-cell>
          <table:table-cell/>
          <table:table-cell table:formula="of:=[.A486]-[.C486]" office:value-type="float" office:value="0.00000844779999997769" calcext:value-type="float">
            <text:p>8.44779999997769E-006</text:p>
          </table:table-cell>
        </table:table-row>
        <table:table-row table:style-name="ro1">
          <table:table-cell office:value-type="float" office:value="1.25000110428" calcext:value-type="float">
            <text:p>1.2500011043</text:p>
          </table:table-cell>
          <table:table-cell/>
          <table:table-cell office:value-type="float" office:value="1.24999477422" calcext:value-type="float">
            <text:p>1.2499947742</text:p>
          </table:table-cell>
          <table:table-cell/>
          <table:table-cell table:formula="of:=[.A487]-[.C487]" office:value-type="float" office:value="0.00000633005999994829" calcext:value-type="float">
            <text:p>6.33005999994829E-006</text:p>
          </table:table-cell>
        </table:table-row>
        <table:table-row table:style-name="ro1">
          <table:table-cell office:value-type="float" office:value="1.25000110655" calcext:value-type="float">
            <text:p>1.2500011066</text:p>
          </table:table-cell>
          <table:table-cell/>
          <table:table-cell office:value-type="float" office:value="1.24999702083" calcext:value-type="float">
            <text:p>1.2499970208</text:p>
          </table:table-cell>
          <table:table-cell/>
          <table:table-cell table:formula="of:=[.A488]-[.C488]" office:value-type="float" office:value="0.0000040857200001021" calcext:value-type="float">
            <text:p>4.0857200001021E-006</text:p>
          </table:table-cell>
        </table:table-row>
        <table:table-row table:style-name="ro1">
          <table:table-cell office:value-type="float" office:value="1.25000110882" calcext:value-type="float">
            <text:p>1.2500011088</text:p>
          </table:table-cell>
          <table:table-cell/>
          <table:table-cell office:value-type="float" office:value="1.24999895068" calcext:value-type="float">
            <text:p>1.2499989507</text:p>
          </table:table-cell>
          <table:table-cell/>
          <table:table-cell table:formula="of:=[.A489]-[.C489]" office:value-type="float" office:value="0.00000215814000004144" calcext:value-type="float">
            <text:p>2.15814000004144E-006</text:p>
          </table:table-cell>
        </table:table-row>
        <table:table-row table:style-name="ro1">
          <table:table-cell office:value-type="float" office:value="1.25000111108" calcext:value-type="float">
            <text:p>1.2500011111</text:p>
          </table:table-cell>
          <table:table-cell/>
          <table:table-cell office:value-type="float" office:value="1.250000183" calcext:value-type="float">
            <text:p>1.250000183</text:p>
          </table:table-cell>
          <table:table-cell/>
          <table:table-cell table:formula="of:=[.A490]-[.C490]" office:value-type="float" office:value="0.00000092807999996225" calcext:value-type="float">
            <text:p>9.2807999996225E-007</text:p>
          </table:table-cell>
        </table:table-row>
        <table:table-row table:style-name="ro1">
          <table:table-cell office:value-type="float" office:value="1.25000111335" calcext:value-type="float">
            <text:p>1.2500011134</text:p>
          </table:table-cell>
          <table:table-cell/>
          <table:table-cell office:value-type="float" office:value="1.25000047471" calcext:value-type="float">
            <text:p>1.2500004747</text:p>
          </table:table-cell>
          <table:table-cell/>
          <table:table-cell table:formula="of:=[.A491]-[.C491]" office:value-type="float" office:value="0.000000638639999994695" calcext:value-type="float">
            <text:p>6.38639999994695E-007</text:p>
          </table:table-cell>
        </table:table-row>
        <table:table-row table:style-name="ro1">
          <table:table-cell office:value-type="float" office:value="1.25000111562" calcext:value-type="float">
            <text:p>1.2500011156</text:p>
          </table:table-cell>
          <table:table-cell/>
          <table:table-cell office:value-type="float" office:value="1.24999976845" calcext:value-type="float">
            <text:p>1.2499997685</text:p>
          </table:table-cell>
          <table:table-cell/>
          <table:table-cell table:formula="of:=[.A492]-[.C492]" office:value-type="float" office:value="0.00000134716999999895" calcext:value-type="float">
            <text:p>1.34716999999895E-006</text:p>
          </table:table-cell>
        </table:table-row>
        <table:table-row table:style-name="ro1">
          <table:table-cell office:value-type="float" office:value="1.25000111789" calcext:value-type="float">
            <text:p>1.2500011179</text:p>
          </table:table-cell>
          <table:table-cell/>
          <table:table-cell office:value-type="float" office:value="1.24999820383" calcext:value-type="float">
            <text:p>1.2499982038</text:p>
          </table:table-cell>
          <table:table-cell/>
          <table:table-cell table:formula="of:=[.A493]-[.C493]" office:value-type="float" office:value="0.00000291405999996996" calcext:value-type="float">
            <text:p>2.91405999996996E-006</text:p>
          </table:table-cell>
        </table:table-row>
        <table:table-row table:style-name="ro1">
          <table:table-cell office:value-type="float" office:value="1.25000112015" calcext:value-type="float">
            <text:p>1.2500011202</text:p>
          </table:table-cell>
          <table:table-cell/>
          <table:table-cell office:value-type="float" office:value="1.2499960899" calcext:value-type="float">
            <text:p>1.2499960899</text:p>
          </table:table-cell>
          <table:table-cell/>
          <table:table-cell table:formula="of:=[.A494]-[.C494]" office:value-type="float" office:value="0.00000503024999987112" calcext:value-type="float">
            <text:p>5.03024999987112E-006</text:p>
          </table:table-cell>
        </table:table-row>
        <table:table-row table:style-name="ro1">
          <table:table-cell office:value-type="float" office:value="1.25000112242" calcext:value-type="float">
            <text:p>1.2500011224</text:p>
          </table:table-cell>
          <table:table-cell/>
          <table:table-cell office:value-type="float" office:value="1.2499938442" calcext:value-type="float">
            <text:p>1.2499938442</text:p>
          </table:table-cell>
          <table:table-cell/>
          <table:table-cell table:formula="of:=[.A495]-[.C495]" office:value-type="float" office:value="0.00000727822000001765" calcext:value-type="float">
            <text:p>7.27822000001765E-006</text:p>
          </table:table-cell>
        </table:table-row>
        <table:table-row table:style-name="ro1">
          <table:table-cell office:value-type="float" office:value="1.25000112469" calcext:value-type="float">
            <text:p>1.2500011247</text:p>
          </table:table-cell>
          <table:table-cell/>
          <table:table-cell office:value-type="float" office:value="1.24999191033" calcext:value-type="float">
            <text:p>1.2499919103</text:p>
          </table:table-cell>
          <table:table-cell/>
          <table:table-cell table:formula="of:=[.A496]-[.C496]" office:value-type="float" office:value="0.00000921436000012044" calcext:value-type="float">
            <text:p>9.21436000012044E-006</text:p>
          </table:table-cell>
        </table:table-row>
        <table:table-row table:style-name="ro1">
          <table:table-cell office:value-type="float" office:value="1.25000112696" calcext:value-type="float">
            <text:p>1.250001127</text:p>
          </table:table-cell>
          <table:table-cell/>
          <table:table-cell office:value-type="float" office:value="1.24999067035" calcext:value-type="float">
            <text:p>1.2499906704</text:p>
          </table:table-cell>
          <table:table-cell/>
          <table:table-cell table:formula="of:=[.A497]-[.C497]" office:value-type="float" office:value="0.000010456610000098" calcext:value-type="float">
            <text:p>1.0456610000098E-005</text:p>
          </table:table-cell>
        </table:table-row>
        <table:table-row table:style-name="ro1">
          <table:table-cell office:value-type="float" office:value="1.25000112922" calcext:value-type="float">
            <text:p>1.2500011292</text:p>
          </table:table-cell>
          <table:table-cell/>
          <table:table-cell office:value-type="float" office:value="1.24999036932" calcext:value-type="float">
            <text:p>1.2499903693</text:p>
          </table:table-cell>
          <table:table-cell/>
          <table:table-cell table:formula="of:=[.A498]-[.C498]" office:value-type="float" office:value="0.0000107598999998793" calcext:value-type="float">
            <text:p>1.07598999998793E-005</text:p>
          </table:table-cell>
        </table:table-row>
        <table:table-row table:style-name="ro1">
          <table:table-cell office:value-type="float" office:value="1.25000113149" calcext:value-type="float">
            <text:p>1.2500011315</text:p>
          </table:table-cell>
          <table:table-cell/>
          <table:table-cell office:value-type="float" office:value="1.24999106689" calcext:value-type="float">
            <text:p>1.2499910669</text:p>
          </table:table-cell>
          <table:table-cell/>
          <table:table-cell table:formula="of:=[.A499]-[.C499]" office:value-type="float" office:value="0.0000100645999998594" calcext:value-type="float">
            <text:p>1.00645999998594E-005</text:p>
          </table:table-cell>
        </table:table-row>
        <table:table-row table:style-name="ro1">
          <table:table-cell office:value-type="float" office:value="1.25000113376" calcext:value-type="float">
            <text:p>1.2500011338</text:p>
          </table:table-cell>
          <table:table-cell/>
          <table:table-cell office:value-type="float" office:value="1.24999262551" calcext:value-type="float">
            <text:p>1.2499926255</text:p>
          </table:table-cell>
          <table:table-cell/>
          <table:table-cell table:formula="of:=[.A500]-[.C500]" office:value-type="float" office:value="0.00000850825000009436" calcext:value-type="float">
            <text:p>8.50825000009436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22:18:58.381735869</dc:date>
    <meta:document-statistic meta:table-count="1" meta:cell-count="15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92cm" svg:height="9.61cm" xlink:href=".." xlink:type="simple" chart:class="chart:scatter" chart:style-name="ch1">
        <chart:title svg:x="4.097cm" svg:y="0.328cm" chart:style-name="ch2">
          <text:p>Comparision Of Panel Method with Doublets</text:p>
        </chart:title>
        <chart:plot-area chart:style-name="ch3" table:cell-range-address="Sheet1.E1:Sheet1.E100" svg:x="1.352cm" svg:y="1.325cm" svg:width="15.399cm" svg:height="7.112cm">
          <chartooo:coordinate-region svg:x="3.005cm" svg:y="1.524cm" svg:width="13.466cm" svg:height="6.266cm"/>
          <chart:axis chart:dimension="x" chart:name="primary-x" chart:style-name="ch4">
            <chart:title svg:x="8.61cm" svg:y="8.629cm" chart:style-name="ch5">
              <text:p>Time </text:p>
            </chart:title>
          </chart:axis>
          <chart:axis chart:dimension="y" chart:name="primary-y" chart:style-name="ch4">
            <chart:title svg:x="0.451cm" svg:y="5.891cm" chart:style-name="ch6">
              <text:p>position error</text:p>
            </chart:title>
            <chart:grid chart:style-name="ch7" chart:class="major"/>
          </chart:axis>
          <chart:series chart:style-name="ch8" chart:values-cell-range-address="Sheet1.E1:Sheet1.E100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502030000015807">
                <text:p>0.000000502030000015807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90771999997175">
                <text:p>0.00000190771999997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393982000002069">
                <text:p>0.00000393982000002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619740999985297">
                <text:p>0.00000619740999985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823500000013411">
                <text:p>0.00000823500000013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965051000001438">
                <text:p>0.00000965051000001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01646399999211">
                <text:p>0.0000101646399999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967612999991374">
                <text:p>0.00000967612999991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828169000000045">
                <text:p>0.00000828169000000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625693000011474">
                <text:p>0.00000625693000011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00190000005019">
                <text:p>0.00000400190000005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96209000002945">
                <text:p>0.00000196209000002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540440000085241">
                <text:p>0.000000540440000085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178299999209486">
                <text:p>0.0000000178299999209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497659999876277">
                <text:p>0.000000497659999876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88547999990796">
                <text:p>0.000001885479999907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90757000001685">
                <text:p>0.00000390757000001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616498000005628">
                <text:p>0.00000616498000005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821226000002895">
                <text:p>0.00000821226000002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964541000003649">
                <text:p>0.000009645410000036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101816699999979">
                <text:p>0.0000101816699999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971537999983063">
                <text:p>0.00000971537999983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833886999984657">
                <text:p>0.00000833886999984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632423000013205">
                <text:p>0.00000632423000013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406950000009232">
                <text:p>0.00000406950000009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202010999994506">
                <text:p>0.00000202010999994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58086999987772">
                <text:p>0.00000058086999987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361699998840947">
                <text:p>0.0000000361699998840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49377000022055">
                <text:p>0.000000493770000220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18635799998723">
                <text:p>0.0000018635799998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87544000002293">
                <text:p>0.00000387544000002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613244000002844">
                <text:p>0.0000061324400000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818920999989814">
                <text:p>0.00000818920999989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963986000002137">
                <text:p>0.000009639860000021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01981800000317">
                <text:p>0.00001019818000003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975416000015272">
                <text:p>0.00000975416000015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839574000011112">
                <text:p>0.00000839574000011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639141999991821">
                <text:p>0.00000639141999991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413719999992068">
                <text:p>0.00000413719999992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207841999988467">
                <text:p>0.000002078419999884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621769999931132">
                <text:p>0.000000621769999931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550399998910933">
                <text:p>0.00000005503999989109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490330000157968">
                <text:p>0.000000490330000157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184199000008434">
                <text:p>0.00000184199000008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384344000003978">
                <text:p>0.000003843440000039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609979999999233">
                <text:p>0.00000609979999999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816582999996207">
                <text:p>0.00000816582999996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963383999996736">
                <text:p>0.00000963383999996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02141799998012">
                <text:p>0.0000102141799998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979247999999267">
                <text:p>0.00000979247999999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84522700001255">
                <text:p>0.0000084522700001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645846999991484">
                <text:p>0.000006458469999914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420500999998019">
                <text:p>0.00000420500999998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213705999985159">
                <text:p>0.00000213705999985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0663120000243822">
                <text:p>0.0000006631200002438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00744099999394621">
                <text:p>0.00000007440999993946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0487370000135101">
                <text:p>0.0000004873700001351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82074000010246">
                <text:p>0.00000182074000010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381156000006655">
                <text:p>0.000003811560000066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606704999994712">
                <text:p>0.00000606704999994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814216000000201">
                <text:p>0.000008142160000002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962737000009817">
                <text:p>0.000009627370000098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10229649999971">
                <text:p>0.0000102296499999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983032000001494">
                <text:p>0.00000983032000001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850846999989052">
                <text:p>0.00000850846999989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652539999990154">
                <text:p>0.00000652539999990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42729099998251">
                <text:p>0.0000042729099998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219599999984332">
                <text:p>0.000002195999999843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0704930000150483">
                <text:p>0.000000704930000150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00943000000308558">
                <text:p>0.00000009430000003085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048486999992825">
                <text:p>0.00000048486999992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179982999992667">
                <text:p>0.00000179982999992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377981999988286">
                <text:p>0.000003779819999882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603422000011733">
                <text:p>0.000006034220000117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811816999979342">
                <text:p>0.000008118169999793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962043999996887">
                <text:p>0.000009620439999968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102446200000994">
                <text:p>0.0000102446200000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986768999999832">
                <text:p>0.000009867689999998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856432999984946">
                <text:p>0.000008564329999849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659217999987582">
                <text:p>0.00000659217999987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434091000012238">
                <text:p>0.000004340910000122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225525000008275">
                <text:p>0.000002255250000082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0747190000094378">
                <text:p>0.0000007471900000943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0114699999942403">
                <text:p>0.000000114699999942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0482859999983987">
                <text:p>0.000000482859999983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177926000000106">
                <text:p>0.000001779260000001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374820999993197">
                <text:p>0.000003748209999931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60012800000564">
                <text:p>0.00000600128000005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809388000000411">
                <text:p>0.00000809388000000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961306000002438">
                <text:p>0.000009613060000024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102590599999619">
                <text:p>0.0000102590599999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990457999994199">
                <text:p>0.00000990457999994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861986000000314">
                <text:p>0.000008619860000003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665883999984018">
                <text:p>0.00000665883999984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440898999998218">
                <text:p>0.00000440898999998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231479000012413">
                <text:p>0.00000231479000012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0789910000076333">
                <text:p>0.000000789910000076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0135629999897802">
                <text:p>0.000000135629999897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0481319999856567">
                <text:p>0.000000481319999856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175902000010275">
                <text:p>0.00000175902000010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